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1 4.9.64 #1 SMP Sun Nov 26 09:05:27 IST 2017 x86_64 x86_64" calcext:value-type="string">
            <text:p>Linux host1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5485.0" calcext:value-type="float">
            <text:p>275485.0</text:p>
          </table:table-cell>
          <table:table-cell office:value-type="float" office:value="134.51" calcext:value-type="float">
            <text:p>134.51</text:p>
          </table:table-cell>
          <table:table-cell office:value-type="float" office:value="928.909333632" calcext:value-type="float">
            <text:p>928.90933363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43-15</text:p>
          </table:table-cell>
          <table:table-cell office:value-type="float" office:value="1.52662399529e+12" calcext:value-type="float">
            <text:p>1.52662399529e+12</text:p>
          </table:table-cell>
          <table:table-cell office:value-type="string" calcext:value-type="string">
            <text:p>Fri May 18 11:43:1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8101.0" calcext:value-type="float">
            <text:p>268101.0</text:p>
          </table:table-cell>
          <table:table-cell office:value-type="float" office:value="261.82" calcext:value-type="float">
            <text:p>261.82</text:p>
          </table:table-cell>
          <table:table-cell office:value-type="float" office:value="954.502942069" calcext:value-type="float">
            <text:p>954.50294206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45-26</text:p>
          </table:table-cell>
          <table:table-cell office:value-type="float" office:value="1.5266241264e+12" calcext:value-type="float">
            <text:p>1.5266241264e+12</text:p>
          </table:table-cell>
          <table:table-cell office:value-type="string" calcext:value-type="string">
            <text:p>Fri May 18 11:45:2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4021.0" calcext:value-type="float">
            <text:p>274021.0</text:p>
          </table:table-cell>
          <table:table-cell office:value-type="float" office:value="535.2" calcext:value-type="float">
            <text:p>535.2</text:p>
          </table:table-cell>
          <table:table-cell office:value-type="float" office:value="933.885797154" calcext:value-type="float">
            <text:p>933.88579715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47-37</text:p>
          </table:table-cell>
          <table:table-cell office:value-type="float" office:value="1.52662425752e+12" calcext:value-type="float">
            <text:p>1.52662425752e+12</text:p>
          </table:table-cell>
          <table:table-cell office:value-type="string" calcext:value-type="string">
            <text:p>Fri May 18 11:47:3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2506.0" calcext:value-type="float">
            <text:p>272506.0</text:p>
          </table:table-cell>
          <table:table-cell office:value-type="float" office:value="1064.48" calcext:value-type="float">
            <text:p>1064.48</text:p>
          </table:table-cell>
          <table:table-cell office:value-type="float" office:value="939.089119356" calcext:value-type="float">
            <text:p>939.0891193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49-48</text:p>
          </table:table-cell>
          <table:table-cell office:value-type="float" office:value="1.52662438864e+12" calcext:value-type="float">
            <text:p>1.52662438864e+12</text:p>
          </table:table-cell>
          <table:table-cell office:value-type="string" calcext:value-type="string">
            <text:p>Fri May 18 11:49:4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4009.0" calcext:value-type="float">
            <text:p>234009.0</text:p>
          </table:table-cell>
          <table:table-cell office:value-type="float" office:value="1828.2" calcext:value-type="float">
            <text:p>1828.2</text:p>
          </table:table-cell>
          <table:table-cell office:value-type="float" office:value="1093.59643611" calcext:value-type="float">
            <text:p>1093.5964361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51-59</text:p>
          </table:table-cell>
          <table:table-cell office:value-type="float" office:value="1.52662451976e+12" calcext:value-type="float">
            <text:p>1.52662451976e+12</text:p>
          </table:table-cell>
          <table:table-cell office:value-type="string" calcext:value-type="string">
            <text:p>Fri May 18 11:51:59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9746.0" calcext:value-type="float">
            <text:p>239746.0</text:p>
          </table:table-cell>
          <table:table-cell office:value-type="float" office:value="3746.03" calcext:value-type="float">
            <text:p>3746.03</text:p>
          </table:table-cell>
          <table:table-cell office:value-type="float" office:value="1067.44009457" calcext:value-type="float">
            <text:p>1067.4400945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54-10</text:p>
          </table:table-cell>
          <table:table-cell office:value-type="float" office:value="1.52662465087e+12" calcext:value-type="float">
            <text:p>1.52662465087e+12</text:p>
          </table:table-cell>
          <table:table-cell office:value-type="string" calcext:value-type="string">
            <text:p>Fri May 18 11:54:1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73586.0" calcext:value-type="float">
            <text:p>173586.0</text:p>
          </table:table-cell>
          <table:table-cell office:value-type="float" office:value="5424.56" calcext:value-type="float">
            <text:p>5424.56</text:p>
          </table:table-cell>
          <table:table-cell office:value-type="float" office:value="1474.40120729" calcext:value-type="float">
            <text:p>1474.4012072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56-21</text:p>
          </table:table-cell>
          <table:table-cell office:value-type="float" office:value="1.526624782e+12" calcext:value-type="float">
            <text:p>1.526624782e+12</text:p>
          </table:table-cell>
          <table:table-cell office:value-type="string" calcext:value-type="string">
            <text:p>Fri May 18 11:56:2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6054.0" calcext:value-type="float">
            <text:p>86054.0</text:p>
          </table:table-cell>
          <table:table-cell office:value-type="float" office:value="5378.38" calcext:value-type="float">
            <text:p>5378.38</text:p>
          </table:table-cell>
          <table:table-cell office:value-type="float" office:value="2974.47027052" calcext:value-type="float">
            <text:p>2974.4702705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58-33</text:p>
          </table:table-cell>
          <table:table-cell office:value-type="float" office:value="1.52662491311e+12" calcext:value-type="float">
            <text:p>1.52662491311e+12</text:p>
          </table:table-cell>
          <table:table-cell office:value-type="string" calcext:value-type="string">
            <text:p>Fri May 18 11:58:3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41559.0" calcext:value-type="float">
            <text:p>41559.0</text:p>
          </table:table-cell>
          <table:table-cell office:value-type="float" office:value="5194.93" calcext:value-type="float">
            <text:p>5194.93</text:p>
          </table:table-cell>
          <table:table-cell office:value-type="float" office:value="6159.33002102" calcext:value-type="float">
            <text:p>6159.3300210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00-44</text:p>
          </table:table-cell>
          <table:table-cell office:value-type="float" office:value="1.52662504424e+12" calcext:value-type="float">
            <text:p>1.52662504424e+12</text:p>
          </table:table-cell>
          <table:table-cell office:value-type="string" calcext:value-type="string">
            <text:p>Fri May 18 12:00:4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35937.0" calcext:value-type="float">
            <text:p>1735937.0</text:p>
          </table:table-cell>
          <table:table-cell office:value-type="float" office:value="847.63" calcext:value-type="float">
            <text:p>847.63</text:p>
          </table:table-cell>
          <table:table-cell office:value-type="float" office:value="146.881222569" calcext:value-type="float">
            <text:p>146.88122256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02-55</text:p>
          </table:table-cell>
          <table:table-cell office:value-type="float" office:value="1.52662517536e+12" calcext:value-type="float">
            <text:p>1.52662517536e+12</text:p>
          </table:table-cell>
          <table:table-cell office:value-type="string" calcext:value-type="string">
            <text:p>Fri May 18 12:02:55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85591.0" calcext:value-type="float">
            <text:p>1685591.0</text:p>
          </table:table-cell>
          <table:table-cell office:value-type="float" office:value="1646.09" calcext:value-type="float">
            <text:p>1646.09</text:p>
          </table:table-cell>
          <table:table-cell office:value-type="float" office:value="151.231168317" calcext:value-type="float">
            <text:p>151.23116831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05-06</text:p>
          </table:table-cell>
          <table:table-cell office:value-type="float" office:value="1.52662530649e+12" calcext:value-type="float">
            <text:p>1.52662530649e+12</text:p>
          </table:table-cell>
          <table:table-cell office:value-type="string" calcext:value-type="string">
            <text:p>Fri May 18 12:05:0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43457.0" calcext:value-type="float">
            <text:p>1343457.0</text:p>
          </table:table-cell>
          <table:table-cell office:value-type="float" office:value="2623.94" calcext:value-type="float">
            <text:p>2623.94</text:p>
          </table:table-cell>
          <table:table-cell office:value-type="float" office:value="189.947611993" calcext:value-type="float">
            <text:p>189.94761199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07-17</text:p>
          </table:table-cell>
          <table:table-cell office:value-type="float" office:value="1.52662543759e+12" calcext:value-type="float">
            <text:p>1.52662543759e+12</text:p>
          </table:table-cell>
          <table:table-cell office:value-type="string" calcext:value-type="string">
            <text:p>Fri May 18 12:07:1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499163.0" calcext:value-type="float">
            <text:p>499163.0</text:p>
          </table:table-cell>
          <table:table-cell office:value-type="float" office:value="1949.86" calcext:value-type="float">
            <text:p>1949.86</text:p>
          </table:table-cell>
          <table:table-cell office:value-type="float" office:value="512.214764614" calcext:value-type="float">
            <text:p>512.21476461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09-28</text:p>
          </table:table-cell>
          <table:table-cell office:value-type="float" office:value="1.52662556874e+12" calcext:value-type="float">
            <text:p>1.52662556874e+12</text:p>
          </table:table-cell>
          <table:table-cell office:value-type="string" calcext:value-type="string">
            <text:p>Fri May 18 12:09:2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53836.0" calcext:value-type="float">
            <text:p>253836.0</text:p>
          </table:table-cell>
          <table:table-cell office:value-type="float" office:value="1983.09" calcext:value-type="float">
            <text:p>1983.09</text:p>
          </table:table-cell>
          <table:table-cell office:value-type="float" office:value="1007.70459751" calcext:value-type="float">
            <text:p>1007.7045975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11-39</text:p>
          </table:table-cell>
          <table:table-cell office:value-type="float" office:value="1.52662569987e+12" calcext:value-type="float">
            <text:p>1.52662569987e+12</text:p>
          </table:table-cell>
          <table:table-cell office:value-type="string" calcext:value-type="string">
            <text:p>Fri May 18 12:11:3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45309.0" calcext:value-type="float">
            <text:p>145309.0</text:p>
          </table:table-cell>
          <table:table-cell office:value-type="float" office:value="2270.46" calcext:value-type="float">
            <text:p>2270.46</text:p>
          </table:table-cell>
          <table:table-cell office:value-type="float" office:value="1760.73756547" calcext:value-type="float">
            <text:p>1760.7375654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13-50</text:p>
          </table:table-cell>
          <table:table-cell office:value-type="float" office:value="1.52662583096e+12" calcext:value-type="float">
            <text:p>1.52662583096e+12</text:p>
          </table:table-cell>
          <table:table-cell office:value-type="string" calcext:value-type="string">
            <text:p>Fri May 18 12:13:5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71317.0" calcext:value-type="float">
            <text:p>71317.0</text:p>
          </table:table-cell>
          <table:table-cell office:value-type="float" office:value="2228.66" calcext:value-type="float">
            <text:p>2228.66</text:p>
          </table:table-cell>
          <table:table-cell office:value-type="float" office:value="3587.59725683" calcext:value-type="float">
            <text:p>3587.5972568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16-02</text:p>
          </table:table-cell>
          <table:table-cell office:value-type="float" office:value="1.52662596207e+12" calcext:value-type="float">
            <text:p>1.52662596207e+12</text:p>
          </table:table-cell>
          <table:table-cell office:value-type="string" calcext:value-type="string">
            <text:p>Fri May 18 12:16:0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8313.0" calcext:value-type="float">
            <text:p>38313.0</text:p>
          </table:table-cell>
          <table:table-cell office:value-type="float" office:value="2394.55" calcext:value-type="float">
            <text:p>2394.55</text:p>
          </table:table-cell>
          <table:table-cell office:value-type="float" office:value="6678.11981144" calcext:value-type="float">
            <text:p>6678.1198114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18-13</text:p>
          </table:table-cell>
          <table:table-cell office:value-type="float" office:value="1.52662609321e+12" calcext:value-type="float">
            <text:p>1.52662609321e+12</text:p>
          </table:table-cell>
          <table:table-cell office:value-type="string" calcext:value-type="string">
            <text:p>Fri May 18 12:18:1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0626.0" calcext:value-type="float">
            <text:p>20626.0</text:p>
          </table:table-cell>
          <table:table-cell office:value-type="float" office:value="2578.22" calcext:value-type="float">
            <text:p>2578.22</text:p>
          </table:table-cell>
          <table:table-cell office:value-type="float" office:value="12407.3032441" calcext:value-type="float">
            <text:p>12407.303244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20-24</text:p>
          </table:table-cell>
          <table:table-cell office:value-type="float" office:value="1.52662622433e+12" calcext:value-type="float">
            <text:p>1.52662622433e+12</text:p>
          </table:table-cell>
          <table:table-cell office:value-type="string" calcext:value-type="string">
            <text:p>Fri May 18 12:20:2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4290.0" calcext:value-type="float">
            <text:p>34290.0</text:p>
          </table:table-cell>
          <table:table-cell office:value-type="float" office:value="16.74" calcext:value-type="float">
            <text:p>16.74</text:p>
          </table:table-cell>
          <table:table-cell office:value-type="float" office:value="0.0" calcext:value-type="float">
            <text:p>0.0</text:p>
          </table:table-cell>
          <table:table-cell office:value-type="float" office:value="28.730503444" calcext:value-type="float">
            <text:p>28.730503444</text:p>
          </table:table-cell>
          <table:table-cell office:value-type="string" calcext:value-type="string">
            <text:p>2018-05-18_12-22-35</text:p>
          </table:table-cell>
          <table:table-cell office:value-type="float" office:value="1.52662635538e+12" calcext:value-type="float">
            <text:p>1.52662635538e+12</text:p>
          </table:table-cell>
          <table:table-cell office:value-type="string" calcext:value-type="string">
            <text:p>Fri May 18 12:22:3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469.0" calcext:value-type="float">
            <text:p>33469.0</text:p>
          </table:table-cell>
          <table:table-cell office:value-type="float" office:value="32.68" calcext:value-type="float">
            <text:p>32.68</text:p>
          </table:table-cell>
          <table:table-cell office:value-type="float" office:value="0.0" calcext:value-type="float">
            <text:p>0.0</text:p>
          </table:table-cell>
          <table:table-cell office:value-type="float" office:value="29.441482675" calcext:value-type="float">
            <text:p>29.441482675</text:p>
          </table:table-cell>
          <table:table-cell office:value-type="string" calcext:value-type="string">
            <text:p>2018-05-18_12-24-46</text:p>
          </table:table-cell>
          <table:table-cell office:value-type="float" office:value="1.5266264865e+12" calcext:value-type="float">
            <text:p>1.5266264865e+12</text:p>
          </table:table-cell>
          <table:table-cell office:value-type="string" calcext:value-type="string">
            <text:p>Fri May 18 12:24:4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350.0" calcext:value-type="float">
            <text:p>32350.0</text:p>
          </table:table-cell>
          <table:table-cell office:value-type="float" office:value="63.18" calcext:value-type="float">
            <text:p>63.18</text:p>
          </table:table-cell>
          <table:table-cell office:value-type="float" office:value="0.0" calcext:value-type="float">
            <text:p>0.0</text:p>
          </table:table-cell>
          <table:table-cell office:value-type="float" office:value="30.480761661" calcext:value-type="float">
            <text:p>30.480761661</text:p>
          </table:table-cell>
          <table:table-cell office:value-type="string" calcext:value-type="string">
            <text:p>2018-05-18_12-26-57</text:p>
          </table:table-cell>
          <table:table-cell office:value-type="float" office:value="1.52662661764e+12" calcext:value-type="float">
            <text:p>1.52662661764e+12</text:p>
          </table:table-cell>
          <table:table-cell office:value-type="string" calcext:value-type="string">
            <text:p>Fri May 18 12:26:5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886.0" calcext:value-type="float">
            <text:p>29886.0</text:p>
          </table:table-cell>
          <table:table-cell office:value-type="float" office:value="116.74" calcext:value-type="float">
            <text:p>116.74</text:p>
          </table:table-cell>
          <table:table-cell office:value-type="float" office:value="0.0" calcext:value-type="float">
            <text:p>0.0</text:p>
          </table:table-cell>
          <table:table-cell office:value-type="float" office:value="32.961406224" calcext:value-type="float">
            <text:p>32.961406224</text:p>
          </table:table-cell>
          <table:table-cell office:value-type="string" calcext:value-type="string">
            <text:p>2018-05-18_12-29-08</text:p>
          </table:table-cell>
          <table:table-cell office:value-type="float" office:value="1.52662674874e+12" calcext:value-type="float">
            <text:p>1.52662674874e+12</text:p>
          </table:table-cell>
          <table:table-cell office:value-type="string" calcext:value-type="string">
            <text:p>Fri May 18 12:29:0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387.0" calcext:value-type="float">
            <text:p>19387.0</text:p>
          </table:table-cell>
          <table:table-cell office:value-type="float" office:value="151.46" calcext:value-type="float">
            <text:p>151.46</text:p>
          </table:table-cell>
          <table:table-cell office:value-type="float" office:value="0.0" calcext:value-type="float">
            <text:p>0.0</text:p>
          </table:table-cell>
          <table:table-cell office:value-type="float" office:value="50.727316006" calcext:value-type="float">
            <text:p>50.727316006</text:p>
          </table:table-cell>
          <table:table-cell office:value-type="string" calcext:value-type="string">
            <text:p>2018-05-18_12-31-19</text:p>
          </table:table-cell>
          <table:table-cell office:value-type="float" office:value="1.52662687988e+12" calcext:value-type="float">
            <text:p>1.52662687988e+12</text:p>
          </table:table-cell>
          <table:table-cell office:value-type="string" calcext:value-type="string">
            <text:p>Fri May 18 12:31:1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6190.0" calcext:value-type="float">
            <text:p>16190.0</text:p>
          </table:table-cell>
          <table:table-cell office:value-type="float" office:value="252.96" calcext:value-type="float">
            <text:p>252.96</text:p>
          </table:table-cell>
          <table:table-cell office:value-type="float" office:value="0.0" calcext:value-type="float">
            <text:p>0.0</text:p>
          </table:table-cell>
          <table:table-cell office:value-type="float" office:value="61.046906889" calcext:value-type="float">
            <text:p>61.046906889</text:p>
          </table:table-cell>
          <table:table-cell office:value-type="string" calcext:value-type="string">
            <text:p>2018-05-18_12-33-30</text:p>
          </table:table-cell>
          <table:table-cell office:value-type="float" office:value="1.52662701098e+12" calcext:value-type="float">
            <text:p>1.52662701098e+12</text:p>
          </table:table-cell>
          <table:table-cell office:value-type="string" calcext:value-type="string">
            <text:p>Fri May 18 12:33:3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514.0" calcext:value-type="float">
            <text:p>12514.0</text:p>
          </table:table-cell>
          <table:table-cell office:value-type="float" office:value="391.05" calcext:value-type="float">
            <text:p>391.05</text:p>
          </table:table-cell>
          <table:table-cell office:value-type="float" office:value="0.0" calcext:value-type="float">
            <text:p>0.0</text:p>
          </table:table-cell>
          <table:table-cell office:value-type="float" office:value="79.161758773" calcext:value-type="float">
            <text:p>79.161758773</text:p>
          </table:table-cell>
          <table:table-cell office:value-type="string" calcext:value-type="string">
            <text:p>2018-05-18_12-35-42</text:p>
          </table:table-cell>
          <table:table-cell office:value-type="float" office:value="1.52662714209e+12" calcext:value-type="float">
            <text:p>1.52662714209e+12</text:p>
          </table:table-cell>
          <table:table-cell office:value-type="string" calcext:value-type="string">
            <text:p>Fri May 18 12:35:4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9300.0" calcext:value-type="float">
            <text:p>9300.0</text:p>
          </table:table-cell>
          <table:table-cell office:value-type="float" office:value="581.26" calcext:value-type="float">
            <text:p>581.26</text:p>
          </table:table-cell>
          <table:table-cell office:value-type="float" office:value="0.0" calcext:value-type="float">
            <text:p>0.0</text:p>
          </table:table-cell>
          <table:table-cell office:value-type="float" office:value="106.721313881" calcext:value-type="float">
            <text:p>106.721313881</text:p>
          </table:table-cell>
          <table:table-cell office:value-type="string" calcext:value-type="string">
            <text:p>2018-05-18_12-37-53</text:p>
          </table:table-cell>
          <table:table-cell office:value-type="float" office:value="1.52662727322e+12" calcext:value-type="float">
            <text:p>1.52662727322e+12</text:p>
          </table:table-cell>
          <table:table-cell office:value-type="string" calcext:value-type="string">
            <text:p>Fri May 18 12:37:5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336.0" calcext:value-type="float">
            <text:p>5336.0</text:p>
          </table:table-cell>
          <table:table-cell office:value-type="float" office:value="667.05" calcext:value-type="float">
            <text:p>667.05</text:p>
          </table:table-cell>
          <table:table-cell office:value-type="float" office:value="0.0" calcext:value-type="float">
            <text:p>0.0</text:p>
          </table:table-cell>
          <table:table-cell office:value-type="float" office:value="185.803639249" calcext:value-type="float">
            <text:p>185.803639249</text:p>
          </table:table-cell>
          <table:table-cell office:value-type="string" calcext:value-type="string">
            <text:p>2018-05-18_12-40-04</text:p>
          </table:table-cell>
          <table:table-cell office:value-type="float" office:value="1.52662740432e+12" calcext:value-type="float">
            <text:p>1.52662740432e+12</text:p>
          </table:table-cell>
          <table:table-cell office:value-type="string" calcext:value-type="string">
            <text:p>Fri May 18 12:40:0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877.0" calcext:value-type="float">
            <text:p>22877.0</text:p>
          </table:table-cell>
          <table:table-cell office:value-type="float" office:value="89.37" calcext:value-type="float">
            <text:p>89.37</text:p>
          </table:table-cell>
          <table:table-cell office:value-type="float" office:value="51.761126574" calcext:value-type="float">
            <text:p>51.761126574</text:p>
          </table:table-cell>
          <table:table-cell office:value-type="float" office:value="34.489625787" calcext:value-type="float">
            <text:p>34.489625787</text:p>
          </table:table-cell>
          <table:table-cell office:value-type="string" calcext:value-type="string">
            <text:p>2018-05-18_12-42-15</text:p>
          </table:table-cell>
          <table:table-cell office:value-type="float" office:value="1.52662753542e+12" calcext:value-type="float">
            <text:p>1.52662753542e+12</text:p>
          </table:table-cell>
          <table:table-cell office:value-type="string" calcext:value-type="string">
            <text:p>Fri May 18 12:42:1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3238.0" calcext:value-type="float">
            <text:p>43238.0</text:p>
          </table:table-cell>
          <table:table-cell office:value-type="float" office:value="168.9" calcext:value-type="float">
            <text:p>168.9</text:p>
          </table:table-cell>
          <table:table-cell office:value-type="float" office:value="54.713493957" calcext:value-type="float">
            <text:p>54.713493957</text:p>
          </table:table-cell>
          <table:table-cell office:value-type="float" office:value="36.499057249" calcext:value-type="float">
            <text:p>36.499057249</text:p>
          </table:table-cell>
          <table:table-cell office:value-type="string" calcext:value-type="string">
            <text:p>2018-05-18_12-44-26</text:p>
          </table:table-cell>
          <table:table-cell office:value-type="float" office:value="1.52662766656e+12" calcext:value-type="float">
            <text:p>1.52662766656e+12</text:p>
          </table:table-cell>
          <table:table-cell office:value-type="string" calcext:value-type="string">
            <text:p>Fri May 18 12:44:26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3619.0" calcext:value-type="float">
            <text:p>83619.0</text:p>
          </table:table-cell>
          <table:table-cell office:value-type="float" office:value="326.64" calcext:value-type="float">
            <text:p>326.64</text:p>
          </table:table-cell>
          <table:table-cell office:value-type="float" office:value="58.489862625" calcext:value-type="float">
            <text:p>58.489862625</text:p>
          </table:table-cell>
          <table:table-cell office:value-type="float" office:value="36.043507309" calcext:value-type="float">
            <text:p>36.043507309</text:p>
          </table:table-cell>
          <table:table-cell office:value-type="string" calcext:value-type="string">
            <text:p>2018-05-18_12-46-37</text:p>
          </table:table-cell>
          <table:table-cell office:value-type="float" office:value="1.52662779769e+12" calcext:value-type="float">
            <text:p>1.52662779769e+12</text:p>
          </table:table-cell>
          <table:table-cell office:value-type="string" calcext:value-type="string">
            <text:p>Fri May 18 12:46:37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3441.0" calcext:value-type="float">
            <text:p>153441.0</text:p>
          </table:table-cell>
          <table:table-cell office:value-type="float" office:value="599.38" calcext:value-type="float">
            <text:p>599.38</text:p>
          </table:table-cell>
          <table:table-cell office:value-type="float" office:value="66.889289497" calcext:value-type="float">
            <text:p>66.889289497</text:p>
          </table:table-cell>
          <table:table-cell office:value-type="float" office:value="36.212550239" calcext:value-type="float">
            <text:p>36.212550239</text:p>
          </table:table-cell>
          <table:table-cell office:value-type="string" calcext:value-type="string">
            <text:p>2018-05-18_12-48-48</text:p>
          </table:table-cell>
          <table:table-cell office:value-type="float" office:value="1.52662792882e+12" calcext:value-type="float">
            <text:p>1.52662792882e+12</text:p>
          </table:table-cell>
          <table:table-cell office:value-type="string" calcext:value-type="string">
            <text:p>Fri May 18 12:48:48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1515.0" calcext:value-type="float">
            <text:p>271515.0</text:p>
          </table:table-cell>
          <table:table-cell office:value-type="float" office:value="1060.6" calcext:value-type="float">
            <text:p>1060.6</text:p>
          </table:table-cell>
          <table:table-cell office:value-type="float" office:value="81.122976384" calcext:value-type="float">
            <text:p>81.122976384</text:p>
          </table:table-cell>
          <table:table-cell office:value-type="float" office:value="35.4414213" calcext:value-type="float">
            <text:p>35.4414213</text:p>
          </table:table-cell>
          <table:table-cell office:value-type="string" calcext:value-type="string">
            <text:p>2018-05-18_12-50-59</text:p>
          </table:table-cell>
          <table:table-cell office:value-type="float" office:value="1.52662805996e+12" calcext:value-type="float">
            <text:p>1.52662805996e+12</text:p>
          </table:table-cell>
          <table:table-cell office:value-type="string" calcext:value-type="string">
            <text:p>Fri May 18 12:50:5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1826.0" calcext:value-type="float">
            <text:p>451826.0</text:p>
          </table:table-cell>
          <table:table-cell office:value-type="float" office:value="1764.94" calcext:value-type="float">
            <text:p>1764.94</text:p>
          </table:table-cell>
          <table:table-cell office:value-type="float" office:value="103.703855952" calcext:value-type="float">
            <text:p>103.703855952</text:p>
          </table:table-cell>
          <table:table-cell office:value-type="float" office:value="36.44213025" calcext:value-type="float">
            <text:p>36.44213025</text:p>
          </table:table-cell>
          <table:table-cell office:value-type="string" calcext:value-type="string">
            <text:p>2018-05-18_12-53-11</text:p>
          </table:table-cell>
          <table:table-cell office:value-type="float" office:value="1.52662819107e+12" calcext:value-type="float">
            <text:p>1.52662819107e+12</text:p>
          </table:table-cell>
          <table:table-cell office:value-type="string" calcext:value-type="string">
            <text:p>Fri May 18 12:53:11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9250.0" calcext:value-type="float">
            <text:p>709250.0</text:p>
          </table:table-cell>
          <table:table-cell office:value-type="float" office:value="2770.51" calcext:value-type="float">
            <text:p>2770.51</text:p>
          </table:table-cell>
          <table:table-cell office:value-type="float" office:value="138.806770592" calcext:value-type="float">
            <text:p>138.806770592</text:p>
          </table:table-cell>
          <table:table-cell office:value-type="float" office:value="40.126867932" calcext:value-type="float">
            <text:p>40.126867932</text:p>
          </table:table-cell>
          <table:table-cell office:value-type="string" calcext:value-type="string">
            <text:p>2018-05-18_12-55-22</text:p>
          </table:table-cell>
          <table:table-cell office:value-type="float" office:value="1.52662832222e+12" calcext:value-type="float">
            <text:p>1.52662832222e+12</text:p>
          </table:table-cell>
          <table:table-cell office:value-type="string" calcext:value-type="string">
            <text:p>Fri May 18 12:55:22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640.0" calcext:value-type="float">
            <text:p>17640.0</text:p>
          </table:table-cell>
          <table:table-cell office:value-type="float" office:value="68.91" calcext:value-type="float">
            <text:p>68.91</text:p>
          </table:table-cell>
          <table:table-cell office:value-type="float" office:value="55.996815297" calcext:value-type="float">
            <text:p>55.99681529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57-33</text:p>
          </table:table-cell>
          <table:table-cell office:value-type="float" office:value="1.52662845328e+12" calcext:value-type="float">
            <text:p>1.52662845328e+12</text:p>
          </table:table-cell>
          <table:table-cell office:value-type="string" calcext:value-type="string">
            <text:p>Fri May 18 12:57:3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7155.0" calcext:value-type="float">
            <text:p>37155.0</text:p>
          </table:table-cell>
          <table:table-cell office:value-type="float" office:value="145.14" calcext:value-type="float">
            <text:p>145.14</text:p>
          </table:table-cell>
          <table:table-cell office:value-type="float" office:value="53.357248547" calcext:value-type="float">
            <text:p>53.35724854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59-44</text:p>
          </table:table-cell>
          <table:table-cell office:value-type="float" office:value="1.52662858442e+12" calcext:value-type="float">
            <text:p>1.52662858442e+12</text:p>
          </table:table-cell>
          <table:table-cell office:value-type="string" calcext:value-type="string">
            <text:p>Fri May 18 12:59:4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70057.0" calcext:value-type="float">
            <text:p>70057.0</text:p>
          </table:table-cell>
          <table:table-cell office:value-type="float" office:value="273.66" calcext:value-type="float">
            <text:p>273.66</text:p>
          </table:table-cell>
          <table:table-cell office:value-type="float" office:value="56.527235837" calcext:value-type="float">
            <text:p>56.52723583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3-01-55</text:p>
          </table:table-cell>
          <table:table-cell office:value-type="float" office:value="1.52662871553e+12" calcext:value-type="float">
            <text:p>1.52662871553e+12</text:p>
          </table:table-cell>
          <table:table-cell office:value-type="string" calcext:value-type="string">
            <text:p>Fri May 18 13:01:55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43564.0" calcext:value-type="float">
            <text:p>143564.0</text:p>
          </table:table-cell>
          <table:table-cell office:value-type="float" office:value="560.8" calcext:value-type="float">
            <text:p>560.8</text:p>
          </table:table-cell>
          <table:table-cell office:value-type="float" office:value="55.197085684" calcext:value-type="float">
            <text:p>55.1970856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3-04-06</text:p>
          </table:table-cell>
          <table:table-cell office:value-type="float" office:value="1.52662884665e+12" calcext:value-type="float">
            <text:p>1.52662884665e+12</text:p>
          </table:table-cell>
          <table:table-cell office:value-type="string" calcext:value-type="string">
            <text:p>Fri May 18 13:04:06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90740.0" calcext:value-type="float">
            <text:p>290740.0</text:p>
          </table:table-cell>
          <table:table-cell office:value-type="float" office:value="1135.7" calcext:value-type="float">
            <text:p>1135.7</text:p>
          </table:table-cell>
          <table:table-cell office:value-type="float" office:value="54.481697472" calcext:value-type="float">
            <text:p>54.4816974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3-06-17</text:p>
          </table:table-cell>
          <table:table-cell office:value-type="float" office:value="1.52662897779e+12" calcext:value-type="float">
            <text:p>1.52662897779e+12</text:p>
          </table:table-cell>
          <table:table-cell office:value-type="string" calcext:value-type="string">
            <text:p>Fri May 18 13:06:17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60989.0" calcext:value-type="float">
            <text:p>560989.0</text:p>
          </table:table-cell>
          <table:table-cell office:value-type="float" office:value="2191.36" calcext:value-type="float">
            <text:p>2191.36</text:p>
          </table:table-cell>
          <table:table-cell office:value-type="float" office:value="56.415244707" calcext:value-type="float">
            <text:p>56.41524470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3-08-28</text:p>
          </table:table-cell>
          <table:table-cell office:value-type="float" office:value="1.52662910891e+12" calcext:value-type="float">
            <text:p>1.52662910891e+12</text:p>
          </table:table-cell>
          <table:table-cell office:value-type="string" calcext:value-type="string">
            <text:p>Fri May 18 13:08:28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54199.0" calcext:value-type="float">
            <text:p>954199.0</text:p>
          </table:table-cell>
          <table:table-cell office:value-type="float" office:value="3727.34" calcext:value-type="float">
            <text:p>3727.34</text:p>
          </table:table-cell>
          <table:table-cell office:value-type="float" office:value="66.28414762" calcext:value-type="float">
            <text:p>66.2841476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3-10-40</text:p>
          </table:table-cell>
          <table:table-cell office:value-type="float" office:value="1.52662924009e+12" calcext:value-type="float">
            <text:p>1.52662924009e+12</text:p>
          </table:table-cell>
          <table:table-cell office:value-type="string" calcext:value-type="string">
            <text:p>Fri May 18 13:10:40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005.0" calcext:value-type="float">
            <text:p>30005.0</text:p>
          </table:table-cell>
          <table:table-cell office:value-type="float" office:value="117.21" calcext:value-type="float">
            <text:p>117.21</text:p>
          </table:table-cell>
          <table:table-cell office:value-type="float" office:value="0.0" calcext:value-type="float">
            <text:p>0.0</text:p>
          </table:table-cell>
          <table:table-cell office:value-type="float" office:value="32.85134288" calcext:value-type="float">
            <text:p>32.85134288</text:p>
          </table:table-cell>
          <table:table-cell office:value-type="string" calcext:value-type="string">
            <text:p>2018-05-18_13-12-51</text:p>
          </table:table-cell>
          <table:table-cell office:value-type="float" office:value="1.52662937112e+12" calcext:value-type="float">
            <text:p>1.52662937112e+12</text:p>
          </table:table-cell>
          <table:table-cell office:value-type="string" calcext:value-type="string">
            <text:p>Fri May 18 13:12:51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8605.0" calcext:value-type="float">
            <text:p>58605.0</text:p>
          </table:table-cell>
          <table:table-cell office:value-type="float" office:value="228.93" calcext:value-type="float">
            <text:p>228.93</text:p>
          </table:table-cell>
          <table:table-cell office:value-type="float" office:value="0.0" calcext:value-type="float">
            <text:p>0.0</text:p>
          </table:table-cell>
          <table:table-cell office:value-type="float" office:value="33.616281389" calcext:value-type="float">
            <text:p>33.616281389</text:p>
          </table:table-cell>
          <table:table-cell office:value-type="string" calcext:value-type="string">
            <text:p>2018-05-18_13-15-02</text:p>
          </table:table-cell>
          <table:table-cell office:value-type="float" office:value="1.52662950222e+12" calcext:value-type="float">
            <text:p>1.52662950222e+12</text:p>
          </table:table-cell>
          <table:table-cell office:value-type="string" calcext:value-type="string">
            <text:p>Fri May 18 13:15:02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4018.0" calcext:value-type="float">
            <text:p>114018.0</text:p>
          </table:table-cell>
          <table:table-cell office:value-type="float" office:value="445.38" calcext:value-type="float">
            <text:p>445.38</text:p>
          </table:table-cell>
          <table:table-cell office:value-type="float" office:value="0.0" calcext:value-type="float">
            <text:p>0.0</text:p>
          </table:table-cell>
          <table:table-cell office:value-type="float" office:value="34.57784105" calcext:value-type="float">
            <text:p>34.57784105</text:p>
          </table:table-cell>
          <table:table-cell office:value-type="string" calcext:value-type="string">
            <text:p>2018-05-18_13-17-13</text:p>
          </table:table-cell>
          <table:table-cell office:value-type="float" office:value="1.52662963333e+12" calcext:value-type="float">
            <text:p>1.52662963333e+12</text:p>
          </table:table-cell>
          <table:table-cell office:value-type="string" calcext:value-type="string">
            <text:p>Fri May 18 13:17:13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7139.0" calcext:value-type="float">
            <text:p>227139.0</text:p>
          </table:table-cell>
          <table:table-cell office:value-type="float" office:value="887.26" calcext:value-type="float">
            <text:p>887.26</text:p>
          </table:table-cell>
          <table:table-cell office:value-type="float" office:value="0.0" calcext:value-type="float">
            <text:p>0.0</text:p>
          </table:table-cell>
          <table:table-cell office:value-type="float" office:value="34.65658929" calcext:value-type="float">
            <text:p>34.65658929</text:p>
          </table:table-cell>
          <table:table-cell office:value-type="string" calcext:value-type="string">
            <text:p>2018-05-18_13-19-24</text:p>
          </table:table-cell>
          <table:table-cell office:value-type="float" office:value="1.52662976444e+12" calcext:value-type="float">
            <text:p>1.52662976444e+12</text:p>
          </table:table-cell>
          <table:table-cell office:value-type="string" calcext:value-type="string">
            <text:p>Fri May 18 13:19:24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61687.0" calcext:value-type="float">
            <text:p>461687.0</text:p>
          </table:table-cell>
          <table:table-cell office:value-type="float" office:value="1803.46" calcext:value-type="float">
            <text:p>1803.46</text:p>
          </table:table-cell>
          <table:table-cell office:value-type="float" office:value="0.0" calcext:value-type="float">
            <text:p>0.0</text:p>
          </table:table-cell>
          <table:table-cell office:value-type="float" office:value="34.08288786" calcext:value-type="float">
            <text:p>34.08288786</text:p>
          </table:table-cell>
          <table:table-cell office:value-type="string" calcext:value-type="string">
            <text:p>2018-05-18_13-21-35</text:p>
          </table:table-cell>
          <table:table-cell office:value-type="float" office:value="1.52662989557e+12" calcext:value-type="float">
            <text:p>1.52662989557e+12</text:p>
          </table:table-cell>
          <table:table-cell office:value-type="string" calcext:value-type="string">
            <text:p>Fri May 18 13:21:35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93481.0" calcext:value-type="float">
            <text:p>793481.0</text:p>
          </table:table-cell>
          <table:table-cell office:value-type="float" office:value="3099.53" calcext:value-type="float">
            <text:p>3099.53</text:p>
          </table:table-cell>
          <table:table-cell office:value-type="float" office:value="0.0" calcext:value-type="float">
            <text:p>0.0</text:p>
          </table:table-cell>
          <table:table-cell office:value-type="float" office:value="39.643854651" calcext:value-type="float">
            <text:p>39.643854651</text:p>
          </table:table-cell>
          <table:table-cell office:value-type="string" calcext:value-type="string">
            <text:p>2018-05-18_13-23-46</text:p>
          </table:table-cell>
          <table:table-cell office:value-type="float" office:value="1.52663002668e+12" calcext:value-type="float">
            <text:p>1.52663002668e+12</text:p>
          </table:table-cell>
          <table:table-cell office:value-type="string" calcext:value-type="string">
            <text:p>Fri May 18 13:23:46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090144.0" calcext:value-type="float">
            <text:p>1090144.0</text:p>
          </table:table-cell>
          <table:table-cell office:value-type="float" office:value="4258.38" calcext:value-type="float">
            <text:p>4258.38</text:p>
          </table:table-cell>
          <table:table-cell office:value-type="float" office:value="0.0" calcext:value-type="float">
            <text:p>0.0</text:p>
          </table:table-cell>
          <table:table-cell office:value-type="float" office:value="57.842781443" calcext:value-type="float">
            <text:p>57.842781443</text:p>
          </table:table-cell>
          <table:table-cell office:value-type="string" calcext:value-type="string">
            <text:p>2018-05-18_13-25-57</text:p>
          </table:table-cell>
          <table:table-cell office:value-type="float" office:value="1.52663015785e+12" calcext:value-type="float">
            <text:p>1.52663015785e+12</text:p>
          </table:table-cell>
          <table:table-cell office:value-type="string" calcext:value-type="string">
            <text:p>Fri May 18 13:25:57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8.896" calcext:value-type="float">
            <text:p>8.896</text:p>
          </table:table-cell>
          <table:table-cell office:value-type="float" office:value="0.999999271423" calcext:value-type="float">
            <text:p>0.999999271423</text:p>
          </table:table-cell>
          <table:table-cell office:value-type="float" office:value="0.382" calcext:value-type="float">
            <text:p>0.382</text:p>
          </table:table-cell>
          <table:table-cell office:value-type="float" office:value="0.99999927155" calcext:value-type="float">
            <text:p>0.99999927155</text:p>
          </table:table-cell>
          <table:table-cell office:value-type="string" calcext:value-type="string">
            <text:p/>
          </table:table-cell>
          <table:table-cell office:value-type="float" office:value="1.272" calcext:value-type="float">
            <text:p>1.272</text:p>
          </table:table-cell>
          <table:table-cell office:value-type="float" office:value="0.999999800668" calcext:value-type="float">
            <text:p>0.999999800668</text:p>
          </table:table-cell>
          <table:table-cell office:value-type="float" office:value="0.382" calcext:value-type="float">
            <text:p>0.382</text:p>
          </table:table-cell>
          <table:table-cell office:value-type="float" office:value="0.9999998007" calcext:value-type="float">
            <text:p>0.9999998007</text:p>
          </table:table-cell>
          <table:table-cell office:value-type="string" calcext:value-type="string">
            <text:p/>
          </table:table-cell>
          <table:table-cell office:value-type="float" office:value="2.384" calcext:value-type="float">
            <text:p>2.384</text:p>
          </table:table-cell>
          <table:table-cell office:value-type="float" office:value="0.999999938612" calcext:value-type="float">
            <text:p>0.999999938612</text:p>
          </table:table-cell>
          <table:table-cell office:value-type="float" office:value="0.442" calcext:value-type="float">
            <text:p>0.442</text:p>
          </table:table-cell>
          <table:table-cell office:value-type="float" office:value="0.999999938622" calcext:value-type="float">
            <text:p>0.999999938622</text:p>
          </table:table-cell>
          <table:table-cell office:value-type="string" calcext:value-type="string">
            <text:p/>
          </table:table-cell>
          <table:table-cell office:value-type="float" office:value="3.184" calcext:value-type="float">
            <text:p>3.184</text:p>
          </table:table-cell>
          <table:table-cell office:value-type="float" office:value="0.999999963107" calcext:value-type="float">
            <text:p>0.999999963107</text:p>
          </table:table-cell>
          <table:table-cell office:value-type="float" office:value="0.466" calcext:value-type="float">
            <text:p>0.466</text:p>
          </table:table-cell>
          <table:table-cell office:value-type="float" office:value="0.99999996312" calcext:value-type="float">
            <text:p>0.99999996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999998542847" calcext:value-type="float">
            <text:p>0.999998542847</text:p>
          </table:table-cell>
          <table:table-cell office:value-type="float" office:value="0.398" calcext:value-type="float">
            <text:p>0.398</text:p>
          </table:table-cell>
          <table:table-cell office:value-type="float" office:value="0.9999985431" calcext:value-type="float">
            <text:p>0.9999985431</text:p>
          </table:table-cell>
          <table:table-cell office:value-type="string" calcext:value-type="string">
            <text:p/>
          </table:table-cell>
          <table:table-cell office:value-type="float" office:value="15.04" calcext:value-type="float">
            <text:p>15.04</text:p>
          </table:table-cell>
          <table:table-cell office:value-type="float" office:value="0.999999601336" calcext:value-type="float">
            <text:p>0.999999601336</text:p>
          </table:table-cell>
          <table:table-cell office:value-type="float" office:value="0.414" calcext:value-type="float">
            <text:p>0.414</text:p>
          </table:table-cell>
          <table:table-cell office:value-type="float" office:value="0.999999601401" calcext:value-type="float">
            <text:p>0.999999601401</text:p>
          </table:table-cell>
          <table:table-cell office:value-type="string" calcext:value-type="string">
            <text:p/>
          </table:table-cell>
          <table:table-cell office:value-type="float" office:value="8.16" calcext:value-type="float">
            <text:p>8.16</text:p>
          </table:table-cell>
          <table:table-cell office:value-type="float" office:value="0.999999877223" calcext:value-type="float">
            <text:p>0.999999877223</text:p>
          </table:table-cell>
          <table:table-cell office:value-type="float" office:value="0.74" calcext:value-type="float">
            <text:p>0.74</text:p>
          </table:table-cell>
          <table:table-cell office:value-type="float" office:value="0.999999877245" calcext:value-type="float">
            <text:p>0.999999877245</text:p>
          </table:table-cell>
          <table:table-cell office:value-type="string" calcext:value-type="string">
            <text:p/>
          </table:table-cell>
          <table:table-cell office:value-type="float" office:value="6.752" calcext:value-type="float">
            <text:p>6.752</text:p>
          </table:table-cell>
          <table:table-cell office:value-type="float" office:value="0.999999926214" calcext:value-type="float">
            <text:p>0.999999926214</text:p>
          </table:table-cell>
          <table:table-cell office:value-type="float" office:value="0.486" calcext:value-type="float">
            <text:p>0.486</text:p>
          </table:table-cell>
          <table:table-cell office:value-type="float" office:value="0.99999992624" calcext:value-type="float">
            <text:p>0.99999992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.144" calcext:value-type="float">
            <text:p>14.144</text:p>
          </table:table-cell>
          <table:table-cell office:value-type="float" office:value="0.99999781427" calcext:value-type="float">
            <text:p>0.99999781427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999781465" calcext:value-type="float">
            <text:p>0.99999781465</text:p>
          </table:table-cell>
          <table:table-cell office:value-type="string" calcext:value-type="string">
            <text:p/>
          </table:table-cell>
          <table:table-cell office:value-type="float" office:value="15.936" calcext:value-type="float">
            <text:p>15.936</text:p>
          </table:table-cell>
          <table:table-cell office:value-type="float" office:value="0.999999402004" calcext:value-type="float">
            <text:p>0.999999402004</text:p>
          </table:table-cell>
          <table:table-cell office:value-type="float" office:value="0.426" calcext:value-type="float">
            <text:p>0.426</text:p>
          </table:table-cell>
          <table:table-cell office:value-type="float" office:value="0.999999402101" calcext:value-type="float">
            <text:p>0.999999402101</text:p>
          </table:table-cell>
          <table:table-cell office:value-type="string" calcext:value-type="string">
            <text:p/>
          </table:table-cell>
          <table:table-cell office:value-type="float" office:value="16.512" calcext:value-type="float">
            <text:p>16.512</text:p>
          </table:table-cell>
          <table:table-cell office:value-type="float" office:value="0.999999815835" calcext:value-type="float">
            <text:p>0.999999815835</text:p>
          </table:table-cell>
          <table:table-cell office:value-type="float" office:value="1.768" calcext:value-type="float">
            <text:p>1.768</text:p>
          </table:table-cell>
          <table:table-cell office:value-type="float" office:value="0.999999815867" calcext:value-type="float">
            <text:p>0.999999815867</text:p>
          </table:table-cell>
          <table:table-cell office:value-type="string" calcext:value-type="string">
            <text:p/>
          </table:table-cell>
          <table:table-cell office:value-type="float" office:value="10.048" calcext:value-type="float">
            <text:p>10.048</text:p>
          </table:table-cell>
          <table:table-cell office:value-type="float" office:value="0.999999889321" calcext:value-type="float">
            <text:p>0.999999889321</text:p>
          </table:table-cell>
          <table:table-cell office:value-type="float" office:value="0.652" calcext:value-type="float">
            <text:p>0.652</text:p>
          </table:table-cell>
          <table:table-cell office:value-type="float" office:value="0.99999988936" calcext:value-type="float">
            <text:p>0.99999988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999996357116" calcext:value-type="float">
            <text:p>0.999996357116</text:p>
          </table:table-cell>
          <table:table-cell office:value-type="float" office:value="1.72" calcext:value-type="float">
            <text:p>1.72</text:p>
          </table:table-cell>
          <table:table-cell office:value-type="float" office:value="0.9999970862" calcext:value-type="float">
            <text:p>0.9999970862</text:p>
          </table:table-cell>
          <table:table-cell office:value-type="string" calcext:value-type="string">
            <text:p/>
          </table:table-cell>
          <table:table-cell office:value-type="float" office:value="19.072" calcext:value-type="float">
            <text:p>19.072</text:p>
          </table:table-cell>
          <table:table-cell office:value-type="float" office:value="0.999999202671" calcext:value-type="float">
            <text:p>0.999999202671</text:p>
          </table:table-cell>
          <table:table-cell office:value-type="float" office:value="0.438" calcext:value-type="float">
            <text:p>0.438</text:p>
          </table:table-cell>
          <table:table-cell office:value-type="float" office:value="0.999999202802" calcext:value-type="float">
            <text:p>0.999999202802</text:p>
          </table:table-cell>
          <table:table-cell office:value-type="string" calcext:value-type="string">
            <text:p/>
          </table:table-cell>
          <table:table-cell office:value-type="float" office:value="17.024" calcext:value-type="float">
            <text:p>17.024</text:p>
          </table:table-cell>
          <table:table-cell office:value-type="float" office:value="0.999999754447" calcext:value-type="float">
            <text:p>0.999999754447</text:p>
          </table:table-cell>
          <table:table-cell office:value-type="float" office:value="2.024" calcext:value-type="float">
            <text:p>2.024</text:p>
          </table:table-cell>
          <table:table-cell office:value-type="float" office:value="0.999999754489" calcext:value-type="float">
            <text:p>0.999999754489</text:p>
          </table:table-cell>
          <table:table-cell office:value-type="string" calcext:value-type="string">
            <text:p/>
          </table:table-cell>
          <table:table-cell office:value-type="float" office:value="12.992" calcext:value-type="float">
            <text:p>12.992</text:p>
          </table:table-cell>
          <table:table-cell office:value-type="float" office:value="0.999999852428" calcext:value-type="float">
            <text:p>0.999999852428</text:p>
          </table:table-cell>
          <table:table-cell office:value-type="float" office:value="0.684" calcext:value-type="float">
            <text:p>0.684</text:p>
          </table:table-cell>
          <table:table-cell office:value-type="float" office:value="0.99999985248" calcext:value-type="float">
            <text:p>0.999999852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.999991985656" calcext:value-type="float">
            <text:p>0.999991985656</text:p>
          </table:table-cell>
          <table:table-cell office:value-type="float" office:value="2.224" calcext:value-type="float">
            <text:p>2.224</text:p>
          </table:table-cell>
          <table:table-cell office:value-type="float" office:value="0.99999635775" calcext:value-type="float">
            <text:p>0.99999635775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8804007" calcext:value-type="float">
            <text:p>0.999998804007</text:p>
          </table:table-cell>
          <table:table-cell office:value-type="float" office:value="0.454" calcext:value-type="float">
            <text:p>0.454</text:p>
          </table:table-cell>
          <table:table-cell office:value-type="float" office:value="0.999999003502" calcext:value-type="float">
            <text:p>0.999999003502</text:p>
          </table:table-cell>
          <table:table-cell office:value-type="string" calcext:value-type="string">
            <text:p/>
          </table:table-cell>
          <table:table-cell office:value-type="float" office:value="18.304" calcext:value-type="float">
            <text:p>18.304</text:p>
          </table:table-cell>
          <table:table-cell office:value-type="float" office:value="0.999999693058" calcext:value-type="float">
            <text:p>0.999999693058</text:p>
          </table:table-cell>
          <table:table-cell office:value-type="float" office:value="2.192" calcext:value-type="float">
            <text:p>2.192</text:p>
          </table:table-cell>
          <table:table-cell office:value-type="float" office:value="0.999999693112" calcext:value-type="float">
            <text:p>0.999999693112</text:p>
          </table:table-cell>
          <table:table-cell office:value-type="string" calcext:value-type="string">
            <text:p/>
          </table:table-cell>
          <table:table-cell office:value-type="float" office:value="13.248" calcext:value-type="float">
            <text:p>13.248</text:p>
          </table:table-cell>
          <table:table-cell office:value-type="float" office:value="0.999999815535" calcext:value-type="float">
            <text:p>0.999999815535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99998156" calcext:value-type="float">
            <text:p>0.9999998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90528502" calcext:value-type="float">
            <text:p>0.999990528502</text:p>
          </table:table-cell>
          <table:table-cell office:value-type="float" office:value="2.288" calcext:value-type="float">
            <text:p>2.288</text:p>
          </table:table-cell>
          <table:table-cell office:value-type="float" office:value="0.999995629301" calcext:value-type="float">
            <text:p>0.999995629301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8604675" calcext:value-type="float">
            <text:p>0.999998604675</text:p>
          </table:table-cell>
          <table:table-cell office:value-type="float" office:value="0.588" calcext:value-type="float">
            <text:p>0.588</text:p>
          </table:table-cell>
          <table:table-cell office:value-type="float" office:value="0.999998804203" calcext:value-type="float">
            <text:p>0.999998804203</text:p>
          </table:table-cell>
          <table:table-cell office:value-type="string" calcext:value-type="string">
            <text:p/>
          </table:table-cell>
          <table:table-cell office:value-type="float" office:value="18.56" calcext:value-type="float">
            <text:p>18.56</text:p>
          </table:table-cell>
          <table:table-cell office:value-type="float" office:value="0.99999963167" calcext:value-type="float">
            <text:p>0.99999963167</text:p>
          </table:table-cell>
          <table:table-cell office:value-type="float" office:value="3.536" calcext:value-type="float">
            <text:p>3.536</text:p>
          </table:table-cell>
          <table:table-cell office:value-type="float" office:value="0.999999631734" calcext:value-type="float">
            <text:p>0.999999631734</text:p>
          </table:table-cell>
          <table:table-cell office:value-type="string" calcext:value-type="string">
            <text:p/>
          </table:table-cell>
          <table:table-cell office:value-type="float" office:value="14.272" calcext:value-type="float">
            <text:p>14.272</text:p>
          </table:table-cell>
          <table:table-cell office:value-type="float" office:value="0.999999778642" calcext:value-type="float">
            <text:p>0.999999778642</text:p>
          </table:table-cell>
          <table:table-cell office:value-type="float" office:value="0.924" calcext:value-type="float">
            <text:p>0.924</text:p>
          </table:table-cell>
          <table:table-cell office:value-type="float" office:value="0.99999977872" calcext:value-type="float">
            <text:p>0.99999977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168" calcext:value-type="float">
            <text:p>23.168</text:p>
          </table:table-cell>
          <table:table-cell office:value-type="float" office:value="0.999988342772" calcext:value-type="float">
            <text:p>0.999988342772</text:p>
          </table:table-cell>
          <table:table-cell office:value-type="float" office:value="2.384" calcext:value-type="float">
            <text:p>2.384</text:p>
          </table:table-cell>
          <table:table-cell office:value-type="float" office:value="0.999994900851" calcext:value-type="float">
            <text:p>0.999994900851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8405343" calcext:value-type="float">
            <text:p>0.999998405343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998604903" calcext:value-type="float">
            <text:p>0.999998604903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9570282" calcext:value-type="float">
            <text:p>0.999999570282</text:p>
          </table:table-cell>
          <table:table-cell office:value-type="float" office:value="5.856" calcext:value-type="float">
            <text:p>5.856</text:p>
          </table:table-cell>
          <table:table-cell office:value-type="float" office:value="0.999999508979" calcext:value-type="float">
            <text:p>0.999999508979</text:p>
          </table:table-cell>
          <table:table-cell office:value-type="string" calcext:value-type="string">
            <text:p/>
          </table:table-cell>
          <table:table-cell office:value-type="float" office:value="16.512" calcext:value-type="float">
            <text:p>16.512</text:p>
          </table:table-cell>
          <table:table-cell office:value-type="float" office:value="0.999999741749" calcext:value-type="float">
            <text:p>0.999999741749</text:p>
          </table:table-cell>
          <table:table-cell office:value-type="float" office:value="1.816" calcext:value-type="float">
            <text:p>1.816</text:p>
          </table:table-cell>
          <table:table-cell office:value-type="float" office:value="0.99999974184" calcext:value-type="float">
            <text:p>0.99999974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85428465" calcext:value-type="float">
            <text:p>0.999985428465</text:p>
          </table:table-cell>
          <table:table-cell office:value-type="float" office:value="4.256" calcext:value-type="float">
            <text:p>4.256</text:p>
          </table:table-cell>
          <table:table-cell office:value-type="float" office:value="0.999994172401" calcext:value-type="float">
            <text:p>0.999994172401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7608014" calcext:value-type="float">
            <text:p>0.999997608014</text:p>
          </table:table-cell>
          <table:table-cell office:value-type="float" office:value="1.464" calcext:value-type="float">
            <text:p>1.464</text:p>
          </table:table-cell>
          <table:table-cell office:value-type="float" office:value="0.999998206304" calcext:value-type="float">
            <text:p>0.999998206304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9508893" calcext:value-type="float">
            <text:p>0.999999508893</text:p>
          </table:table-cell>
          <table:table-cell office:value-type="float" office:value="6.112" calcext:value-type="float">
            <text:p>6.112</text:p>
          </table:table-cell>
          <table:table-cell office:value-type="float" office:value="0.999999447601" calcext:value-type="float">
            <text:p>0.999999447601</text:p>
          </table:table-cell>
          <table:table-cell office:value-type="string" calcext:value-type="string">
            <text:p/>
          </table:table-cell>
          <table:table-cell office:value-type="float" office:value="18.56" calcext:value-type="float">
            <text:p>18.56</text:p>
          </table:table-cell>
          <table:table-cell office:value-type="float" office:value="0.999999667963" calcext:value-type="float">
            <text:p>0.999999667963</text:p>
          </table:table-cell>
          <table:table-cell office:value-type="float" office:value="1.96" calcext:value-type="float">
            <text:p>1.96</text:p>
          </table:table-cell>
          <table:table-cell office:value-type="float" office:value="0.99999970496" calcext:value-type="float">
            <text:p>0.99999970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81785581" calcext:value-type="float">
            <text:p>0.999981785581</text:p>
          </table:table-cell>
          <table:table-cell office:value-type="float" office:value="4.384" calcext:value-type="float">
            <text:p>4.384</text:p>
          </table:table-cell>
          <table:table-cell office:value-type="float" office:value="0.999993443951" calcext:value-type="float">
            <text:p>0.999993443951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7010018" calcext:value-type="float">
            <text:p>0.999997010018</text:p>
          </table:table-cell>
          <table:table-cell office:value-type="float" office:value="2.224" calcext:value-type="float">
            <text:p>2.224</text:p>
          </table:table-cell>
          <table:table-cell office:value-type="float" office:value="0.999998007005" calcext:value-type="float">
            <text:p>0.999998007005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9386117" calcext:value-type="float">
            <text:p>0.999999386117</text:p>
          </table:table-cell>
          <table:table-cell office:value-type="float" office:value="6.176" calcext:value-type="float">
            <text:p>6.176</text:p>
          </table:table-cell>
          <table:table-cell office:value-type="float" office:value="0.999999324846" calcext:value-type="float">
            <text:p>0.999999324846</text:p>
          </table:table-cell>
          <table:table-cell office:value-type="string" calcext:value-type="string">
            <text:p/>
          </table:table-cell>
          <table:table-cell office:value-type="float" office:value="19.328" calcext:value-type="float">
            <text:p>19.328</text:p>
          </table:table-cell>
          <table:table-cell office:value-type="float" office:value="0.99999963107" calcext:value-type="float">
            <text:p>0.99999963107</text:p>
          </table:table-cell>
          <table:table-cell office:value-type="float" office:value="2.448" calcext:value-type="float">
            <text:p>2.448</text:p>
          </table:table-cell>
          <table:table-cell office:value-type="float" office:value="0.99999966808" calcext:value-type="float">
            <text:p>0.99999966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78871274" calcext:value-type="float">
            <text:p>0.999978871274</text:p>
          </table:table-cell>
          <table:table-cell office:value-type="float" office:value="4.64" calcext:value-type="float">
            <text:p>4.64</text:p>
          </table:table-cell>
          <table:table-cell office:value-type="float" office:value="0.999992715501" calcext:value-type="float">
            <text:p>0.999992715501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6810685" calcext:value-type="float">
            <text:p>0.999996810685</text:p>
          </table:table-cell>
          <table:table-cell office:value-type="float" office:value="4.128" calcext:value-type="float">
            <text:p>4.128</text:p>
          </table:table-cell>
          <table:table-cell office:value-type="float" office:value="0.999997807705" calcext:value-type="float">
            <text:p>0.999997807705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926334" calcext:value-type="float">
            <text:p>0.99999926334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99140713" calcext:value-type="float">
            <text:p>0.999999140713</text:p>
          </table:table-cell>
          <table:table-cell office:value-type="string" calcext:value-type="string">
            <text:p/>
          </table:table-cell>
          <table:table-cell office:value-type="float" office:value="19.584" calcext:value-type="float">
            <text:p>19.584</text:p>
          </table:table-cell>
          <table:table-cell office:value-type="float" office:value="0.999999557285" calcext:value-type="float">
            <text:p>0.999999557285</text:p>
          </table:table-cell>
          <table:table-cell office:value-type="float" office:value="3.12" calcext:value-type="float">
            <text:p>3.12</text:p>
          </table:table-cell>
          <table:table-cell office:value-type="float" office:value="0.9999996312" calcext:value-type="float">
            <text:p>0.9999996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75228391" calcext:value-type="float">
            <text:p>0.999975228391</text:p>
          </table:table-cell>
          <table:table-cell office:value-type="float" office:value="4.768" calcext:value-type="float">
            <text:p>4.768</text:p>
          </table:table-cell>
          <table:table-cell office:value-type="float" office:value="0.999991987051" calcext:value-type="float">
            <text:p>0.999991987051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5614693" calcext:value-type="float">
            <text:p>0.999995614693</text:p>
          </table:table-cell>
          <table:table-cell office:value-type="float" office:value="4.896" calcext:value-type="float">
            <text:p>4.896</text:p>
          </table:table-cell>
          <table:table-cell office:value-type="float" office:value="0.999997608406" calcext:value-type="float">
            <text:p>0.999997608406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201952" calcext:value-type="float">
            <text:p>0.999999201952</text:p>
          </table:table-cell>
          <table:table-cell office:value-type="float" office:value="6.368" calcext:value-type="float">
            <text:p>6.368</text:p>
          </table:table-cell>
          <table:table-cell office:value-type="float" office:value="0.999999017957" calcext:value-type="float">
            <text:p>0.999999017957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9520392" calcext:value-type="float">
            <text:p>0.999999520392</text:p>
          </table:table-cell>
          <table:table-cell office:value-type="float" office:value="3.376" calcext:value-type="float">
            <text:p>3.376</text:p>
          </table:table-cell>
          <table:table-cell office:value-type="float" office:value="0.99999959432" calcext:value-type="float">
            <text:p>0.99999959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72314084" calcext:value-type="float">
            <text:p>0.999972314084</text:p>
          </table:table-cell>
          <table:table-cell office:value-type="float" office:value="4.96" calcext:value-type="float">
            <text:p>4.96</text:p>
          </table:table-cell>
          <table:table-cell office:value-type="float" office:value="0.999991258601" calcext:value-type="float">
            <text:p>0.999991258601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5216028" calcext:value-type="float">
            <text:p>0.999995216028</text:p>
          </table:table-cell>
          <table:table-cell office:value-type="float" office:value="5.664" calcext:value-type="float">
            <text:p>5.664</text:p>
          </table:table-cell>
          <table:table-cell office:value-type="float" office:value="0.999997409106" calcext:value-type="float">
            <text:p>0.999997409106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079175" calcext:value-type="float">
            <text:p>0.999999079175</text:p>
          </table:table-cell>
          <table:table-cell office:value-type="float" office:value="6.816" calcext:value-type="float">
            <text:p>6.816</text:p>
          </table:table-cell>
          <table:table-cell office:value-type="float" office:value="0.99999895658" calcext:value-type="float">
            <text:p>0.99999895658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9483499" calcext:value-type="float">
            <text:p>0.999999483499</text:p>
          </table:table-cell>
          <table:table-cell office:value-type="float" office:value="4.256" calcext:value-type="float">
            <text:p>4.256</text:p>
          </table:table-cell>
          <table:table-cell office:value-type="float" office:value="0.99999955744" calcext:value-type="float">
            <text:p>0.99999955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65028316" calcext:value-type="float">
            <text:p>0.999965028316</text:p>
          </table:table-cell>
          <table:table-cell office:value-type="float" office:value="5.344" calcext:value-type="float">
            <text:p>5.344</text:p>
          </table:table-cell>
          <table:table-cell office:value-type="float" office:value="0.999990530151" calcext:value-type="float">
            <text:p>0.999990530151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4817364" calcext:value-type="float">
            <text:p>0.999994817364</text:p>
          </table:table-cell>
          <table:table-cell office:value-type="float" office:value="5.856" calcext:value-type="float">
            <text:p>5.856</text:p>
          </table:table-cell>
          <table:table-cell office:value-type="float" office:value="0.999997209807" calcext:value-type="float">
            <text:p>0.999997209807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889501" calcext:value-type="float">
            <text:p>0.99999889501</text:p>
          </table:table-cell>
          <table:table-cell office:value-type="float" office:value="7.136" calcext:value-type="float">
            <text:p>7.136</text:p>
          </table:table-cell>
          <table:table-cell office:value-type="float" office:value="0.999998895202" calcext:value-type="float">
            <text:p>0.999998895202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446606" calcext:value-type="float">
            <text:p>0.999999446606</text:p>
          </table:table-cell>
          <table:table-cell office:value-type="float" office:value="4.384" calcext:value-type="float">
            <text:p>4.384</text:p>
          </table:table-cell>
          <table:table-cell office:value-type="float" office:value="0.99999952056" calcext:value-type="float">
            <text:p>0.99999952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59199702" calcext:value-type="float">
            <text:p>0.999959199702</text:p>
          </table:table-cell>
          <table:table-cell office:value-type="float" office:value="5.664" calcext:value-type="float">
            <text:p>5.664</text:p>
          </table:table-cell>
          <table:table-cell office:value-type="float" office:value="0.999989801701" calcext:value-type="float">
            <text:p>0.999989801701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44187" calcext:value-type="float">
            <text:p>0.9999944187</text:p>
          </table:table-cell>
          <table:table-cell office:value-type="float" office:value="6.176" calcext:value-type="float">
            <text:p>6.176</text:p>
          </table:table-cell>
          <table:table-cell office:value-type="float" office:value="0.999997010507" calcext:value-type="float">
            <text:p>0.999997010507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8772233" calcext:value-type="float">
            <text:p>0.999998772233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8833824" calcext:value-type="float">
            <text:p>0.999998833824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9409713" calcext:value-type="float">
            <text:p>0.999999409713</text:p>
          </table:table-cell>
          <table:table-cell office:value-type="float" office:value="4.576" calcext:value-type="float">
            <text:p>4.576</text:p>
          </table:table-cell>
          <table:table-cell office:value-type="float" office:value="0.99999948368" calcext:value-type="float">
            <text:p>0.99999948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53371088" calcext:value-type="float">
            <text:p>0.999953371088</text:p>
          </table:table-cell>
          <table:table-cell office:value-type="float" office:value="5.728" calcext:value-type="float">
            <text:p>5.728</text:p>
          </table:table-cell>
          <table:table-cell office:value-type="float" office:value="0.999989073251" calcext:value-type="float">
            <text:p>0.999989073251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3621371" calcext:value-type="float">
            <text:p>0.999993621371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96811208" calcext:value-type="float">
            <text:p>0.999996811208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8710845" calcext:value-type="float">
            <text:p>0.999998710845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8772447" calcext:value-type="float">
            <text:p>0.999998772447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37282" calcext:value-type="float">
            <text:p>0.99999937282</text:p>
          </table:table-cell>
          <table:table-cell office:value-type="float" office:value="4.64" calcext:value-type="float">
            <text:p>4.64</text:p>
          </table:table-cell>
          <table:table-cell office:value-type="float" office:value="0.99999940992" calcext:value-type="float">
            <text:p>0.99999940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42442437" calcext:value-type="float">
            <text:p>0.999942442437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88344802" calcext:value-type="float">
            <text:p>0.999988344802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3222707" calcext:value-type="float">
            <text:p>0.999993222707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6611908" calcext:value-type="float">
            <text:p>0.999996611908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8588068" calcext:value-type="float">
            <text:p>0.999998588068</text:p>
          </table:table-cell>
          <table:table-cell office:value-type="float" office:value="7.712" calcext:value-type="float">
            <text:p>7.712</text:p>
          </table:table-cell>
          <table:table-cell office:value-type="float" office:value="0.999998649691" calcext:value-type="float">
            <text:p>0.999998649691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262141" calcext:value-type="float">
            <text:p>0.999999262141</text:p>
          </table:table-cell>
          <table:table-cell office:value-type="float" office:value="4.704" calcext:value-type="float">
            <text:p>4.704</text:p>
          </table:table-cell>
          <table:table-cell office:value-type="float" office:value="0.99999937304" calcext:value-type="float">
            <text:p>0.99999937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3515667" calcext:value-type="float">
            <text:p>0.99993515667</text:p>
          </table:table-cell>
          <table:table-cell office:value-type="float" office:value="7.136" calcext:value-type="float">
            <text:p>7.136</text:p>
          </table:table-cell>
          <table:table-cell office:value-type="float" office:value="0.999987616352" calcext:value-type="float">
            <text:p>0.999987616352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1827382" calcext:value-type="float">
            <text:p>0.999991827382</text:p>
          </table:table-cell>
          <table:table-cell office:value-type="float" office:value="7.008" calcext:value-type="float">
            <text:p>7.008</text:p>
          </table:table-cell>
          <table:table-cell office:value-type="float" office:value="0.999996412609" calcext:value-type="float">
            <text:p>0.999996412609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815835" calcext:value-type="float">
            <text:p>0.99999815835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98588314" calcext:value-type="float">
            <text:p>0.999998588314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188355" calcext:value-type="float">
            <text:p>0.999999188355</text:p>
          </table:table-cell>
          <table:table-cell office:value-type="float" office:value="4.768" calcext:value-type="float">
            <text:p>4.768</text:p>
          </table:table-cell>
          <table:table-cell office:value-type="float" office:value="0.99999933616" calcext:value-type="float">
            <text:p>0.99999933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21313711" calcext:value-type="float">
            <text:p>0.999921313711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86887902" calcext:value-type="float">
            <text:p>0.999986887902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0830721" calcext:value-type="float">
            <text:p>0.999990830721</text:p>
          </table:table-cell>
          <table:table-cell office:value-type="float" office:value="7.072" calcext:value-type="float">
            <text:p>7.072</text:p>
          </table:table-cell>
          <table:table-cell office:value-type="float" office:value="0.999996213309" calcext:value-type="float">
            <text:p>0.999996213309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7912797" calcext:value-type="float">
            <text:p>0.999997912797</text:p>
          </table:table-cell>
          <table:table-cell office:value-type="float" office:value="7.968" calcext:value-type="float">
            <text:p>7.968</text:p>
          </table:table-cell>
          <table:table-cell office:value-type="float" office:value="0.999998526936" calcext:value-type="float">
            <text:p>0.999998526936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114569" calcext:value-type="float">
            <text:p>0.999999114569</text:p>
          </table:table-cell>
          <table:table-cell office:value-type="float" office:value="5.216" calcext:value-type="float">
            <text:p>5.216</text:p>
          </table:table-cell>
          <table:table-cell office:value-type="float" office:value="0.9999992624" calcext:value-type="float">
            <text:p>0.9999992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1038506" calcext:value-type="float">
            <text:p>0.99991038506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86159452" calcext:value-type="float">
            <text:p>0.999986159452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9236063" calcext:value-type="float">
            <text:p>0.999989236063</text:p>
          </table:table-cell>
          <table:table-cell office:value-type="float" office:value="7.2" calcext:value-type="float">
            <text:p>7.2</text:p>
          </table:table-cell>
          <table:table-cell office:value-type="float" office:value="0.99999601401" calcext:value-type="float">
            <text:p>0.99999601401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7728632" calcext:value-type="float">
            <text:p>0.999997728632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8465558" calcext:value-type="float">
            <text:p>0.999998465558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8930104" calcext:value-type="float">
            <text:p>0.999998930104</text:p>
          </table:table-cell>
          <table:table-cell office:value-type="float" office:value="5.344" calcext:value-type="float">
            <text:p>5.344</text:p>
          </table:table-cell>
          <table:table-cell office:value-type="float" office:value="0.99999922552" calcext:value-type="float">
            <text:p>0.99999922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892899218" calcext:value-type="float">
            <text:p>0.999892899218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85431002" calcext:value-type="float">
            <text:p>0.999985431002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87840738" calcext:value-type="float">
            <text:p>0.999987840738</text:p>
          </table:table-cell>
          <table:table-cell office:value-type="float" office:value="7.52" calcext:value-type="float">
            <text:p>7.52</text:p>
          </table:table-cell>
          <table:table-cell office:value-type="float" office:value="0.99999581471" calcext:value-type="float">
            <text:p>0.99999581471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7298913" calcext:value-type="float">
            <text:p>0.999997298913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98404181" calcext:value-type="float">
            <text:p>0.999998404181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874564" calcext:value-type="float">
            <text:p>0.99999874564</text:p>
          </table:table-cell>
          <table:table-cell office:value-type="float" office:value="5.664" calcext:value-type="float">
            <text:p>5.664</text:p>
          </table:table-cell>
          <table:table-cell office:value-type="float" office:value="0.99999918864" calcext:value-type="float">
            <text:p>0.99999918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875413376" calcext:value-type="float">
            <text:p>0.999875413376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84702552" calcext:value-type="float">
            <text:p>0.999984702552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8524942" calcext:value-type="float">
            <text:p>0.99998524942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5615411" calcext:value-type="float">
            <text:p>0.999995615411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6807807" calcext:value-type="float">
            <text:p>0.999996807807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8220048" calcext:value-type="float">
            <text:p>0.999998220048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8634961" calcext:value-type="float">
            <text:p>0.999998634961</text:p>
          </table:table-cell>
          <table:table-cell office:value-type="float" office:value="5.792" calcext:value-type="float">
            <text:p>5.792</text:p>
          </table:table-cell>
          <table:table-cell office:value-type="float" office:value="0.99999915176" calcext:value-type="float">
            <text:p>0.99999915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84554173" calcext:value-type="float">
            <text:p>0.99984554173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81788752" calcext:value-type="float">
            <text:p>0.999981788752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8245877" calcext:value-type="float">
            <text:p>0.99998245877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5416111" calcext:value-type="float">
            <text:p>0.999995416111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6378088" calcext:value-type="float">
            <text:p>0.999996378088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815867" calcext:value-type="float">
            <text:p>0.99999815867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8302924" calcext:value-type="float">
            <text:p>0.999998302924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9911488" calcext:value-type="float">
            <text:p>0.999999114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793812781" calcext:value-type="float">
            <text:p>0.999793812781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80331853" calcext:value-type="float">
            <text:p>0.999980331853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80266116" calcext:value-type="float">
            <text:p>0.999980266116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5216812" calcext:value-type="float">
            <text:p>0.999995216812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5702817" calcext:value-type="float">
            <text:p>0.999995702817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7974537" calcext:value-type="float">
            <text:p>0.999997974537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8155352" calcext:value-type="float">
            <text:p>0.999998155352</text:p>
          </table:table-cell>
          <table:table-cell office:value-type="float" office:value="6.112" calcext:value-type="float">
            <text:p>6.112</text:p>
          </table:table-cell>
          <table:table-cell office:value-type="float" office:value="0.99999904112" calcext:value-type="float">
            <text:p>0.99999904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720226529" calcext:value-type="float">
            <text:p>0.999720226529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78874953" calcext:value-type="float">
            <text:p>0.999978874953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77674798" calcext:value-type="float">
            <text:p>0.999977674798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5017512" calcext:value-type="float">
            <text:p>0.999995017512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4904768" calcext:value-type="float">
            <text:p>0.999994904768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7790404" calcext:value-type="float">
            <text:p>0.999997790404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7823316" calcext:value-type="float">
            <text:p>0.999997823316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9900424" calcext:value-type="float">
            <text:p>0.99999900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602197096" calcext:value-type="float">
            <text:p>0.999602197096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78146503" calcext:value-type="float">
            <text:p>0.999978146503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7408682" calcext:value-type="float">
            <text:p>0.99997408682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4818213" calcext:value-type="float">
            <text:p>0.999994818213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3615613" calcext:value-type="float">
            <text:p>0.999993615613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7667649" calcext:value-type="float">
            <text:p>0.999997667649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7454386" calcext:value-type="float">
            <text:p>0.999997454386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98967361" calcext:value-type="float">
            <text:p>0.999998967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389452686" calcext:value-type="float">
            <text:p>0.999389452686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77418053" calcext:value-type="float">
            <text:p>0.999977418053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67309526" calcext:value-type="float">
            <text:p>0.999967309526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4021015" calcext:value-type="float">
            <text:p>0.999994021015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1282857" calcext:value-type="float">
            <text:p>0.999991282857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7606271" calcext:value-type="float">
            <text:p>0.999997606271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7048564" calcext:value-type="float">
            <text:p>0.999997048564</text:p>
          </table:table-cell>
          <table:table-cell office:value-type="float" office:value="6.368" calcext:value-type="float">
            <text:p>6.368</text:p>
          </table:table-cell>
          <table:table-cell office:value-type="float" office:value="0.999998930481" calcext:value-type="float">
            <text:p>0.9999989304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063050303" calcext:value-type="float">
            <text:p>0.999063050303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73775804" calcext:value-type="float">
            <text:p>0.999973775804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60133568" calcext:value-type="float">
            <text:p>0.999960133568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3423116" calcext:value-type="float">
            <text:p>0.999993423116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88704547" calcext:value-type="float">
            <text:p>0.999988704547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7422138" calcext:value-type="float">
            <text:p>0.999997422138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6421384" calcext:value-type="float">
            <text:p>0.999996421384</text:p>
          </table:table-cell>
          <table:table-cell office:value-type="float" office:value="6.496" calcext:value-type="float">
            <text:p>6.496</text:p>
          </table:table-cell>
          <table:table-cell office:value-type="float" office:value="0.999998893601" calcext:value-type="float">
            <text:p>0.999998893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855086085" calcext:value-type="float">
            <text:p>0.99855086085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71590454" calcext:value-type="float">
            <text:p>0.999971590454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47575643" calcext:value-type="float">
            <text:p>0.999947575643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2825218" calcext:value-type="float">
            <text:p>0.999992825218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84714305" calcext:value-type="float">
            <text:p>0.999984714305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7238005" calcext:value-type="float">
            <text:p>0.999997238005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5867989" calcext:value-type="float">
            <text:p>0.999995867989</text:p>
          </table:table-cell>
          <table:table-cell office:value-type="float" office:value="6.56" calcext:value-type="float">
            <text:p>6.56</text:p>
          </table:table-cell>
          <table:table-cell office:value-type="float" office:value="0.999998856721" calcext:value-type="float">
            <text:p>0.999998856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7865998708" calcext:value-type="float">
            <text:p>0.997865998708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70133554" calcext:value-type="float">
            <text:p>0.999970133554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29237084" calcext:value-type="float">
            <text:p>0.999929237084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2426619" calcext:value-type="float">
            <text:p>0.999992426619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79926015" calcext:value-type="float">
            <text:p>0.999979926015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7115249" calcext:value-type="float">
            <text:p>0.999997115249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487188" calcext:value-type="float">
            <text:p>0.99999487188</text:p>
          </table:table-cell>
          <table:table-cell office:value-type="float" office:value="6.624" calcext:value-type="float">
            <text:p>6.624</text:p>
          </table:table-cell>
          <table:table-cell office:value-type="float" office:value="0.999998819841" calcext:value-type="float">
            <text:p>0.999998819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6936334778" calcext:value-type="float">
            <text:p>0.996936334778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69405104" calcext:value-type="float">
            <text:p>0.999969405104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02327243" calcext:value-type="float">
            <text:p>0.999902327243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182872" calcext:value-type="float">
            <text:p>0.99999182872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7311191" calcext:value-type="float">
            <text:p>0.99997311191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7053872" calcext:value-type="float">
            <text:p>0.999997053872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3506841" calcext:value-type="float">
            <text:p>0.999993506841</text:p>
          </table:table-cell>
          <table:table-cell office:value-type="float" office:value="6.752" calcext:value-type="float">
            <text:p>6.752</text:p>
          </table:table-cell>
          <table:table-cell office:value-type="float" office:value="0.999998782961" calcext:value-type="float">
            <text:p>0.999998782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5893012876" calcext:value-type="float">
            <text:p>0.995893012876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66491304" calcext:value-type="float">
            <text:p>0.999966491304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875417402" calcext:value-type="float">
            <text:p>0.999875417402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1031522" calcext:value-type="float">
            <text:p>0.999991031522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63167" calcext:value-type="float">
            <text:p>0.999963167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6808361" calcext:value-type="float">
            <text:p>0.999996808361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1920444" calcext:value-type="float">
            <text:p>0.999991920444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8746081" calcext:value-type="float">
            <text:p>0.999998746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4930562993" calcext:value-type="float">
            <text:p>0.994930562993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62849055" calcext:value-type="float">
            <text:p>0.999962849055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826979687" calcext:value-type="float">
            <text:p>0.999826979687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0433624" calcext:value-type="float">
            <text:p>0.999990433624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52792371" calcext:value-type="float">
            <text:p>0.999952792371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6624228" calcext:value-type="float">
            <text:p>0.999996624228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000201" calcext:value-type="float">
            <text:p>0.99999000201</text:p>
          </table:table-cell>
          <table:table-cell office:value-type="float" office:value="7.008" calcext:value-type="float">
            <text:p>7.008</text:p>
          </table:table-cell>
          <table:table-cell office:value-type="float" office:value="0.999998709201" calcext:value-type="float">
            <text:p>0.999998709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4183771827" calcext:value-type="float">
            <text:p>0.994183771827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61392155" calcext:value-type="float">
            <text:p>0.999961392155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770568687" calcext:value-type="float">
            <text:p>0.999770568687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0035025" calcext:value-type="float">
            <text:p>0.999990035025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39900821" calcext:value-type="float">
            <text:p>0.999939900821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6194584" calcext:value-type="float">
            <text:p>0.999996194584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87530183" calcext:value-type="float">
            <text:p>0.999987530183</text:p>
          </table:table-cell>
          <table:table-cell office:value-type="float" office:value="7.2" calcext:value-type="float">
            <text:p>7.2</text:p>
          </table:table-cell>
          <table:table-cell office:value-type="float" office:value="0.999998672321" calcext:value-type="float">
            <text:p>0.999998672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3645353611" calcext:value-type="float">
            <text:p>0.993645353611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55564556" calcext:value-type="float">
            <text:p>0.999955564556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699207774" calcext:value-type="float">
            <text:p>0.999699207774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9237827" calcext:value-type="float">
            <text:p>0.999989237827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23448747" calcext:value-type="float">
            <text:p>0.999923448747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5949074" calcext:value-type="float">
            <text:p>0.999995949074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84136031" calcext:value-type="float">
            <text:p>0.999984136031</text:p>
          </table:table-cell>
          <table:table-cell office:value-type="float" office:value="7.392" calcext:value-type="float">
            <text:p>7.392</text:p>
          </table:table-cell>
          <table:table-cell office:value-type="float" office:value="0.999998635441" calcext:value-type="float">
            <text:p>0.999998635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3279608084" calcext:value-type="float">
            <text:p>0.993279608084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52650756" calcext:value-type="float">
            <text:p>0.999952650756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629242187" calcext:value-type="float">
            <text:p>0.999629242187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7444131" calcext:value-type="float">
            <text:p>0.999987444131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07856111" calcext:value-type="float">
            <text:p>0.999907856111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5335297" calcext:value-type="float">
            <text:p>0.999995335297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80225378" calcext:value-type="float">
            <text:p>0.999980225378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8487921" calcext:value-type="float">
            <text:p>0.999998487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3020234762" calcext:value-type="float">
            <text:p>0.993020234762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47551607" calcext:value-type="float">
            <text:p>0.999947551607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53894472" calcext:value-type="float">
            <text:p>0.99953894472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6447634" calcext:value-type="float">
            <text:p>0.999986447634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887904902" calcext:value-type="float">
            <text:p>0.999887904902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4598765" calcext:value-type="float">
            <text:p>0.999994598765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75134151" calcext:value-type="float">
            <text:p>0.999975134151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8414161" calcext:value-type="float">
            <text:p>0.999998414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2843919189" calcext:value-type="float">
            <text:p>0.992843919189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40995558" calcext:value-type="float">
            <text:p>0.999940995558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439278641" calcext:value-type="float">
            <text:p>0.999439278641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6248334" calcext:value-type="float">
            <text:p>0.999986248334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86991812" calcext:value-type="float">
            <text:p>0.99986991812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3862233" calcext:value-type="float">
            <text:p>0.999993862233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6974778" calcext:value-type="float">
            <text:p>0.99996974778</text:p>
          </table:table-cell>
          <table:table-cell office:value-type="float" office:value="7.84" calcext:value-type="float">
            <text:p>7.84</text:p>
          </table:table-cell>
          <table:table-cell office:value-type="float" office:value="0.999998377281" calcext:value-type="float">
            <text:p>0.999998377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2724432603" calcext:value-type="float">
            <text:p>0.992724432603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35167959" calcext:value-type="float">
            <text:p>0.999935167959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320277343" calcext:value-type="float">
            <text:p>0.999320277343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5650436" calcext:value-type="float">
            <text:p>0.999985650436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849966912" calcext:value-type="float">
            <text:p>0.999849966912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3187079" calcext:value-type="float">
            <text:p>0.999993187079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64472088" calcext:value-type="float">
            <text:p>0.999964472088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98340401" calcext:value-type="float">
            <text:p>0.999998340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2626803319" calcext:value-type="float">
            <text:p>0.992626803319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2861191" calcext:value-type="float">
            <text:p>0.99992861191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195096748" calcext:value-type="float">
            <text:p>0.999195096748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84853238" calcext:value-type="float">
            <text:p>0.999984853238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827437393" calcext:value-type="float">
            <text:p>0.999827437393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208228" calcext:value-type="float">
            <text:p>0.99999208228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57536213" calcext:value-type="float">
            <text:p>0.999957536213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8303521" calcext:value-type="float">
            <text:p>0.999998303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2546659876" calcext:value-type="float">
            <text:p>0.992546659876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2569811" calcext:value-type="float">
            <text:p>0.99992569811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059550881" calcext:value-type="float">
            <text:p>0.999059550881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4653938" calcext:value-type="float">
            <text:p>0.999984653938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8058287" calcext:value-type="float">
            <text:p>0.9998058287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1529881" calcext:value-type="float">
            <text:p>0.999991529881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51596448" calcext:value-type="float">
            <text:p>0.999951596448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98266641" calcext:value-type="float">
            <text:p>0.999998266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2489102313" calcext:value-type="float">
            <text:p>0.992489102313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19142061" calcext:value-type="float">
            <text:p>0.999919142061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8925799003" calcext:value-type="float">
            <text:p>0.998925799003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2660943" calcext:value-type="float">
            <text:p>0.999982660943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785754714" calcext:value-type="float">
            <text:p>0.999785754714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0179573" calcext:value-type="float">
            <text:p>0.999990179573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45324647" calcext:value-type="float">
            <text:p>0.999945324647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8119121" calcext:value-type="float">
            <text:p>0.9999981191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2449030592" calcext:value-type="float">
            <text:p>0.992449030592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12586012" calcext:value-type="float">
            <text:p>0.999912586012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880081774" calcext:value-type="float">
            <text:p>0.99880081774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2063045" calcext:value-type="float">
            <text:p>0.999982063045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762549924" calcext:value-type="float">
            <text:p>0.999762549924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88767886" calcext:value-type="float">
            <text:p>0.999988767886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38388772" calcext:value-type="float">
            <text:p>0.999938388772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8082241" calcext:value-type="float">
            <text:p>0.999998082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2411873178" calcext:value-type="float">
            <text:p>0.992411873178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07486862" calcext:value-type="float">
            <text:p>0.999907486862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8691185054" calcext:value-type="float">
            <text:p>0.998691185054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1265847" calcext:value-type="float">
            <text:p>0.999981265847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742291774" calcext:value-type="float">
            <text:p>0.999742291774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873562" calcext:value-type="float">
            <text:p>0.9999873562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29903393" calcext:value-type="float">
            <text:p>0.999929903393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8008481" calcext:value-type="float">
            <text:p>0.9999980084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2381272955" calcext:value-type="float">
            <text:p>0.992381272955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00202363" calcext:value-type="float">
            <text:p>0.999900202363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8608462208" calcext:value-type="float">
            <text:p>0.998608462208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79671451" calcext:value-type="float">
            <text:p>0.999979671451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724427769" calcext:value-type="float">
            <text:p>0.999724427769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86005891" calcext:value-type="float">
            <text:p>0.999986005891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22192766" calcext:value-type="float">
            <text:p>0.999922192766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7860961" calcext:value-type="float">
            <text:p>0.999997860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2333915466" calcext:value-type="float">
            <text:p>0.992333915466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887818715" calcext:value-type="float">
            <text:p>0.999887818715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853191866" calcext:value-type="float">
            <text:p>0.99853191866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8475654" calcext:value-type="float">
            <text:p>0.999978475654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705274608" calcext:value-type="float">
            <text:p>0.999705274608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83612162" calcext:value-type="float">
            <text:p>0.999983612162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14297675" calcext:value-type="float">
            <text:p>0.999914297675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7676561" calcext:value-type="float">
            <text:p>0.9999976765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2303315243" calcext:value-type="float">
            <text:p>0.992303315243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877620416" calcext:value-type="float">
            <text:p>0.999877620416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8465142387" calcext:value-type="float">
            <text:p>0.998465142387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6482659" calcext:value-type="float">
            <text:p>0.999976482659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687778933" calcext:value-type="float">
            <text:p>0.999687778933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81095677" calcext:value-type="float">
            <text:p>0.999981095677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06365691" calcext:value-type="float">
            <text:p>0.999906365691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7455281" calcext:value-type="float">
            <text:p>0.999997455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2285100824" calcext:value-type="float">
            <text:p>0.992285100824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864508318" calcext:value-type="float">
            <text:p>0.999864508318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8409927379" calcext:value-type="float">
            <text:p>0.998409927379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4688963" calcext:value-type="float">
            <text:p>0.999974688963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67095853" calcext:value-type="float">
            <text:p>0.99967095853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78272304" calcext:value-type="float">
            <text:p>0.999978272304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898433706" calcext:value-type="float">
            <text:p>0.999898433706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7344641" calcext:value-type="float">
            <text:p>0.999997344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2271986443" calcext:value-type="float">
            <text:p>0.992271986443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38284122" calcext:value-type="float">
            <text:p>0.999838284122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8361888329" calcext:value-type="float">
            <text:p>0.998361888329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72297369" calcext:value-type="float">
            <text:p>0.999972297369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655857" calcext:value-type="float">
            <text:p>0.999655857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75510309" calcext:value-type="float">
            <text:p>0.999975510309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889911434" calcext:value-type="float">
            <text:p>0.999889911434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7197121" calcext:value-type="float">
            <text:p>0.9999971971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2255957754" calcext:value-type="float">
            <text:p>0.992255957754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11331475" calcext:value-type="float">
            <text:p>0.999811331475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8325609877" calcext:value-type="float">
            <text:p>0.998325609877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70503674" calcext:value-type="float">
            <text:p>0.999970503674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641369353" calcext:value-type="float">
            <text:p>0.999641369353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72257293" calcext:value-type="float">
            <text:p>0.999972257293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882127022" calcext:value-type="float">
            <text:p>0.999882127022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6938962" calcext:value-type="float">
            <text:p>0.999996938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225012914" calcext:value-type="float">
            <text:p>0.99225012914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77782278" calcext:value-type="float">
            <text:p>0.99977782278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828893276" calcext:value-type="float">
            <text:p>0.99828893276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67713481" calcext:value-type="float">
            <text:p>0.999967713481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628661968" calcext:value-type="float">
            <text:p>0.999628661968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69495298" calcext:value-type="float">
            <text:p>0.999969495298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874563967" calcext:value-type="float">
            <text:p>0.999874563967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6754562" calcext:value-type="float">
            <text:p>0.999996754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2242843373" calcext:value-type="float">
            <text:p>0.992242843373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725374387" calcext:value-type="float">
            <text:p>0.999725374387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8260627593" calcext:value-type="float">
            <text:p>0.998260627593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65321887" calcext:value-type="float">
            <text:p>0.999965321887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616629854" calcext:value-type="float">
            <text:p>0.999616629854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66242281" calcext:value-type="float">
            <text:p>0.999966242281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866890233" calcext:value-type="float">
            <text:p>0.999866890233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6533282" calcext:value-type="float">
            <text:p>0.999996533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2234829029" calcext:value-type="float">
            <text:p>0.992234829029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656171646" calcext:value-type="float">
            <text:p>0.999656171646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8206409246" calcext:value-type="float">
            <text:p>0.998206409246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62531694" calcext:value-type="float">
            <text:p>0.999962531694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605334401" calcext:value-type="float">
            <text:p>0.999605334401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61823089" calcext:value-type="float">
            <text:p>0.999961823089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860839789" calcext:value-type="float">
            <text:p>0.999860839789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6348882" calcext:value-type="float">
            <text:p>0.999996348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2229728991" calcext:value-type="float">
            <text:p>0.992229728991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580412856" calcext:value-type="float">
            <text:p>0.999580412856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8169532797" calcext:value-type="float">
            <text:p>0.998169532797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56752008" calcext:value-type="float">
            <text:p>0.999956752008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594836996" calcext:value-type="float">
            <text:p>0.999594836996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56851497" calcext:value-type="float">
            <text:p>0.999956851497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854420416" calcext:value-type="float">
            <text:p>0.999854420416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6164482" calcext:value-type="float">
            <text:p>0.9999961644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2225357531" calcext:value-type="float">
            <text:p>0.992225357531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492270418" calcext:value-type="float">
            <text:p>0.999492270418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8143220953" calcext:value-type="float">
            <text:p>0.998143220953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50175124" calcext:value-type="float">
            <text:p>0.999950175124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577586874" calcext:value-type="float">
            <text:p>0.999577586874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52923326" calcext:value-type="float">
            <text:p>0.999952923326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848185507" calcext:value-type="float">
            <text:p>0.999848185507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5832562" calcext:value-type="float">
            <text:p>0.999995832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221661461" calcext:value-type="float">
            <text:p>0.99221661461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356778736" calcext:value-type="float">
            <text:p>0.999356778736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8124085065" calcext:value-type="float">
            <text:p>0.998124085065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43199642" calcext:value-type="float">
            <text:p>0.999943199642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560950635" calcext:value-type="float">
            <text:p>0.999560950635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4807449" calcext:value-type="float">
            <text:p>0.99994807449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84272535" calcext:value-type="float">
            <text:p>0.99984272535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5316242" calcext:value-type="float">
            <text:p>0.9999953162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2200585921" calcext:value-type="float">
            <text:p>0.992200585921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219101705" calcext:value-type="float">
            <text:p>0.999219101705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8109533818" calcext:value-type="float">
            <text:p>0.998109533818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34430464" calcext:value-type="float">
            <text:p>0.999934430464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548488803" calcext:value-type="float">
            <text:p>0.999548488803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42918766" calcext:value-type="float">
            <text:p>0.999942918766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837449658" calcext:value-type="float">
            <text:p>0.999837449658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4726163" calcext:value-type="float">
            <text:p>0.9999947261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2182371503" calcext:value-type="float">
            <text:p>0.992182371503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012950382" calcext:value-type="float">
            <text:p>0.999012950382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8097374556" calcext:value-type="float">
            <text:p>0.998097374556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26059885" calcext:value-type="float">
            <text:p>0.999926059885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538605282" calcext:value-type="float">
            <text:p>0.999538605282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38745084" calcext:value-type="float">
            <text:p>0.999938745084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832173966" calcext:value-type="float">
            <text:p>0.999832173966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4320483" calcext:value-type="float">
            <text:p>0.999994320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2146671242" calcext:value-type="float">
            <text:p>0.992146671242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8790773162" calcext:value-type="float">
            <text:p>0.998790773162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8088005945" calcext:value-type="float">
            <text:p>0.998088005945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15497011" calcext:value-type="float">
            <text:p>0.999915497011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527678158" calcext:value-type="float">
            <text:p>0.999527678158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34448647" calcext:value-type="float">
            <text:p>0.999934448647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827304097" calcext:value-type="float">
            <text:p>0.999827304097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3140323" calcext:value-type="float">
            <text:p>0.999993140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2057784879" calcext:value-type="float">
            <text:p>0.992057784879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8519789798" calcext:value-type="float">
            <text:p>0.998519789798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8079633994" calcext:value-type="float">
            <text:p>0.998079633994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0393764" calcext:value-type="float">
            <text:p>0.99990393764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517856025" calcext:value-type="float">
            <text:p>0.999517856025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29661189" calcext:value-type="float">
            <text:p>0.999929661189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818560467" calcext:value-type="float">
            <text:p>0.999818560467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2439604" calcext:value-type="float">
            <text:p>0.999992439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1802783017" calcext:value-type="float">
            <text:p>0.991802783017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8227681388" calcext:value-type="float">
            <text:p>0.998227681388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8073056033" calcext:value-type="float">
            <text:p>0.998073056033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88192979" calcext:value-type="float">
            <text:p>0.999888192979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50920027" calcext:value-type="float">
            <text:p>0.99950920027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25794396" calcext:value-type="float">
            <text:p>0.999925794396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809484801" calcext:value-type="float">
            <text:p>0.999809484801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1443844" calcext:value-type="float">
            <text:p>0.9999914438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1398422923" calcext:value-type="float">
            <text:p>0.991398422923</text:p>
          </table:table-cell>
          <table:table-cell office:value-type="float" office:value="14.4" calcext:value-type="float">
            <text:p>14.4</text:p>
          </table:table-cell>
          <table:table-cell office:value-type="float" office:value="0.997900607382" calcext:value-type="float">
            <text:p>0.997900607382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8064684082" calcext:value-type="float">
            <text:p>0.998064684082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72249019" calcext:value-type="float">
            <text:p>0.999872249019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499316748" calcext:value-type="float">
            <text:p>0.999499316748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21804847" calcext:value-type="float">
            <text:p>0.999921804847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801921746" calcext:value-type="float">
            <text:p>0.999801921746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0411205" calcext:value-type="float">
            <text:p>0.999990411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0709917897" calcext:value-type="float">
            <text:p>0.990709917897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753783933" calcext:value-type="float">
            <text:p>0.99753783933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8052724153" calcext:value-type="float">
            <text:p>0.998052724153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53714165" calcext:value-type="float">
            <text:p>0.999853714165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487652964" calcext:value-type="float">
            <text:p>0.999487652964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17017389" calcext:value-type="float">
            <text:p>0.999917017389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793768404" calcext:value-type="float">
            <text:p>0.999793768404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88972886" calcext:value-type="float">
            <text:p>0.999988972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89034919955" calcext:value-type="float">
            <text:p>0.989034919955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7184541128" calcext:value-type="float">
            <text:p>0.997184541128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803857157" calcext:value-type="float">
            <text:p>0.9980385715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35378611" calcext:value-type="float">
            <text:p>0.999835378611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471446444" calcext:value-type="float">
            <text:p>0.999471446444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12168553" calcext:value-type="float">
            <text:p>0.999912168553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785098561" calcext:value-type="float">
            <text:p>0.999785098561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87313286" calcext:value-type="float">
            <text:p>0.999987313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77355834698" calcext:value-type="float">
            <text:p>0.977355834698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6839984324" calcext:value-type="float">
            <text:p>0.996839984324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8013854382" calcext:value-type="float">
            <text:p>0.998013854382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812459169" calcext:value-type="float">
            <text:p>0.999812459169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446093062" calcext:value-type="float">
            <text:p>0.999446093062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07135584" calcext:value-type="float">
            <text:p>0.999907135584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775432608" calcext:value-type="float">
            <text:p>0.999775432608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85543047" calcext:value-type="float">
            <text:p>0.999985543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43128027692" calcext:value-type="float">
            <text:p>0.943128027692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6475759373" calcext:value-type="float">
            <text:p>0.996475759373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7966612661" calcext:value-type="float">
            <text:p>0.997966612661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87347431" calcext:value-type="float">
            <text:p>0.999787347431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376478691" calcext:value-type="float">
            <text:p>0.999376478691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01488838" calcext:value-type="float">
            <text:p>0.999901488838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763147255" calcext:value-type="float">
            <text:p>0.999763147255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83735928" calcext:value-type="float">
            <text:p>0.999983735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869187687927" calcext:value-type="float">
            <text:p>0.869187687927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6183650962" calcext:value-type="float">
            <text:p>0.996183650962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861365282" calcext:value-type="float">
            <text:p>0.997861365282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61438496" calcext:value-type="float">
            <text:p>0.999761438496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177948819" calcext:value-type="float">
            <text:p>0.999177948819</text:p>
          </table:table-cell>
          <table:table-cell office:value-type="float" office:value="14.4" calcext:value-type="float">
            <text:p>14.4</text:p>
          </table:table-cell>
          <table:table-cell office:value-type="float" office:value="0.999897376534" calcext:value-type="float">
            <text:p>0.999897376534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746545427" calcext:value-type="float">
            <text:p>0.999746545427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81523129" calcext:value-type="float">
            <text:p>0.999981523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663825945929" calcext:value-type="float">
            <text:p>0.663825945929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5919952097" calcext:value-type="float">
            <text:p>0.995919952097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7583496254" calcext:value-type="float">
            <text:p>0.997583496254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731344271" calcext:value-type="float">
            <text:p>0.999731344271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8551051152" calcext:value-type="float">
            <text:p>0.998551051152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892343565" calcext:value-type="float">
            <text:p>0.999892343565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723856262" calcext:value-type="float">
            <text:p>0.999723856262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78830891" calcext:value-type="float">
            <text:p>0.999978830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50554774764" calcext:value-type="float">
            <text:p>0.450554774764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5717443024" calcext:value-type="float">
            <text:p>0.995717443024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6779390331" calcext:value-type="float">
            <text:p>0.996779390331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697861955" calcext:value-type="float">
            <text:p>0.999697861955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6797800333" calcext:value-type="float">
            <text:p>0.996797800333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887371974" calcext:value-type="float">
            <text:p>0.999887371974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686778847" calcext:value-type="float">
            <text:p>0.999686778847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76950012" calcext:value-type="float">
            <text:p>0.999976950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40307269957" calcext:value-type="float">
            <text:p>0.340307269957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5541886598" calcext:value-type="float">
            <text:p>0.995541886598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455922876" calcext:value-type="float">
            <text:p>0.99455922876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666970532" calcext:value-type="float">
            <text:p>0.999666970532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2464827554" calcext:value-type="float">
            <text:p>0.992464827554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883075537" calcext:value-type="float">
            <text:p>0.999883075537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630480203" calcext:value-type="float">
            <text:p>0.999630480203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74995372" calcext:value-type="float">
            <text:p>0.9999749953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281182538347" calcext:value-type="float">
            <text:p>0.281182538347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5399110417" calcext:value-type="float">
            <text:p>0.995399110417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89318188342" calcext:value-type="float">
            <text:p>0.989318188342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633886815" calcext:value-type="float">
            <text:p>0.999633886815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2968850332" calcext:value-type="float">
            <text:p>0.982968850332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877919813" calcext:value-type="float">
            <text:p>0.999877919813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522937251" calcext:value-type="float">
            <text:p>0.999522937251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72229374" calcext:value-type="float">
            <text:p>0.999972229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40213939276" calcext:value-type="float">
            <text:p>0.24021393927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5284743782" calcext:value-type="float">
            <text:p>0.995284743782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78404952049" calcext:value-type="float">
            <text:p>0.978404952049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591436021" calcext:value-type="float">
            <text:p>0.999591436021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64635285769" calcext:value-type="float">
            <text:p>0.964635285769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873868886" calcext:value-type="float">
            <text:p>0.999873868886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290511661" calcext:value-type="float">
            <text:p>0.999290511661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68799536" calcext:value-type="float">
            <text:p>0.999968799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192232060437" calcext:value-type="float">
            <text:p>0.192232060437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5195144444" calcext:value-type="float">
            <text:p>0.995195144444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58062308043" calcext:value-type="float">
            <text:p>0.958062308043</text:p>
          </table:table-cell>
          <table:table-cell office:value-type="float" office:value="14.4" calcext:value-type="float">
            <text:p>14.4</text:p>
          </table:table-cell>
          <table:table-cell office:value-type="float" office:value="0.999546195034" calcext:value-type="float">
            <text:p>0.999546195034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33815149904" calcext:value-type="float">
            <text:p>0.933815149904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870370359" calcext:value-type="float">
            <text:p>0.999870370359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8691296352" calcext:value-type="float">
            <text:p>0.998691296352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65922897" calcext:value-type="float">
            <text:p>0.999965922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40812027928" calcext:value-type="float">
            <text:p>0.140812027928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5118657205" calcext:value-type="float">
            <text:p>0.995118657205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921388779035" calcext:value-type="float">
            <text:p>0.921388779035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500156849" calcext:value-type="float">
            <text:p>0.999500156849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88860147553" calcext:value-type="float">
            <text:p>0.88860147553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866564943" calcext:value-type="float">
            <text:p>0.999866564943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047309565" calcext:value-type="float">
            <text:p>0.997047309565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62714339" calcext:value-type="float">
            <text:p>0.999962714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10905409609" calcext:value-type="float">
            <text:p>0.110905409609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5059652763" calcext:value-type="float">
            <text:p>0.995059652763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86278711804" calcext:value-type="float">
            <text:p>0.86278711804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457108156" calcext:value-type="float">
            <text:p>0.999457108156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29850384352" calcext:value-type="float">
            <text:p>0.829850384352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862268506" calcext:value-type="float">
            <text:p>0.999862268506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290179624" calcext:value-type="float">
            <text:p>0.99290179624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598377" calcext:value-type="float">
            <text:p>0.9999598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0951076800003" calcext:value-type="float">
            <text:p>0.0951076800003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500720437" calcext:value-type="float">
            <text:p>0.99500720437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783477835859" calcext:value-type="float">
            <text:p>0.783477835859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410272773" calcext:value-type="float">
            <text:p>0.999410272773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61187839708" calcext:value-type="float">
            <text:p>0.761187839708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85901549" calcext:value-type="float">
            <text:p>0.99985901549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3876157152" calcext:value-type="float">
            <text:p>0.983876157152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56702902" calcext:value-type="float">
            <text:p>0.999956702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0847218184693" calcext:value-type="float">
            <text:p>0.0847218184693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4956941326" calcext:value-type="float">
            <text:p>0.994956941326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81248744207" calcext:value-type="float">
            <text:p>0.681248744207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362839492" calcext:value-type="float">
            <text:p>0.999362839492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687486601996" calcext:value-type="float">
            <text:p>0.68748660199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854841808" calcext:value-type="float">
            <text:p>0.999854841808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67060866618" calcext:value-type="float">
            <text:p>0.967060866618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53568103" calcext:value-type="float">
            <text:p>0.999953568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777333103103" calcext:value-type="float">
            <text:p>0.0777333103103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4873898037" calcext:value-type="float">
            <text:p>0.994873898037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54414689026" calcext:value-type="float">
            <text:p>0.554414689026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320189398" calcext:value-type="float">
            <text:p>0.999320189398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12773070657" calcext:value-type="float">
            <text:p>0.612773070657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851159148" calcext:value-type="float">
            <text:p>0.999851159148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0225819539" calcext:value-type="float">
            <text:p>0.940225819539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50691465" calcext:value-type="float">
            <text:p>0.9999506914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728853606346" calcext:value-type="float">
            <text:p>0.0728853606346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4819992745" calcext:value-type="float">
            <text:p>0.994819992745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31977303243" calcext:value-type="float">
            <text:p>0.431977303243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278137203" calcext:value-type="float">
            <text:p>0.999278137203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41193045438" calcext:value-type="float">
            <text:p>0.541193045438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847353732" calcext:value-type="float">
            <text:p>0.999847353732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2611537628" calcext:value-type="float">
            <text:p>0.902611537628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46376507" calcext:value-type="float">
            <text:p>0.999946376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693240774943" calcext:value-type="float">
            <text:p>0.0693240774943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4763902102" calcext:value-type="float">
            <text:p>0.994763902102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39339078352" calcext:value-type="float">
            <text:p>0.339339078352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235885709" calcext:value-type="float">
            <text:p>0.999235885709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75101566999" calcext:value-type="float">
            <text:p>0.475101566999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843548317" calcext:value-type="float">
            <text:p>0.999843548317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55167128941" calcext:value-type="float">
            <text:p>0.855167128941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42762269" calcext:value-type="float">
            <text:p>0.999942762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663944703939" calcext:value-type="float">
            <text:p>0.0663944703939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4733307206" calcext:value-type="float">
            <text:p>0.994733307206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274608352177" calcext:value-type="float">
            <text:p>0.274608352177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200609697" calcext:value-type="float">
            <text:p>0.999200609697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16204248809" calcext:value-type="float">
            <text:p>0.416204248809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840418056" calcext:value-type="float">
            <text:p>0.999840418056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0039017247" calcext:value-type="float">
            <text:p>0.8003901724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3966435" calcext:value-type="float">
            <text:p>0.99993966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636950935456" calcext:value-type="float">
            <text:p>0.0636950935456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4699070061" calcext:value-type="float">
            <text:p>0.994699070061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26600796691" calcext:value-type="float">
            <text:p>0.226600796691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162144893" calcext:value-type="float">
            <text:p>0.999162144893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64752905817" calcext:value-type="float">
            <text:p>0.364752905817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837042284" calcext:value-type="float">
            <text:p>0.999837042284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41046754105" calcext:value-type="float">
            <text:p>0.741046754105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36197632" calcext:value-type="float">
            <text:p>0.999936197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612652900938" calcext:value-type="float">
            <text:p>0.0612652900938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4677945014" calcext:value-type="float">
            <text:p>0.994677945014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188787486406" calcext:value-type="float">
            <text:p>0.18878748640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12746678" calcext:value-type="float">
            <text:p>0.99912746678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20725438221" calcext:value-type="float">
            <text:p>0.320725438221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830474873" calcext:value-type="float">
            <text:p>0.999830474873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79860680412" calcext:value-type="float">
            <text:p>0.679860680412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32435874" calcext:value-type="float">
            <text:p>0.999932435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58881386977" calcext:value-type="float">
            <text:p>0.058881386977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4659733766" calcext:value-type="float">
            <text:p>0.994659733766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59040550539" calcext:value-type="float">
            <text:p>0.159040550539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097970453" calcext:value-type="float">
            <text:p>0.999097970453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83707229213" calcext:value-type="float">
            <text:p>0.283707229213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825135016" calcext:value-type="float">
            <text:p>0.999825135016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19599845035" calcext:value-type="float">
            <text:p>0.619599845035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29301075" calcext:value-type="float">
            <text:p>0.999929301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564625121763" calcext:value-type="float">
            <text:p>0.0564625121763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4647350118" calcext:value-type="float">
            <text:p>0.994647350118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36604121551" calcext:value-type="float">
            <text:p>0.136604121551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06747763" calcext:value-type="float">
            <text:p>0.99906747763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52860082481" calcext:value-type="float">
            <text:p>0.252860082481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819181381" calcext:value-type="float">
            <text:p>0.999819181381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62114687715" calcext:value-type="float">
            <text:p>0.562114687715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25576197" calcext:value-type="float">
            <text:p>0.999925576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541572953483" calcext:value-type="float">
            <text:p>0.0541572953483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463423802" calcext:value-type="float">
            <text:p>0.99463423802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1984008777" calcext:value-type="float">
            <text:p>0.11984008777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038778501" calcext:value-type="float">
            <text:p>0.999038778501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27587180643" calcext:value-type="float">
            <text:p>0.227587180643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814393923" calcext:value-type="float">
            <text:p>0.999814393923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508720847974" calcext:value-type="float">
            <text:p>0.508720847974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22367639" calcext:value-type="float">
            <text:p>0.9999223676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518214782968" calcext:value-type="float">
            <text:p>0.0518214782968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4618940572" calcext:value-type="float">
            <text:p>0.994618940572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07270401248" calcext:value-type="float">
            <text:p>0.107270401248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015061861" calcext:value-type="float">
            <text:p>0.999015061861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06725583097" calcext:value-type="float">
            <text:p>0.206725583097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810465752" calcext:value-type="float">
            <text:p>0.999810465752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60052921462" calcext:value-type="float">
            <text:p>0.460052921462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18864041" calcext:value-type="float">
            <text:p>0.999918864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49495132743" calcext:value-type="float">
            <text:p>0.049495132743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4608742273" calcext:value-type="float">
            <text:p>0.994608742273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0977712272801" calcext:value-type="float">
            <text:p>0.0977712272801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8994733311" calcext:value-type="float">
            <text:p>0.998994733311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89656372662" calcext:value-type="float">
            <text:p>0.189656372662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805923805" calcext:value-type="float">
            <text:p>0.999805923805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416633570615" calcext:value-type="float">
            <text:p>0.416633570615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15803002" calcext:value-type="float">
            <text:p>0.999915803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473487456458" calcext:value-type="float">
            <text:p>0.0473487456458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4599272424" calcext:value-type="float">
            <text:p>0.994599272424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090538659276" calcext:value-type="float">
            <text:p>0.090538659276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8957464304" calcext:value-type="float">
            <text:p>0.998957464304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75651852025" calcext:value-type="float">
            <text:p>0.175651852025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801995634" calcext:value-type="float">
            <text:p>0.999801995634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7840612786" calcext:value-type="float">
            <text:p>0.37840612786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12741964" calcext:value-type="float">
            <text:p>0.999912741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452701161861" calcext:value-type="float">
            <text:p>0.0452701161861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4591987925" calcext:value-type="float">
            <text:p>0.994591987925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0851010773504" calcext:value-type="float">
            <text:p>0.0851010773504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8924978486" calcext:value-type="float">
            <text:p>0.998924978486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64142153282" calcext:value-type="float">
            <text:p>0.164142153282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798558484" calcext:value-type="float">
            <text:p>0.999798558484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45225087398" calcext:value-type="float">
            <text:p>0.345225087398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09459645" calcext:value-type="float">
            <text:p>0.999909459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433554164945" calcext:value-type="float">
            <text:p>0.0433554164945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4582518076" calcext:value-type="float">
            <text:p>0.994582518076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0808443391262" calcext:value-type="float">
            <text:p>0.0808443391262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8900464647" calcext:value-type="float">
            <text:p>0.998900464647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54627698171" calcext:value-type="float">
            <text:p>0.154627698171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795121334" calcext:value-type="float">
            <text:p>0.999795121334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31663249703" calcext:value-type="float">
            <text:p>0.31663249703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06619887" calcext:value-type="float">
            <text:p>0.999906619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416002751106" calcext:value-type="float">
            <text:p>0.0416002751106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4578147377" calcext:value-type="float">
            <text:p>0.994578147377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0774704430277" calcext:value-type="float">
            <text:p>0.0774704430277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8876947306" calcext:value-type="float">
            <text:p>0.998876947306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46703385076" calcext:value-type="float">
            <text:p>0.146703385076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791684185" calcext:value-type="float">
            <text:p>0.999791684185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92125247584" calcext:value-type="float">
            <text:p>0.292125247584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03669488" calcext:value-type="float">
            <text:p>0.9999036694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400061491877" calcext:value-type="float">
            <text:p>0.0400061491877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4575962027" calcext:value-type="float">
            <text:p>0.994575962027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74729027865" calcext:value-type="float">
            <text:p>0.074729027865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8856818056" calcext:value-type="float">
            <text:p>0.998856818056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40061290113" calcext:value-type="float">
            <text:p>0.140061290113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788492546" calcext:value-type="float">
            <text:p>0.999788492546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712137696" calcext:value-type="float">
            <text:p>0.2712137696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01419809" calcext:value-type="float">
            <text:p>0.999901419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385366098887" calcext:value-type="float">
            <text:p>0.0385366098887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4571591328" calcext:value-type="float">
            <text:p>0.994571591328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724052135724" calcext:value-type="float">
            <text:p>0.0724052135724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8838083903" calcext:value-type="float">
            <text:p>0.998838083903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34414115879" calcext:value-type="float">
            <text:p>0.13441411587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78548504" calcext:value-type="float">
            <text:p>0.99978548504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53538615059" calcext:value-type="float">
            <text:p>0.253538615059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898690691" calcext:value-type="float">
            <text:p>0.999898690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371938429436" calcext:value-type="float">
            <text:p>0.0371938429436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4563578379" calcext:value-type="float">
            <text:p>0.994563578379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704081046861" calcext:value-type="float">
            <text:p>0.0704081046861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8822737841" calcext:value-type="float">
            <text:p>0.998822737841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29589238379" calcext:value-type="float">
            <text:p>0.129589238379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781741002" calcext:value-type="float">
            <text:p>0.999781741002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38563876953" calcext:value-type="float">
            <text:p>0.238563876953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896182852" calcext:value-type="float">
            <text:p>0.999896182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358576331893" calcext:value-type="float">
            <text:p>0.0358576331893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4561393029" calcext:value-type="float">
            <text:p>0.994561393029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686173045827" calcext:value-type="float">
            <text:p>0.0686173045827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8810779871" calcext:value-type="float">
            <text:p>0.998810779871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25390583275" calcext:value-type="float">
            <text:p>0.125390583275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778917629" calcext:value-type="float">
            <text:p>0.999778917629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25927266506" calcext:value-type="float">
            <text:p>0.225927266506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893785653" calcext:value-type="float">
            <text:p>0.999893785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345505665048" calcext:value-type="float">
            <text:p>0.0345505665048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455629388" calcext:value-type="float">
            <text:p>0.99455629388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670090927357" calcext:value-type="float">
            <text:p>0.0670090927357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8795832408" calcext:value-type="float">
            <text:p>0.998795832408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21713115126" calcext:value-type="float">
            <text:p>0.121713115126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776339767" calcext:value-type="float">
            <text:p>0.999776339767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15226170944" calcext:value-type="float">
            <text:p>0.215226170944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891277814" calcext:value-type="float">
            <text:p>0.999891277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331852136806" calcext:value-type="float">
            <text:p>0.0331852136806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455265163" calcext:value-type="float">
            <text:p>0.99455265163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654945670027" calcext:value-type="float">
            <text:p>0.0654945670027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8785668134" calcext:value-type="float">
            <text:p>0.998785668134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18451184611" calcext:value-type="float">
            <text:p>0.118451184611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773270884" calcext:value-type="float">
            <text:p>0.99977327088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206156813709" calcext:value-type="float">
            <text:p>0.206156813709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888585576" calcext:value-type="float">
            <text:p>0.9998885855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317615747166" calcext:value-type="float">
            <text:p>0.0317615747166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4550466281" calcext:value-type="float">
            <text:p>0.994550466281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640705380693" calcext:value-type="float">
            <text:p>0.0640705380693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8776699656" calcext:value-type="float">
            <text:p>0.998776699656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15579745288" calcext:value-type="float">
            <text:p>0.115579745288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770508888" calcext:value-type="float">
            <text:p>0.999770508888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98474594536" calcext:value-type="float">
            <text:p>0.198474594536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885782697" calcext:value-type="float">
            <text:p>0.999885782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302512351197" calcext:value-type="float">
            <text:p>0.0302512351197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4549009381" calcext:value-type="float">
            <text:p>0.994549009381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627098967619" calcext:value-type="float">
            <text:p>0.062709896761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8769923473" calcext:value-type="float">
            <text:p>0.998769923473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13010950451" calcext:value-type="float">
            <text:p>0.113010950451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767440005" calcext:value-type="float">
            <text:p>0.999767440005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91893408591" calcext:value-type="float">
            <text:p>0.191893408591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882979818" calcext:value-type="float">
            <text:p>0.999882979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28748909867" calcext:value-type="float">
            <text:p>0.028748909867</text:p>
          </table:table-cell>
          <table:table-cell office:value-type="float" office:value="22.4" calcext:value-type="float">
            <text:p>22.4</text:p>
          </table:table-cell>
          <table:table-cell office:value-type="float" office:value="0.994546095581" calcext:value-type="float">
            <text:p>0.994546095581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61382743257" calcext:value-type="float">
            <text:p>0.061382743257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876314729" calcext:value-type="float">
            <text:p>0.99876314729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10736758229" calcext:value-type="float">
            <text:p>0.110736758229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763634589" calcext:value-type="float">
            <text:p>0.999763634589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86243880336" calcext:value-type="float">
            <text:p>0.186243880336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8806195" calcext:value-type="float">
            <text:p>0.9998806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273442138985" calcext:value-type="float">
            <text:p>0.0273442138985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4542453332" calcext:value-type="float">
            <text:p>0.994542453332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600555897521" calcext:value-type="float">
            <text:p>0.0600555897521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8758164802" calcext:value-type="float">
            <text:p>0.998758164802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08711311537" calcext:value-type="float">
            <text:p>0.108711311537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759522285" calcext:value-type="float">
            <text:p>0.999759522285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8137010016" calcext:value-type="float">
            <text:p>0.18137010016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878332941" calcext:value-type="float">
            <text:p>0.999878332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260590045164" calcext:value-type="float">
            <text:p>0.0260590045164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4540996432" calcext:value-type="float">
            <text:p>0.994540996432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587722893219" calcext:value-type="float">
            <text:p>0.0587722893219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8752983015" calcext:value-type="float">
            <text:p>0.998752983015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06895935724" calcext:value-type="float">
            <text:p>0.10689593572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754182428" calcext:value-type="float">
            <text:p>0.999754182428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77161057173" calcext:value-type="float">
            <text:p>0.177161057173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875677582" calcext:value-type="float">
            <text:p>0.999875677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250091254238" calcext:value-type="float">
            <text:p>0.0250091254238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4538811082" calcext:value-type="float">
            <text:p>0.994538811082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575186893831" calcext:value-type="float">
            <text:p>0.0575186893831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8750790721" calcext:value-type="float">
            <text:p>0.998750790721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05259384128" calcext:value-type="float">
            <text:p>0.105259384128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748842571" calcext:value-type="float">
            <text:p>0.999748842571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73479435814" calcext:value-type="float">
            <text:p>0.173479435814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873796703" calcext:value-type="float">
            <text:p>0.999873796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239344747217" calcext:value-type="float">
            <text:p>0.0239344747217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4535897283" calcext:value-type="float">
            <text:p>0.994535897283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562158544014" calcext:value-type="float">
            <text:p>0.0562158544014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8747601929" calcext:value-type="float">
            <text:p>0.998747601929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03800613147" calcext:value-type="float">
            <text:p>0.103800613147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741293117" calcext:value-type="float">
            <text:p>0.999741293117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70255397725" calcext:value-type="float">
            <text:p>0.170255397725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871805184" calcext:value-type="float">
            <text:p>0.999871805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31840406721" calcext:value-type="float">
            <text:p>0.0231840406721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4532255033" calcext:value-type="float">
            <text:p>0.994532255033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548954781899" calcext:value-type="float">
            <text:p>0.054895478189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8743615939" calcext:value-type="float">
            <text:p>0.998743615939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02483035334" calcext:value-type="float">
            <text:p>0.102483035334</text:p>
          </table:table-cell>
          <table:table-cell office:value-type="float" office:value="22.4" calcext:value-type="float">
            <text:p>22.4</text:p>
          </table:table-cell>
          <table:table-cell office:value-type="float" office:value="0.999732945754" calcext:value-type="float">
            <text:p>0.999732945754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67440760712" calcext:value-type="float">
            <text:p>0.167440760712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867527106" calcext:value-type="float">
            <text:p>0.999867527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27199372841" calcext:value-type="float">
            <text:p>0.0227199372841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4530798133" calcext:value-type="float">
            <text:p>0.994530798133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534437420865" calcext:value-type="float">
            <text:p>0.0534437420865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8741622944" calcext:value-type="float">
            <text:p>0.998741622944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01285778656" calcext:value-type="float">
            <text:p>0.101285778656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722634305" calcext:value-type="float">
            <text:p>0.999722634305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64944251615" calcext:value-type="float">
            <text:p>0.164944251615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864281668" calcext:value-type="float">
            <text:p>0.999864281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23745919059" calcext:value-type="float">
            <text:p>0.0223745919059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4526427434" calcext:value-type="float">
            <text:p>0.994526427434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518801806428" calcext:value-type="float">
            <text:p>0.0518801806428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8738035553" calcext:value-type="float">
            <text:p>0.998738035553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00167405987" calcext:value-type="float">
            <text:p>0.100167405987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707596776" calcext:value-type="float">
            <text:p>0.999707596776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62714330982" calcext:value-type="float">
            <text:p>0.162714330982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86077807" calcext:value-type="float">
            <text:p>0.99986077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21312472724" calcext:value-type="float">
            <text:p>0.0221312472724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4521328285" calcext:value-type="float">
            <text:p>0.994521328285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50229311714" calcext:value-type="float">
            <text:p>0.05022931171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873504606" calcext:value-type="float">
            <text:p>0.99873504606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991019500618" calcext:value-type="float">
            <text:p>0.0991019500618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686114591" calcext:value-type="float">
            <text:p>0.999686114591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60724140744" calcext:value-type="float">
            <text:p>0.160724140744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857053191" calcext:value-type="float">
            <text:p>0.999857053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16729724984" calcext:value-type="float">
            <text:p>0.0216729724984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4494375638" calcext:value-type="float">
            <text:p>0.994494375638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484391096072" calcext:value-type="float">
            <text:p>0.0484391096072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8732853766" calcext:value-type="float">
            <text:p>0.998732853766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981093620893" calcext:value-type="float">
            <text:p>0.0981093620893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654014069" calcext:value-type="float">
            <text:p>0.999654014069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58959550901" calcext:value-type="float">
            <text:p>0.158959550901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853844633" calcext:value-type="float">
            <text:p>0.999853844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14099562927" calcext:value-type="float">
            <text:p>0.0214099562927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4464509192" calcext:value-type="float">
            <text:p>0.994464509192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465807359024" calcext:value-type="float">
            <text:p>0.046580735902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873125937" calcext:value-type="float">
            <text:p>0.99873125937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971488188271" calcext:value-type="float">
            <text:p>0.0971488188271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60577122" calcext:value-type="float">
            <text:p>0.99960577122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57348251269" calcext:value-type="float">
            <text:p>0.157348251269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850451675" calcext:value-type="float">
            <text:p>0.999850451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12547694455" calcext:value-type="float">
            <text:p>0.0212547694455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298422615" calcext:value-type="float">
            <text:p>0.994298422615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447197708796" calcext:value-type="float">
            <text:p>0.0447197708796</text:p>
          </table:table-cell>
          <table:table-cell office:value-type="float" office:value="22.4" calcext:value-type="float">
            <text:p>22.4</text:p>
          </table:table-cell>
          <table:table-cell office:value-type="float" office:value="0.998728269877" calcext:value-type="float">
            <text:p>0.998728269877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962554344023" calcext:value-type="float">
            <text:p>0.0962554344023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524875449" calcext:value-type="float">
            <text:p>0.999524875449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55881055503" calcext:value-type="float">
            <text:p>0.155881055503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846689917" calcext:value-type="float">
            <text:p>0.9998466899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1132368552" calcext:value-type="float">
            <text:p>0.021132368552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050749648" calcext:value-type="float">
            <text:p>0.994050749648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429656478933" calcext:value-type="float">
            <text:p>0.0429656478933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8725280385" calcext:value-type="float">
            <text:p>0.998725280385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954145983914" calcext:value-type="float">
            <text:p>0.0954145983914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379901391" calcext:value-type="float">
            <text:p>0.999379901391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54543353995" calcext:value-type="float">
            <text:p>0.154543353995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843223198" calcext:value-type="float">
            <text:p>0.999843223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10405678819" calcext:value-type="float">
            <text:p>0.0210405678819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691623846" calcext:value-type="float">
            <text:p>0.993691623846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413155762932" calcext:value-type="float">
            <text:p>0.0413155762932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8720895795" calcext:value-type="float">
            <text:p>0.998720895795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946382815195" calcext:value-type="float">
            <text:p>0.0946382815195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123404104" calcext:value-type="float">
            <text:p>0.999123404104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5328508301" calcext:value-type="float">
            <text:p>0.15328508301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83979336" calcext:value-type="float">
            <text:p>0.99983979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9575101327" calcext:value-type="float">
            <text:p>0.0209575101327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3341239443" calcext:value-type="float">
            <text:p>0.993341239443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399152678865" calcext:value-type="float">
            <text:p>0.0399152678865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8714717511" calcext:value-type="float">
            <text:p>0.998714717511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939300443101" calcext:value-type="float">
            <text:p>0.0939300443101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657547582" calcext:value-type="float">
            <text:p>0.998657547582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52087759181" calcext:value-type="float">
            <text:p>0.152087759181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836179122" calcext:value-type="float">
            <text:p>0.999836179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8984954162" calcext:value-type="float">
            <text:p>0.0208984954162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2971186893" calcext:value-type="float">
            <text:p>0.992971186893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387908351858" calcext:value-type="float">
            <text:p>0.0387908351858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8708339927" calcext:value-type="float">
            <text:p>0.998708339927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932915442481" calcext:value-type="float">
            <text:p>0.0932915442481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7864302562" calcext:value-type="float">
            <text:p>0.997864302562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50955698981" calcext:value-type="float">
            <text:p>0.150955698981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832085444" calcext:value-type="float">
            <text:p>0.9998320854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8358378159" calcext:value-type="float">
            <text:p>0.0208358378159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2590207594" calcext:value-type="float">
            <text:p>0.992590207594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373173718773" calcext:value-type="float">
            <text:p>0.0373173718773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8698374952" calcext:value-type="float">
            <text:p>0.998698374952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27210010718" calcext:value-type="float">
            <text:p>0.0927210010718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6545726058" calcext:value-type="float">
            <text:p>0.996545726058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49879310245" calcext:value-type="float">
            <text:p>0.149879310245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828508086" calcext:value-type="float">
            <text:p>0.9998285080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7790088296" calcext:value-type="float">
            <text:p>0.0207790088296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2215784344" calcext:value-type="float">
            <text:p>0.992215784344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64401110519" calcext:value-type="float">
            <text:p>0.0364401110519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687612779" calcext:value-type="float">
            <text:p>0.998687612779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22041726878" calcext:value-type="float">
            <text:p>0.0922041726878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428810188" calcext:value-type="float">
            <text:p>0.994428810188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48850476522" calcext:value-type="float">
            <text:p>0.148850476522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824598808" calcext:value-type="float">
            <text:p>0.999824598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7338370713" calcext:value-type="float">
            <text:p>0.0207338370713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17947403" calcext:value-type="float">
            <text:p>0.9917947403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58881603077" calcext:value-type="float">
            <text:p>0.0358881603077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670074422" calcext:value-type="float">
            <text:p>0.998670074422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13504451268" calcext:value-type="float">
            <text:p>0.0913504451268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1140071824" calcext:value-type="float">
            <text:p>0.991140071824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47874067683" calcext:value-type="float">
            <text:p>0.147874067683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81925121" calcext:value-type="float">
            <text:p>0.999819251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6944939269" calcext:value-type="float">
            <text:p>0.0206944939269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280454669" calcext:value-type="float">
            <text:p>0.991280454669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55429170108" calcext:value-type="float">
            <text:p>0.035542917010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651938168" calcext:value-type="float">
            <text:p>0.998651938168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0665842426" calcext:value-type="float">
            <text:p>0.090665842426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6173881714" calcext:value-type="float">
            <text:p>0.986173881714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46954695346" calcext:value-type="float">
            <text:p>0.146954695346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814346173" calcext:value-type="float">
            <text:p>0.999814346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6609793966" calcext:value-type="float">
            <text:p>0.0206609793966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0513396922" calcext:value-type="float">
            <text:p>0.990513396922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53041170861" calcext:value-type="float">
            <text:p>0.0353041170861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627225029" calcext:value-type="float">
            <text:p>0.998627225029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01247042617" calcext:value-type="float">
            <text:p>0.0901247042617</text:p>
          </table:table-cell>
          <table:table-cell office:value-type="float" office:value="26.24" calcext:value-type="float">
            <text:p>26.24</text:p>
          </table:table-cell>
          <table:table-cell office:value-type="float" office:value="0.978868956831" calcext:value-type="float">
            <text:p>0.978868956831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46093503192" calcext:value-type="float">
            <text:p>0.146093503192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808408496" calcext:value-type="float">
            <text:p>0.999808408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6238219825" calcext:value-type="float">
            <text:p>0.0206238219825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9049941068" calcext:value-type="float">
            <text:p>0.989049941068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1233228192" calcext:value-type="float">
            <text:p>0.0351233228192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58716583" calcext:value-type="float">
            <text:p>0.99858716583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896730089001" calcext:value-type="float">
            <text:p>0.0896730089001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68568003697" calcext:value-type="float">
            <text:p>0.968568003697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45294623232" calcext:value-type="float">
            <text:p>0.145294623232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801917619" calcext:value-type="float">
            <text:p>0.9998019176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561892959" calcext:value-type="float">
            <text:p>0.020561892959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4215947517" calcext:value-type="float">
            <text:p>0.984215947517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49808003266" calcext:value-type="float">
            <text:p>0.0349808003266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52677808" calcext:value-type="float">
            <text:p>0.99852677808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892820879891" calcext:value-type="float">
            <text:p>0.0892820879891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54578191163" calcext:value-type="float">
            <text:p>0.954578191163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44553074919" calcext:value-type="float">
            <text:p>0.14455307491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793877783" calcext:value-type="float">
            <text:p>0.9997938777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5043353959" calcext:value-type="float">
            <text:p>0.0205043353959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71014978387" calcext:value-type="float">
            <text:p>0.971014978387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48566163924" calcext:value-type="float">
            <text:p>0.0348566163924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443470889" calcext:value-type="float">
            <text:p>0.998443470889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889394183087" calcext:value-type="float">
            <text:p>0.0889394183087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36301148315" calcext:value-type="float">
            <text:p>0.936301148315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3227658763" calcext:value-type="float">
            <text:p>0.143227658763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784657788" calcext:value-type="float">
            <text:p>0.999784657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204657208283" calcext:value-type="float">
            <text:p>0.0204657208283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50369979705" calcext:value-type="float">
            <text:p>0.950369979705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47501730203" calcext:value-type="float">
            <text:p>0.0347501730203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8299975247" calcext:value-type="float">
            <text:p>0.998299975247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886413779471" calcext:value-type="float">
            <text:p>0.0886413779471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1358146689" calcext:value-type="float">
            <text:p>0.91358146689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2136771097" calcext:value-type="float">
            <text:p>0.142136771097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773593793" calcext:value-type="float">
            <text:p>0.999773593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204336634515" calcext:value-type="float">
            <text:p>0.0204336634515</text:p>
          </table:table-cell>
          <table:table-cell office:value-type="float" office:value="28.8" calcext:value-type="float">
            <text:p>28.8</text:p>
          </table:table-cell>
          <table:table-cell office:value-type="float" office:value="0.926656021585" calcext:value-type="float">
            <text:p>0.926656021585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46528989274" calcext:value-type="float">
            <text:p>0.0346528989274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8067990627" calcext:value-type="float">
            <text:p>0.998067990627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883690592974" calcext:value-type="float">
            <text:p>0.0883690592974</text:p>
          </table:table-cell>
          <table:table-cell office:value-type="float" office:value="27.52" calcext:value-type="float">
            <text:p>27.52</text:p>
          </table:table-cell>
          <table:table-cell office:value-type="float" office:value="0.886237653114" calcext:value-type="float">
            <text:p>0.886237653114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1213119178" calcext:value-type="float">
            <text:p>0.141213119178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761312759" calcext:value-type="float">
            <text:p>0.999761312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204074346886" calcext:value-type="float">
            <text:p>0.020407434688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87627861169" calcext:value-type="float">
            <text:p>0.887627861169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45622027958" calcext:value-type="float">
            <text:p>0.034562202795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7649063073" calcext:value-type="float">
            <text:p>0.997649063073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81171215747" calcext:value-type="float">
            <text:p>0.0881171215747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54675904415" calcext:value-type="float">
            <text:p>0.854675904415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0416674153" calcext:value-type="float">
            <text:p>0.140416674153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745417487" calcext:value-type="float">
            <text:p>0.999745417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203761058884" calcext:value-type="float">
            <text:p>0.0203761058884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06164580143" calcext:value-type="float">
            <text:p>0.806164580143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4699120068" calcext:value-type="float">
            <text:p>0.0344699120068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7005524981" calcext:value-type="float">
            <text:p>0.997005524981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78735940537" calcext:value-type="float">
            <text:p>0.0878735940537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19320217743" calcext:value-type="float">
            <text:p>0.819320217743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39724857537" calcext:value-type="float">
            <text:p>0.139724857537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726682456" calcext:value-type="float">
            <text:p>0.999726682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203557057395" calcext:value-type="float">
            <text:p>0.0203557057395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71571077042" calcext:value-type="float">
            <text:p>0.671571077042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3917738011" calcext:value-type="float">
            <text:p>0.0343917738011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5956013803" calcext:value-type="float">
            <text:p>0.995956013803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76428966945" calcext:value-type="float">
            <text:p>0.0876428966945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780691689525" calcext:value-type="float">
            <text:p>0.780691689525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39116677241" calcext:value-type="float">
            <text:p>0.139116677241</text:p>
          </table:table-cell>
          <table:table-cell office:value-type="float" office:value="22.4" calcext:value-type="float">
            <text:p>22.4</text:p>
          </table:table-cell>
          <table:table-cell office:value-type="float" office:value="0.999703595588" calcext:value-type="float">
            <text:p>0.999703595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203374913208" calcext:value-type="float">
            <text:p>0.0203374913208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20677778927" calcext:value-type="float">
            <text:p>0.520677778927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3202135565" calcext:value-type="float">
            <text:p>0.0343202135565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4210748063" calcext:value-type="float">
            <text:p>0.994210748063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74131815486" calcext:value-type="float">
            <text:p>0.0874131815486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39984115459" calcext:value-type="float">
            <text:p>0.739984115459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38567673238" calcext:value-type="float">
            <text:p>0.13856767323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673243363" calcext:value-type="float">
            <text:p>0.999673243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203170911719" calcext:value-type="float">
            <text:p>0.0203170911719</text:p>
          </table:table-cell>
          <table:table-cell office:value-type="float" office:value="30.08" calcext:value-type="float">
            <text:p>30.08</text:p>
          </table:table-cell>
          <table:table-cell office:value-type="float" office:value="0.402148053072" calcext:value-type="float">
            <text:p>0.402148053072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4243670008" calcext:value-type="float">
            <text:p>0.034243670008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548903913" calcext:value-type="float">
            <text:p>0.991548903913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71935340896" calcext:value-type="float">
            <text:p>0.0871935340896</text:p>
          </table:table-cell>
          <table:table-cell office:value-type="float" office:value="28.8" calcext:value-type="float">
            <text:p>28.8</text:p>
          </table:table-cell>
          <table:table-cell office:value-type="float" office:value="0.6974532563" calcext:value-type="float">
            <text:p>0.6974532563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3806611357" calcext:value-type="float">
            <text:p>0.13806611357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635920822" calcext:value-type="float">
            <text:p>0.999635920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20290862409" calcext:value-type="float">
            <text:p>0.020290862409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29578416904" calcext:value-type="float">
            <text:p>0.329578416904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41699171097" calcext:value-type="float">
            <text:p>0.0341699171097</text:p>
          </table:table-cell>
          <table:table-cell office:value-type="float" office:value="27.52" calcext:value-type="float">
            <text:p>27.52</text:p>
          </table:table-cell>
          <table:table-cell office:value-type="float" office:value="0.98757925643" calcext:value-type="float">
            <text:p>0.98757925643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69792888039" calcext:value-type="float">
            <text:p>0.0869792888039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54176903951" calcext:value-type="float">
            <text:p>0.654176903951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7599417741" calcext:value-type="float">
            <text:p>0.137599417741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588751325" calcext:value-type="float">
            <text:p>0.999588751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202719194136" calcext:value-type="float">
            <text:p>0.0202719194136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287426663306" calcext:value-type="float">
            <text:p>0.287426663306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41011475154" calcext:value-type="float">
            <text:p>0.034101147515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1976349527" calcext:value-type="float">
            <text:p>0.981976349527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6774374545" calcext:value-type="float">
            <text:p>0.086774374545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10703038256" calcext:value-type="float">
            <text:p>0.610703038256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7158915907" calcext:value-type="float">
            <text:p>0.137158915907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523990078" calcext:value-type="float">
            <text:p>0.999523990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202551621484" calcext:value-type="float">
            <text:p>0.0202551621484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58934802277" calcext:value-type="float">
            <text:p>0.258934802277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40409492038" calcext:value-type="float">
            <text:p>0.0340409492038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74051404125" calcext:value-type="float">
            <text:p>0.974051404125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65692147327" calcext:value-type="float">
            <text:p>0.0865692147327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67668391175" calcext:value-type="float">
            <text:p>0.567668391175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6743058564" calcext:value-type="float">
            <text:p>0.136743058564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433892283" calcext:value-type="float">
            <text:p>0.999433892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202282048088" calcext:value-type="float">
            <text:p>0.0202282048088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36110281488" calcext:value-type="float">
            <text:p>0.236110281488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39805515601" calcext:value-type="float">
            <text:p>0.0339805515601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3294811397" calcext:value-type="float">
            <text:p>0.963294811397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63631340954" calcext:value-type="float">
            <text:p>0.0863631340954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25766284877" calcext:value-type="float">
            <text:p>0.525766284877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6345131195" calcext:value-type="float">
            <text:p>0.136345131195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302673308" calcext:value-type="float">
            <text:p>0.999302673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201808473202" calcext:value-type="float">
            <text:p>0.0201808473202</text:p>
          </table:table-cell>
          <table:table-cell office:value-type="float" office:value="31.36" calcext:value-type="float">
            <text:p>31.36</text:p>
          </table:table-cell>
          <table:table-cell office:value-type="float" office:value="0.217121049434" calcext:value-type="float">
            <text:p>0.217121049434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39315158493" calcext:value-type="float">
            <text:p>0.0339315158493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48626766641" calcext:value-type="float">
            <text:p>0.948626766641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61568079049" calcext:value-type="float">
            <text:p>0.0861568079049</text:p>
          </table:table-cell>
          <table:table-cell office:value-type="float" office:value="30.08" calcext:value-type="float">
            <text:p>30.08</text:p>
          </table:table-cell>
          <table:table-cell office:value-type="float" office:value="0.4851227891" calcext:value-type="float">
            <text:p>0.4851227891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5961813435" calcext:value-type="float">
            <text:p>0.135961813435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109164045" calcext:value-type="float">
            <text:p>0.999109164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9251168819" calcext:value-type="float">
            <text:p>0.0199251168819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00886814911" calcext:value-type="float">
            <text:p>0.200886814911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38810848134" calcext:value-type="float">
            <text:p>0.0338810848134</text:p>
          </table:table-cell>
          <table:table-cell office:value-type="float" office:value="28.8" calcext:value-type="float">
            <text:p>28.8</text:p>
          </table:table-cell>
          <table:table-cell office:value-type="float" office:value="0.928642009067" calcext:value-type="float">
            <text:p>0.928642009067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59639257594" calcext:value-type="float">
            <text:p>0.0859639257594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46357634185" calcext:value-type="float">
            <text:p>0.446357634185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5593105283" calcext:value-type="float">
            <text:p>0.135593105283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804572277" calcext:value-type="float">
            <text:p>0.998804572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88140373425" calcext:value-type="float">
            <text:p>0.0188140373425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183823604399" calcext:value-type="float">
            <text:p>0.183823604399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38274644631" calcext:value-type="float">
            <text:p>0.033827464463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02102689467" calcext:value-type="float">
            <text:p>0.902102689467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5772516934" calcext:value-type="float">
            <text:p>0.085772516934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09536310109" calcext:value-type="float">
            <text:p>0.409536310109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5232771831" calcext:value-type="float">
            <text:p>0.135232771831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298837089" calcext:value-type="float">
            <text:p>0.998298837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60680315823" calcext:value-type="float">
            <text:p>0.016068031582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62602401845" calcext:value-type="float">
            <text:p>0.162602401845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37786280845" calcext:value-type="float">
            <text:p>0.0337786280845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68270203887" calcext:value-type="float">
            <text:p>0.868270203887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55844230786" calcext:value-type="float">
            <text:p>0.0855844230786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74934463992" calcext:value-type="float">
            <text:p>0.374934463992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4875869424" calcext:value-type="float">
            <text:p>0.134875869424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745587135" calcext:value-type="float">
            <text:p>0.99745587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45547776784" calcext:value-type="float">
            <text:p>0.0145547776784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38090791082" calcext:value-type="float">
            <text:p>0.138090791082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37335790169" calcext:value-type="float">
            <text:p>0.0337335790169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27956897098" calcext:value-type="float">
            <text:p>0.827956897098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53889626231" calcext:value-type="float">
            <text:p>0.0853889626231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42638147327" calcext:value-type="float">
            <text:p>0.342638147327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4526234928" calcext:value-type="float">
            <text:p>0.134526234928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6045765254" calcext:value-type="float">
            <text:p>0.996045765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4232979901" calcext:value-type="float">
            <text:p>0.0134232979901</text:p>
          </table:table-cell>
          <table:table-cell office:value-type="float" office:value="32.64" calcext:value-type="float">
            <text:p>32.64</text:p>
          </table:table-cell>
          <table:table-cell office:value-type="float" office:value="0.115867969912" calcext:value-type="float">
            <text:p>0.115867969912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36861379634" calcext:value-type="float">
            <text:p>0.0336861379634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783049138887" calcext:value-type="float">
            <text:p>0.783049138887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52037540194" calcext:value-type="float">
            <text:p>0.0852037540194</text:p>
          </table:table-cell>
          <table:table-cell office:value-type="float" office:value="31.36" calcext:value-type="float">
            <text:p>31.36</text:p>
          </table:table-cell>
          <table:table-cell office:value-type="float" office:value="0.312507419026" calcext:value-type="float">
            <text:p>0.312507419026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4183056698" calcext:value-type="float">
            <text:p>0.134183056698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3767172472" calcext:value-type="float">
            <text:p>0.993767172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2721467295" calcext:value-type="float">
            <text:p>0.012272146729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899482654879" calcext:value-type="float">
            <text:p>0.0899482654879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36283316377" calcext:value-type="float">
            <text:p>0.0336283316377</text:p>
          </table:table-cell>
          <table:table-cell office:value-type="float" office:value="30.08" calcext:value-type="float">
            <text:p>30.08</text:p>
          </table:table-cell>
          <table:table-cell office:value-type="float" office:value="0.732655861179" calcext:value-type="float">
            <text:p>0.732655861179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5011608534" calcext:value-type="float">
            <text:p>0.085011608534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84907046586" calcext:value-type="float">
            <text:p>0.284907046586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3841243508" calcext:value-type="float">
            <text:p>0.133841243508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0217806164" calcext:value-type="float">
            <text:p>0.990217806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8095004951" calcext:value-type="float">
            <text:p>0.0118095004951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761506958882" calcext:value-type="float">
            <text:p>0.0761506958882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3531256877" calcext:value-type="float">
            <text:p>0.033531256877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674538731267" calcext:value-type="float">
            <text:p>0.674538731267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48070012167" calcext:value-type="float">
            <text:p>0.0848070012167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59527563791" calcext:value-type="float">
            <text:p>0.259527563791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3507067158" calcext:value-type="float">
            <text:p>0.133507067158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4940612719" calcext:value-type="float">
            <text:p>0.9849406127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6003989686" calcext:value-type="float">
            <text:p>0.0116003989686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654927453674" calcext:value-type="float">
            <text:p>0.0654927453674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32573744925" calcext:value-type="float">
            <text:p>0.0332573744925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606077558597" calcext:value-type="float">
            <text:p>0.606077558597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44882729866" calcext:value-type="float">
            <text:p>0.084488272986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36283655679" calcext:value-type="float">
            <text:p>0.236283655679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3181745117" calcext:value-type="float">
            <text:p>0.133181745117</text:p>
          </table:table-cell>
          <table:table-cell office:value-type="float" office:value="26.24" calcext:value-type="float">
            <text:p>26.24</text:p>
          </table:table-cell>
          <table:table-cell office:value-type="float" office:value="0.977465040451" calcext:value-type="float">
            <text:p>0.977465040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4816409588" calcext:value-type="float">
            <text:p>0.0114816409588</text:p>
          </table:table-cell>
          <table:table-cell office:value-type="float" office:value="34.56" calcext:value-type="float">
            <text:p>34.56</text:p>
          </table:table-cell>
          <table:table-cell office:value-type="float" office:value="0.0581761945486" calcext:value-type="float">
            <text:p>0.0581761945486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24817730675" calcext:value-type="float">
            <text:p>0.0324817730675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530356502963" calcext:value-type="float">
            <text:p>0.530356502963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37762910887" calcext:value-type="float">
            <text:p>0.0837762910887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1507355807" calcext:value-type="float">
            <text:p>0.21507355807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285660754" calcext:value-type="float">
            <text:p>0.13285660754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67382459165" calcext:value-type="float">
            <text:p>0.967382459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3847402515" calcext:value-type="float">
            <text:p>0.0113847402515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531258513758" calcext:value-type="float">
            <text:p>0.0531258513758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08428640682" calcext:value-type="float">
            <text:p>0.0308428640682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55680374619" calcext:value-type="float">
            <text:p>0.455680374619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21881134997" calcext:value-type="float">
            <text:p>0.0821881134997</text:p>
          </table:table-cell>
          <table:table-cell office:value-type="float" office:value="32.64" calcext:value-type="float">
            <text:p>32.64</text:p>
          </table:table-cell>
          <table:table-cell office:value-type="float" office:value="0.195767088925" calcext:value-type="float">
            <text:p>0.195767088925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253054764" calcext:value-type="float">
            <text:p>0.13253054764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5435372055" calcext:value-type="float">
            <text:p>0.95435372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3206254977" calcext:value-type="float">
            <text:p>0.0113206254977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491383166106" calcext:value-type="float">
            <text:p>0.0491383166106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83103490067" calcext:value-type="float">
            <text:p>0.0283103490067</text:p>
          </table:table-cell>
          <table:table-cell office:value-type="float" office:value="31.36" calcext:value-type="float">
            <text:p>31.36</text:p>
          </table:table-cell>
          <table:table-cell office:value-type="float" office:value="0.389416877559" calcext:value-type="float">
            <text:p>0.389416877559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795607541925" calcext:value-type="float">
            <text:p>0.079560754192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62418943113" calcext:value-type="float">
            <text:p>0.162418943113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2204709097" calcext:value-type="float">
            <text:p>0.132204709097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38029718701" calcext:value-type="float">
            <text:p>0.938029718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1253596437" calcext:value-type="float">
            <text:p>0.011253596437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456781795746" calcext:value-type="float">
            <text:p>0.0456781795746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58485968611" calcext:value-type="float">
            <text:p>0.0258485968611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35802521298" calcext:value-type="float">
            <text:p>0.335802521298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64262658581" calcext:value-type="float">
            <text:p>0.0764262658581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35091639932" calcext:value-type="float">
            <text:p>0.135091639932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1856144497" calcext:value-type="float">
            <text:p>0.13185614449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18507779887" calcext:value-type="float">
            <text:p>0.918507779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11967674507" calcext:value-type="float">
            <text:p>0.0111967674507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23965127646" calcext:value-type="float">
            <text:p>0.0423965127646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4335378747" calcext:value-type="float">
            <text:p>0.0244335378747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92998369331" calcext:value-type="float">
            <text:p>0.292998369331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3431129042" calcext:value-type="float">
            <text:p>0.073431129042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12818787951" calcext:value-type="float">
            <text:p>0.112818787951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1379192427" calcext:value-type="float">
            <text:p>0.131379192427</text:p>
          </table:table-cell>
          <table:table-cell office:value-type="float" office:value="27.52" calcext:value-type="float">
            <text:p>27.52</text:p>
          </table:table-cell>
          <table:table-cell office:value-type="float" office:value="0.895580343575" calcext:value-type="float">
            <text:p>0.895580343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10393948733" calcext:value-type="float">
            <text:p>0.0110393948733</text:p>
          </table:table-cell>
          <table:table-cell office:value-type="float" office:value="37.12" calcext:value-type="float">
            <text:p>37.12</text:p>
          </table:table-cell>
          <table:table-cell office:value-type="float" office:value="0.0394805278057" calcext:value-type="float">
            <text:p>0.0394805278057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5548817243" calcext:value-type="float">
            <text:p>0.023554881724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58281193262" calcext:value-type="float">
            <text:p>0.258281193262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09084982326" calcext:value-type="float">
            <text:p>0.0709084982326</text:p>
          </table:table-cell>
          <table:table-cell office:value-type="float" office:value="34.56" calcext:value-type="float">
            <text:p>34.56</text:p>
          </table:table-cell>
          <table:table-cell office:value-type="float" office:value="0.0946269373095" calcext:value-type="float">
            <text:p>0.0946269373095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0407395207" calcext:value-type="float">
            <text:p>0.130407395207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69621188376" calcext:value-type="float">
            <text:p>0.869621188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282403633" calcext:value-type="float">
            <text:p>0.010282403633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68122158135" calcext:value-type="float">
            <text:p>0.0368122158135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3006718291" calcext:value-type="float">
            <text:p>0.023006718291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29182270157" calcext:value-type="float">
            <text:p>0.229182270157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689770370798" calcext:value-type="float">
            <text:p>0.0689770370798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798662826061" calcext:value-type="float">
            <text:p>0.0798662826061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28409605021" calcext:value-type="float">
            <text:p>0.128409605021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40800699805" calcext:value-type="float">
            <text:p>0.840800699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807481608901" calcext:value-type="float">
            <text:p>0.00807481608901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43857491889" calcext:value-type="float">
            <text:p>0.0343857491889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6736342558" calcext:value-type="float">
            <text:p>0.0226736342558</text:p>
          </table:table-cell>
          <table:table-cell office:value-type="float" office:value="32.64" calcext:value-type="float">
            <text:p>32.64</text:p>
          </table:table-cell>
          <table:table-cell office:value-type="float" office:value="0.203579458918" calcext:value-type="float">
            <text:p>0.203579458918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75720422794" calcext:value-type="float">
            <text:p>0.0675720422794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79068434262" calcext:value-type="float">
            <text:p>0.0679068434262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5290896306" calcext:value-type="float">
            <text:p>0.125290896306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09499184233" calcext:value-type="float">
            <text:p>0.809499184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610255883439" calcext:value-type="float">
            <text:p>0.00610255883439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21989425821" calcext:value-type="float">
            <text:p>0.0321989425821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4685214657" calcext:value-type="float">
            <text:p>0.0224685214657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60295792349" calcext:value-type="float">
            <text:p>0.160295792349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65541009249" calcext:value-type="float">
            <text:p>0.0665541009249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80770252944" calcext:value-type="float">
            <text:p>0.0580770252944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1491770898" calcext:value-type="float">
            <text:p>0.121491770898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76178821589" calcext:value-type="float">
            <text:p>0.776178821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489312143407" calcext:value-type="float">
            <text:p>0.00489312143407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0156369056" calcext:value-type="float">
            <text:p>0.030156369056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3130423828" calcext:value-type="float">
            <text:p>0.0223130423828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262508535" calcext:value-type="float">
            <text:p>0.1262508535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58041196483" calcext:value-type="float">
            <text:p>0.0658041196483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0031149168" calcext:value-type="float">
            <text:p>0.050031149168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7626238178" calcext:value-type="float">
            <text:p>0.117626238178</text:p>
          </table:table-cell>
          <table:table-cell office:value-type="float" office:value="28.8" calcext:value-type="float">
            <text:p>28.8</text:p>
          </table:table-cell>
          <table:table-cell office:value-type="float" office:value="0.741120452933" calcext:value-type="float">
            <text:p>0.741120452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357585467517" calcext:value-type="float">
            <text:p>0.00357585467517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8329416701" calcext:value-type="float">
            <text:p>0.028329416701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196831735" calcext:value-type="float">
            <text:p>0.022196831735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00402704574" calcext:value-type="float">
            <text:p>0.100402704574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52271920853" calcext:value-type="float">
            <text:p>0.0652271920853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33440519206" calcext:value-type="float">
            <text:p>0.0433440519206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4136386378" calcext:value-type="float">
            <text:p>0.114136386378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04951886192" calcext:value-type="float">
            <text:p>0.704951886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28319778163" calcext:value-type="float">
            <text:p>0.002831977816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66532534758" calcext:value-type="float">
            <text:p>0.0266532534758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0708538114" calcext:value-type="float">
            <text:p>0.0220708538114</text:p>
          </table:table-cell>
          <table:table-cell office:value-type="float" office:value="34.56" calcext:value-type="float">
            <text:p>34.56</text:p>
          </table:table-cell>
          <table:table-cell office:value-type="float" office:value="0.0812043828352" calcext:value-type="float">
            <text:p>0.0812043828352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4771322317" calcext:value-type="float">
            <text:p>0.064771322317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77693022034" calcext:value-type="float">
            <text:p>0.0377693022034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1240289729" calcext:value-type="float">
            <text:p>0.111240289729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68039118301" calcext:value-type="float">
            <text:p>0.668039118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48517528464" calcext:value-type="float">
            <text:p>0.00248517528464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4944310005" calcext:value-type="float">
            <text:p>0.024944310005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18338478761" calcext:value-type="float">
            <text:p>0.0218338478761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666027048131" calcext:value-type="float">
            <text:p>0.0666027048131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43274232738" calcext:value-type="float">
            <text:p>0.0643274232738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30921395458" calcext:value-type="float">
            <text:p>0.0330921395458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8931971575" calcext:value-type="float">
            <text:p>0.1089319715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30933984427" calcext:value-type="float">
            <text:p>0.630933984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34455997243" calcext:value-type="float">
            <text:p>0.00234455997243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31086162511" calcext:value-type="float">
            <text:p>0.0231086162511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2364493999" calcext:value-type="float">
            <text:p>0.0212364493999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551563365084" calcext:value-type="float">
            <text:p>0.0551563365084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36729008566" calcext:value-type="float">
            <text:p>0.0636729008566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90616520291" calcext:value-type="float">
            <text:p>0.0290616520291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148529434" calcext:value-type="float">
            <text:p>0.107148529434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94009304303" calcext:value-type="float">
            <text:p>0.594009304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23818776734" calcext:value-type="float">
            <text:p>0.0022381877673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11119350689" calcext:value-type="float">
            <text:p>0.0211119350689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198564728733" calcext:value-type="float">
            <text:p>0.0198564728733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465320491536" calcext:value-type="float">
            <text:p>0.0465320491536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23450098037" calcext:value-type="float">
            <text:p>0.0623450098037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56003810326" calcext:value-type="float">
            <text:p>0.0256003810326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5788987299" calcext:value-type="float">
            <text:p>0.105788987299</text:p>
          </table:table-cell>
          <table:table-cell office:value-type="float" office:value="30.08" calcext:value-type="float">
            <text:p>30.08</text:p>
          </table:table-cell>
          <table:table-cell office:value-type="float" office:value="0.557340386851" calcext:value-type="float">
            <text:p>0.557340386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15002998093" calcext:value-type="float">
            <text:p>0.00215002998093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91043271381" calcext:value-type="float">
            <text:p>0.0191043271381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75671430439" calcext:value-type="float">
            <text:p>0.0175671430439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01201855718" calcext:value-type="float">
            <text:p>0.0401201855718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00377292701" calcext:value-type="float">
            <text:p>0.0600377292701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25713929724" calcext:value-type="float">
            <text:p>0.0225713929724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472632274" calcext:value-type="float">
            <text:p>0.10472632274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21600070456" calcext:value-type="float">
            <text:p>0.521600070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07790088296" calcext:value-type="float">
            <text:p>0.00207790088296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73028705297" calcext:value-type="float">
            <text:p>0.0173028705297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49786156461" calcext:value-type="float">
            <text:p>0.0149786156461</text:p>
          </table:table-cell>
          <table:table-cell office:value-type="float" office:value="37.12" calcext:value-type="float">
            <text:p>37.12</text:p>
          </table:table-cell>
          <table:table-cell office:value-type="float" office:value="0.0350545901266" calcext:value-type="float">
            <text:p>0.0350545901266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70176687903" calcext:value-type="float">
            <text:p>0.057017668790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99258926001" calcext:value-type="float">
            <text:p>0.0199258926001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386542573" calcext:value-type="float">
            <text:p>0.10386542573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86757781612" calcext:value-type="float">
            <text:p>0.486757781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02762908741" calcext:value-type="float">
            <text:p>0.00202762908741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57031945442" calcext:value-type="float">
            <text:p>0.0157031945442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32069514299" calcext:value-type="float">
            <text:p>0.0132069514299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11849909937" calcext:value-type="float">
            <text:p>0.0311849909937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39067535762" calcext:value-type="float">
            <text:p>0.0539067535762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75959962118" calcext:value-type="float">
            <text:p>0.0175959962118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3090821333" calcext:value-type="float">
            <text:p>0.103090821333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53161888625" calcext:value-type="float">
            <text:p>0.4531618886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198027159884" calcext:value-type="float">
            <text:p>0.00198027159884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44305925649" calcext:value-type="float">
            <text:p>0.0144305925649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1696268821" calcext:value-type="float">
            <text:p>0.0121696268821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281094010771" calcext:value-type="float">
            <text:p>0.0281094010771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11976863965" calcext:value-type="float">
            <text:p>0.0511976863965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55612036652" calcext:value-type="float">
            <text:p>0.0155612036652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2097404843" calcext:value-type="float">
            <text:p>0.102097404843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21028729469" calcext:value-type="float">
            <text:p>0.421028729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194821422196" calcext:value-type="float">
            <text:p>0.00194821422196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31703742339" calcext:value-type="float">
            <text:p>0.0131703742339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461001062" calcext:value-type="float">
            <text:p>0.011461001062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56701744708" calcext:value-type="float">
            <text:p>0.0256701744708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490439380862" calcext:value-type="float">
            <text:p>0.0490439380862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37478617554" calcext:value-type="float">
            <text:p>0.0137478617554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0364801188" calcext:value-type="float">
            <text:p>0.100364801188</text:p>
          </table:table-cell>
          <table:table-cell office:value-type="float" office:value="31.36" calcext:value-type="float">
            <text:p>31.36</text:p>
          </table:table-cell>
          <table:table-cell office:value-type="float" office:value="0.390324411439" calcext:value-type="float">
            <text:p>0.390324411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191907115208" calcext:value-type="float">
            <text:p>0.00191907115208</text:p>
          </table:table-cell>
          <table:table-cell office:value-type="float" office:value="44.8" calcext:value-type="float">
            <text:p>44.8</text:p>
          </table:table-cell>
          <table:table-cell office:value-type="float" office:value="0.0119079705531" calcext:value-type="float">
            <text:p>0.0119079705531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0324369233" calcext:value-type="float">
            <text:p>0.011032436923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36522670119" calcext:value-type="float">
            <text:p>0.0236522670119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74475344603" calcext:value-type="float">
            <text:p>0.0474475344603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21496485821" calcext:value-type="float">
            <text:p>0.0121496485821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75610107031" calcext:value-type="float">
            <text:p>0.0975610107031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61305471687" calcext:value-type="float">
            <text:p>0.3613054716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189867100316" calcext:value-type="float">
            <text:p>0.00189867100316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03753119587" calcext:value-type="float">
            <text:p>0.0103753119587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07613451891" calcext:value-type="float">
            <text:p>0.0107613451891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2005455226" calcext:value-type="float">
            <text:p>0.022005455226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62845324726" calcext:value-type="float">
            <text:p>0.0462845324726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07425040985" calcext:value-type="float">
            <text:p>0.0107425040985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39177211195" calcext:value-type="float">
            <text:p>0.0939177211195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33865142668" calcext:value-type="float">
            <text:p>0.333865142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87025651002" calcext:value-type="float">
            <text:p>0.00187025651002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867146763716" calcext:value-type="float">
            <text:p>0.00867146763716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5899195336" calcext:value-type="float">
            <text:p>0.0105899195336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0541201784" calcext:value-type="float">
            <text:p>0.020541201784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54328307266" calcext:value-type="float">
            <text:p>0.0454328307266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950022003895" calcext:value-type="float">
            <text:p>0.00950022003895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0012676049" calcext:value-type="float">
            <text:p>0.090012676049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308152898945" calcext:value-type="float">
            <text:p>0.308152898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84694205411" calcext:value-type="float">
            <text:p>0.00184694205411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699457596203" calcext:value-type="float">
            <text:p>0.00699457596203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4671309246" calcext:value-type="float">
            <text:p>0.010467130924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92886044132" calcext:value-type="float">
            <text:p>0.0192886044132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4804152798" calcext:value-type="float">
            <text:p>0.044804152798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839910462254" calcext:value-type="float">
            <text:p>0.00839910462254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63812291027" calcext:value-type="float">
            <text:p>0.0863812291027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83987586051" calcext:value-type="float">
            <text:p>0.283987586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82071329121" calcext:value-type="float">
            <text:p>0.00182071329121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531039978788" calcext:value-type="float">
            <text:p>0.00531039978788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3658701885" calcext:value-type="float">
            <text:p>0.0103658701885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81719293029" calcext:value-type="float">
            <text:p>0.0181719293029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3197374544" calcext:value-type="float">
            <text:p>0.0443197374544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743707100844" calcext:value-type="float">
            <text:p>0.00743707100844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32679436522" calcext:value-type="float">
            <text:p>0.0832679436522</text:p>
          </table:table-cell>
          <table:table-cell office:value-type="float" office:value="32.64" calcext:value-type="float">
            <text:p>32.64</text:p>
          </table:table-cell>
          <table:table-cell office:value-type="float" office:value="0.261389598613" calcext:value-type="float">
            <text:p>0.261389598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79958456554" calcext:value-type="float">
            <text:p>0.00179958456554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382873268657" calcext:value-type="float">
            <text:p>0.00382873268657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2783633714" calcext:value-type="float">
            <text:p>0.010278363371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71226174243" calcext:value-type="float">
            <text:p>0.0171226174243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39275887767" calcext:value-type="float">
            <text:p>0.0439275887767</text:p>
          </table:table-cell>
          <table:table-cell office:value-type="float" office:value="44.8" calcext:value-type="float">
            <text:p>44.8</text:p>
          </table:table-cell>
          <table:table-cell office:value-type="float" office:value="0.00656919074155" calcext:value-type="float">
            <text:p>0.0065691907415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07588909521" calcext:value-type="float">
            <text:p>0.0807588909521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20912048583" calcext:value-type="float">
            <text:p>0.220912048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78064157011" calcext:value-type="float">
            <text:p>0.00178064157011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271347588612" calcext:value-type="float">
            <text:p>0.00271347588612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1962385225" calcext:value-type="float">
            <text:p>0.0101962385225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615561624" calcext:value-type="float">
            <text:p>0.01615561624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36064050132" calcext:value-type="float">
            <text:p>0.0436064050132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579847132773" calcext:value-type="float">
            <text:p>0.00579847132773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87999490435" calcext:value-type="float">
            <text:p>0.0787999490435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86325006092" calcext:value-type="float">
            <text:p>0.186325006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76679861192" calcext:value-type="float">
            <text:p>0.00176679861192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206661237287" calcext:value-type="float">
            <text:p>0.00206661237287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1266715995" calcext:value-type="float">
            <text:p>0.0101266715995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52400343273" calcext:value-type="float">
            <text:p>0.0152400343273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3176956784" calcext:value-type="float">
            <text:p>0.0433176956784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511484682895" calcext:value-type="float">
            <text:p>0.0051148468289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2780410315" calcext:value-type="float">
            <text:p>0.0772780410315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56834703296" calcext:value-type="float">
            <text:p>0.156834703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5368423047" calcext:value-type="float">
            <text:p>0.00175368423047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164848212894" calcext:value-type="float">
            <text:p>0.00164848212894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061489984" calcext:value-type="float">
            <text:p>0.010061489984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42911693978" calcext:value-type="float">
            <text:p>0.0142911693978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0715898474" calcext:value-type="float">
            <text:p>0.0430715898474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451291601018" calcext:value-type="float">
            <text:p>0.00451291601018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61072063407" calcext:value-type="float">
            <text:p>0.0761072063407</text:p>
          </table:table-cell>
          <table:table-cell office:value-type="float" office:value="34.56" calcext:value-type="float">
            <text:p>34.56</text:p>
          </table:table-cell>
          <table:table-cell office:value-type="float" office:value="0.132015508327" calcext:value-type="float">
            <text:p>0.132015508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73838411878" calcext:value-type="float">
            <text:p>0.00173838411878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134253316997" calcext:value-type="float">
            <text:p>0.00134253316997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0999272038961" calcext:value-type="float">
            <text:p>0.00999272038961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33279549041" calcext:value-type="float">
            <text:p>0.0133279549041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28490571366" calcext:value-type="float">
            <text:p>0.0428490571366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399028514225" calcext:value-type="float">
            <text:p>0.00399028514225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52016319671" calcext:value-type="float">
            <text:p>0.0752016319671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111201258079" calcext:value-type="float">
            <text:p>0.1112012580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7201697001" calcext:value-type="float">
            <text:p>0.0017201697001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114148099693" calcext:value-type="float">
            <text:p>0.00114148099693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0992634278115" calcext:value-type="float">
            <text:p>0.00992634278115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22911988941" calcext:value-type="float">
            <text:p>0.0122911988941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2646045916" calcext:value-type="float">
            <text:p>0.042646045916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353111878605" calcext:value-type="float">
            <text:p>0.00353111878605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44758000504" calcext:value-type="float">
            <text:p>0.0744758000504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937903662923" calcext:value-type="float">
            <text:p>0.0937903662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70705531865" calcext:value-type="float">
            <text:p>0.00170705531865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100089016578" calcext:value-type="float">
            <text:p>0.00100089016578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0984800524323" calcext:value-type="float">
            <text:p>0.00984800524323</text:p>
          </table:table-cell>
          <table:table-cell office:value-type="float" office:value="44.8" calcext:value-type="float">
            <text:p>44.8</text:p>
          </table:table-cell>
          <table:table-cell office:value-type="float" office:value="0.0113094495467" calcext:value-type="float">
            <text:p>0.0113094495467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24602848173" calcext:value-type="float">
            <text:p>0.0424602848173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312964744052" calcext:value-type="float">
            <text:p>0.00312964744052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38905302768" calcext:value-type="float">
            <text:p>0.0738905302768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793073393634" calcext:value-type="float">
            <text:p>0.0793073393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69904097443" calcext:value-type="float">
            <text:p>0.00169904097443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850101036001" calcext:value-type="float">
            <text:p>0.000850101036001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0977764099162" calcext:value-type="float">
            <text:p>0.00977764099162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03719446888" calcext:value-type="float">
            <text:p>0.0103719446888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2842844637" calcext:value-type="float">
            <text:p>0.0422842844637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279348193686" calcext:value-type="float">
            <text:p>0.00279348193686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33889337159" calcext:value-type="float">
            <text:p>0.0733889337159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72596082586" calcext:value-type="float">
            <text:p>0.0672596082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8811232322" calcext:value-type="float">
            <text:p>0.00168811232322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740833550654" calcext:value-type="float">
            <text:p>0.000740833550654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70747607217" calcext:value-type="float">
            <text:p>0.00970747607217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945078239006" calcext:value-type="float">
            <text:p>0.00945078239006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1173695836" calcext:value-type="float">
            <text:p>0.0421173695836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250838265541" calcext:value-type="float">
            <text:p>0.00250838265541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2957987156" calcext:value-type="float">
            <text:p>0.07295798715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72139807142" calcext:value-type="float">
            <text:p>0.05721398071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7426936502" calcext:value-type="float">
            <text:p>0.00167426936502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661432511302" calcext:value-type="float">
            <text:p>0.000661432511302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64428777823" calcext:value-type="float">
            <text:p>0.00964428777823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849035808939" calcext:value-type="float">
            <text:p>0.00849035808939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19554885468" calcext:value-type="float">
            <text:p>0.0419554885468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22590665561" calcext:value-type="float">
            <text:p>0.0022590665561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2578321798" calcext:value-type="float">
            <text:p>0.07257832179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88054555524" calcext:value-type="float">
            <text:p>0.0488054555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6916932779" calcext:value-type="float">
            <text:p>0.00166916932779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600242719507" calcext:value-type="float">
            <text:p>0.000600242719507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58987009922" calcext:value-type="float">
            <text:p>0.0095898700992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749764726938" calcext:value-type="float">
            <text:p>0.00749764726938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18052099051" calcext:value-type="float">
            <text:p>0.0418052099051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204246475541" calcext:value-type="float">
            <text:p>0.00204246475541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22359183203" calcext:value-type="float">
            <text:p>0.0722359183203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18055612873" calcext:value-type="float">
            <text:p>0.04180556128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6042640683" calcext:value-type="float">
            <text:p>0.00166042640683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554350375662" calcext:value-type="float">
            <text:p>0.000554350375662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51731319388" calcext:value-type="float">
            <text:p>0.00951731319388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650134905833" calcext:value-type="float">
            <text:p>0.00650134905833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16536421085" calcext:value-type="float">
            <text:p>0.0416536421085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186152338152" calcext:value-type="float">
            <text:p>0.00186152338152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19238408484" calcext:value-type="float">
            <text:p>0.0719238408484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59320554198" calcext:value-type="float">
            <text:p>0.0359320554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538692161" calcext:value-type="float">
            <text:p>0.0016538692161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519384780351" calcext:value-type="float">
            <text:p>0.000519384780351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45253024267" calcext:value-type="float">
            <text:p>0.0094525302426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549986906023" calcext:value-type="float">
            <text:p>0.00549986906023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5051437285" calcext:value-type="float">
            <text:p>0.0415051437285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170605374106" calcext:value-type="float">
            <text:p>0.00170605374106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16369981549" calcext:value-type="float">
            <text:p>0.0716369981549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09811022918" calcext:value-type="float">
            <text:p>0.0309811022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64585487188" calcext:value-type="float">
            <text:p>0.00164585487188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477863135919" calcext:value-type="float">
            <text:p>0.000477863135919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38156799459" calcext:value-type="float">
            <text:p>0.00938156799459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455758101425" calcext:value-type="float">
            <text:p>0.0045575810142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2292645555" calcext:value-type="float">
            <text:p>0.0412292645555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157752889814" calcext:value-type="float">
            <text:p>0.00157752889814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13567224066" calcext:value-type="float">
            <text:p>0.0713567224066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67841235072" calcext:value-type="float">
            <text:p>0.0267841235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64221198815" calcext:value-type="float">
            <text:p>0.00164221198815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450182039631" calcext:value-type="float">
            <text:p>0.000450182039631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31877836497" calcext:value-type="float">
            <text:p>0.00931877836497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372550559294" calcext:value-type="float">
            <text:p>0.00372550559294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09606292059" calcext:value-type="float">
            <text:p>0.0409606292059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46907455362" calcext:value-type="float">
            <text:p>0.00146907455362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0868135776" calcext:value-type="float">
            <text:p>0.0710868135776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31966232984" calcext:value-type="float">
            <text:p>0.0231966232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63711195092" calcext:value-type="float">
            <text:p>0.00163711195092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423229393245" calcext:value-type="float">
            <text:p>0.000423229393245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25718472829" calcext:value-type="float">
            <text:p>0.00925718472829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306084175341" calcext:value-type="float">
            <text:p>0.00306084175341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7043942997" calcext:value-type="float">
            <text:p>0.0407043942997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37129992383" calcext:value-type="float">
            <text:p>0.00137129992383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08283415634" calcext:value-type="float">
            <text:p>0.0708283415634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01584135353" calcext:value-type="float">
            <text:p>0.0201584135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62836902995" calcext:value-type="float">
            <text:p>0.00162836902995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401375896176" calcext:value-type="float">
            <text:p>0.000401375896176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19180378061" calcext:value-type="float">
            <text:p>0.00919180378061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253050577829" calcext:value-type="float">
            <text:p>0.00253050577829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4528862953" calcext:value-type="float">
            <text:p>0.0404528862953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28985175451" calcext:value-type="float">
            <text:p>0.00128985175451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05805685049" calcext:value-type="float">
            <text:p>0.0705805685049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75375007639" calcext:value-type="float">
            <text:p>0.01753750076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61962610898" calcext:value-type="float">
            <text:p>0.00161962610898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382436198715" calcext:value-type="float">
            <text:p>0.000382436198715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12961214746" calcext:value-type="float">
            <text:p>0.00912961214746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213908155615" calcext:value-type="float">
            <text:p>0.00213908155615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212244026" calcext:value-type="float">
            <text:p>0.040212244026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22055636404" calcext:value-type="float">
            <text:p>0.00122055636404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3347876658" calcext:value-type="float">
            <text:p>0.0703347876658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52858672481" calcext:value-type="float">
            <text:p>0.01528586724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61306891826" calcext:value-type="float">
            <text:p>0.00161306891826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365681850962" calcext:value-type="float">
            <text:p>0.000365681850962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06742051431" calcext:value-type="float">
            <text:p>0.00906742051431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182717783534" calcext:value-type="float">
            <text:p>0.00182717783534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399679184566" calcext:value-type="float">
            <text:p>0.0399679184566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15991522516" calcext:value-type="float">
            <text:p>0.00115991522516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698696413404" calcext:value-type="float">
            <text:p>0.0698696413404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33625024484" calcext:value-type="float">
            <text:p>0.0133625024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59995453681" calcext:value-type="float">
            <text:p>0.00159995453681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346742153502" calcext:value-type="float">
            <text:p>0.000346742153502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901041151725" calcext:value-type="float">
            <text:p>0.00901041151725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157865135621" calcext:value-type="float">
            <text:p>0.00157865135621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7210145773" calcext:value-type="float">
            <text:p>0.0397210145773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10940140199" calcext:value-type="float">
            <text:p>0.00110940140199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4293608639" calcext:value-type="float">
            <text:p>0.0694293608639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16957116806" calcext:value-type="float">
            <text:p>0.0116957116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59266876934" calcext:value-type="float">
            <text:p>0.00159266876934</text:p>
          </table:table-cell>
          <table:table-cell office:value-type="float" office:value="57.6" calcext:value-type="float">
            <text:p>57.6</text:p>
          </table:table-cell>
          <table:table-cell office:value-type="float" office:value="0.000329259355846" calcext:value-type="float">
            <text:p>0.000329259355846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894742255547" calcext:value-type="float">
            <text:p>0.0089474225554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37137987402" calcext:value-type="float">
            <text:p>0.00137137987402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4746631929" calcext:value-type="float">
            <text:p>0.0394746631929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106379779249" calcext:value-type="float">
            <text:p>0.00106379779249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0002958446" calcext:value-type="float">
            <text:p>0.0690002958446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02475085636" calcext:value-type="float">
            <text:p>0.0102475085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8392584837" calcext:value-type="float">
            <text:p>0.00158392584837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319789507116" calcext:value-type="float">
            <text:p>0.000319789507116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889121088704" calcext:value-type="float">
            <text:p>0.00889121088704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20775498279" calcext:value-type="float">
            <text:p>0.00120775498279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2398528153" calcext:value-type="float">
            <text:p>0.0392398528153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102752358897" calcext:value-type="float">
            <text:p>0.00102752358897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5872792589" calcext:value-type="float">
            <text:p>0.068587279258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897909535692" calcext:value-type="float">
            <text:p>0.00897909535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766400809" calcext:value-type="float">
            <text:p>0.0015766400809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307405858777" calcext:value-type="float">
            <text:p>0.000307405858777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883499921862" calcext:value-type="float">
            <text:p>0.00883499921862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07522081388" calcext:value-type="float">
            <text:p>0.00107522081388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90070068644" calcext:value-type="float">
            <text:p>0.0390070068644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996343732143" calcext:value-type="float">
            <text:p>0.000996343732143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1785791484" calcext:value-type="float">
            <text:p>0.0681785791484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785739071696" calcext:value-type="float">
            <text:p>0.00785739071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7154004367" calcext:value-type="float">
            <text:p>0.0015715400436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294293760535" calcext:value-type="float">
            <text:p>0.000294293760535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78317285766" calcext:value-type="float">
            <text:p>0.00878317285766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969392778263" calcext:value-type="float">
            <text:p>0.000969392778263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7795630869" calcext:value-type="float">
            <text:p>0.0387795630869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96633005106" calcext:value-type="float">
            <text:p>0.00096633005106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77738634767" calcext:value-type="float">
            <text:p>0.0677738634767</text:p>
          </table:table-cell>
          <table:table-cell office:value-type="float" office:value="44.8" calcext:value-type="float">
            <text:p>44.8</text:p>
          </table:table-cell>
          <table:table-cell office:value-type="float" office:value="0.00687778464606" calcext:value-type="float">
            <text:p>0.00687778464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6571142969" calcext:value-type="float">
            <text:p>0.00156571142969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281910112196" calcext:value-type="float">
            <text:p>0.000281910112196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72676185707" calcext:value-type="float">
            <text:p>0.0087267618570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874924814263" calcext:value-type="float">
            <text:p>0.000874924814263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5554342795" calcext:value-type="float">
            <text:p>0.0385554342795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939753519549" calcext:value-type="float">
            <text:p>0.000939753519549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3750506771" calcext:value-type="float">
            <text:p>0.0673750506771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604038778416" calcext:value-type="float">
            <text:p>0.006040387784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5988281572" calcext:value-type="float">
            <text:p>0.00155988281572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272440263466" calcext:value-type="float">
            <text:p>0.000272440263466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66556688471" calcext:value-type="float">
            <text:p>0.00866556688471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799988201469" calcext:value-type="float">
            <text:p>0.000799988201469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3305074237" calcext:value-type="float">
            <text:p>0.0383305074237</text:p>
          </table:table-cell>
          <table:table-cell office:value-type="float" office:value="57.6" calcext:value-type="float">
            <text:p>57.6</text:p>
          </table:table-cell>
          <table:table-cell office:value-type="float" office:value="0.000917534802674" calcext:value-type="float">
            <text:p>0.000917534802674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69801854232" calcext:value-type="float">
            <text:p>0.0669801854232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529504335629" calcext:value-type="float">
            <text:p>0.00529504335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5405420174" calcext:value-type="float">
            <text:p>0.00155405420174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265155764443" calcext:value-type="float">
            <text:p>0.000265155764443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61732850258" calcext:value-type="float">
            <text:p>0.00861732850258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742988543866" calcext:value-type="float">
            <text:p>0.000742988543866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80988892395" calcext:value-type="float">
            <text:p>0.0380988892395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899796655776" calcext:value-type="float">
            <text:p>0.000899796655776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5891201433" calcext:value-type="float">
            <text:p>0.0665891201433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464606632031" calcext:value-type="float">
            <text:p>0.004646066320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5113989475" calcext:value-type="float">
            <text:p>0.00155113989475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254229015908" calcext:value-type="float">
            <text:p>0.000254229015908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56510347731" calcext:value-type="float">
            <text:p>0.00856510347731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693362967841" calcext:value-type="float">
            <text:p>0.000693362967841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874023772" calcext:value-type="float">
            <text:p>0.037874023772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882488152575" calcext:value-type="float">
            <text:p>0.00088248815257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2043266651" calcext:value-type="float">
            <text:p>0.0662043266651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408619131985" calcext:value-type="float">
            <text:p>0.00408619131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4531128077" calcext:value-type="float">
            <text:p>0.00154531128077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246216066982" calcext:value-type="float">
            <text:p>0.000246216066982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51686509519" calcext:value-type="float">
            <text:p>0.00851686509519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654300265427" calcext:value-type="float">
            <text:p>0.000654300265427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6481147029" calcext:value-type="float">
            <text:p>0.0376481147029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86689822416" calcext:value-type="float">
            <text:p>0.00086689822416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58220419075" calcext:value-type="float">
            <text:p>0.0658220419075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360206780156" calcext:value-type="float">
            <text:p>0.00360206780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53729693655" calcext:value-type="float">
            <text:p>0.00153729693655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240388467764" calcext:value-type="float">
            <text:p>0.000240388467764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46663339149" calcext:value-type="float">
            <text:p>0.00846663339149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623010243596" calcext:value-type="float">
            <text:p>0.00062301024359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4318436022" calcext:value-type="float">
            <text:p>0.0374318436022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853088248202" calcext:value-type="float">
            <text:p>0.000853088248202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4393882204" calcext:value-type="float">
            <text:p>0.0654393882204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318348001055" calcext:value-type="float">
            <text:p>0.00318348001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53583978306" calcext:value-type="float">
            <text:p>0.00153583978306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229461719229" calcext:value-type="float">
            <text:p>0.000229461719229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41919233799" calcext:value-type="float">
            <text:p>0.00841919233799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602880993883" calcext:value-type="float">
            <text:p>0.000602880993883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2147130648" calcext:value-type="float">
            <text:p>0.0372147130648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839155516901" calcext:value-type="float">
            <text:p>0.000839155516901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0626742984" calcext:value-type="float">
            <text:p>0.0650626742984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281604475401" calcext:value-type="float">
            <text:p>0.00281604475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53001116908" calcext:value-type="float">
            <text:p>0.00153001116908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224362569913" calcext:value-type="float">
            <text:p>0.000224362569913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36896063429" calcext:value-type="float">
            <text:p>0.00836896063429</text:p>
          </table:table-cell>
          <table:table-cell office:value-type="float" office:value="57.6" calcext:value-type="float">
            <text:p>57.6</text:p>
          </table:table-cell>
          <table:table-cell office:value-type="float" office:value="0.000579164353132" calcext:value-type="float">
            <text:p>0.000579164353132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69996697308" calcext:value-type="float">
            <text:p>0.0369996697308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827371004083" calcext:value-type="float">
            <text:p>0.000827371004083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6932282878" calcext:value-type="float">
            <text:p>0.0646932282878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250584722888" calcext:value-type="float">
            <text:p>0.00250584722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52709686209" calcext:value-type="float">
            <text:p>0.00152709686209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221448770304" calcext:value-type="float">
            <text:p>0.000221448770304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32251624158" calcext:value-type="float">
            <text:p>0.00832251624158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563818291469" calcext:value-type="float">
            <text:p>0.000563818291469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78192531" calcext:value-type="float">
            <text:p>0.03678192531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81589337962" calcext:value-type="float">
            <text:p>0.00081589337962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3220114155" calcext:value-type="float">
            <text:p>0.0643220114155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224278232022" calcext:value-type="float">
            <text:p>0.00224278232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52053967137" calcext:value-type="float">
            <text:p>0.00152053967137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219263420597" calcext:value-type="float">
            <text:p>0.000219263420597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27487585593" calcext:value-type="float">
            <text:p>0.00827487585593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551262422836" calcext:value-type="float">
            <text:p>0.00055126242283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5676800244" calcext:value-type="float">
            <text:p>0.0365676800244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805704686247" calcext:value-type="float">
            <text:p>0.000805704686247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39478800001" calcext:value-type="float">
            <text:p>0.0639478800001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201320443485" calcext:value-type="float">
            <text:p>0.00201320443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51762536438" calcext:value-type="float">
            <text:p>0.00151762536438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213435821378" calcext:value-type="float">
            <text:p>0.000213435821378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2290294597" calcext:value-type="float">
            <text:p>0.008229029459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537710056693" calcext:value-type="float">
            <text:p>0.000537710056693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3467434103" calcext:value-type="float">
            <text:p>0.0363467434103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795086349176" calcext:value-type="float">
            <text:p>0.00079508634917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5838572532" calcext:value-type="float">
            <text:p>0.0635838572532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181486389387" calcext:value-type="float">
            <text:p>0.00181486389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50961102016" calcext:value-type="float">
            <text:p>0.00150961102016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211250471671" calcext:value-type="float">
            <text:p>0.000211250471671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18118974189" calcext:value-type="float">
            <text:p>0.00818118974189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524356990051" calcext:value-type="float">
            <text:p>0.000524356990051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61371022496" calcext:value-type="float">
            <text:p>0.0361371022496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787107251956" calcext:value-type="float">
            <text:p>0.000787107251956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2176209293" calcext:value-type="float">
            <text:p>0.0632176209293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164820325709" calcext:value-type="float">
            <text:p>0.00164820325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50523955968" calcext:value-type="float">
            <text:p>0.00150523955968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203965972648" calcext:value-type="float">
            <text:p>0.000203965972648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13016070956" calcext:value-type="float">
            <text:p>0.0081301607095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514192715444" calcext:value-type="float">
            <text:p>0.000514192715444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59260491573" calcext:value-type="float">
            <text:p>0.0359260491573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778882644052" calcext:value-type="float">
            <text:p>0.000778882644052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28661786787" calcext:value-type="float">
            <text:p>0.0628661786787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150971892623" calcext:value-type="float">
            <text:p>0.00150971892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50159667594" calcext:value-type="float">
            <text:p>0.00150159667594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19522457382" calcext:value-type="float">
            <text:p>0.00019522457382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08052700233" calcext:value-type="float">
            <text:p>0.00808052700233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50442703984" calcext:value-type="float">
            <text:p>0.00050442703984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7188021417" calcext:value-type="float">
            <text:p>0.0357188021417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770903546832" calcext:value-type="float">
            <text:p>0.000770903546832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5123752792" calcext:value-type="float">
            <text:p>0.0625123752792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38417946891" calcext:value-type="float">
            <text:p>0.00138417946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50013952245" calcext:value-type="float">
            <text:p>0.00150013952245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192310774211" calcext:value-type="float">
            <text:p>0.000192310774211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802770398058" calcext:value-type="float">
            <text:p>0.00802770398058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496455059756" calcext:value-type="float">
            <text:p>0.000496455059756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4987249643" calcext:value-type="float">
            <text:p>0.0354987249643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762985827282" calcext:value-type="float">
            <text:p>0.000762985827282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1501971799" calcext:value-type="float">
            <text:p>0.0621501971799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2770431224" calcext:value-type="float">
            <text:p>0.0012770431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49649663871" calcext:value-type="float">
            <text:p>0.00149649663871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183569375383" calcext:value-type="float">
            <text:p>0.000183569375383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797846893767" calcext:value-type="float">
            <text:p>0.00797846893767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488881678676" calcext:value-type="float">
            <text:p>0.00048888167867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284909397" calcext:value-type="float">
            <text:p>0.035284909397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755681884442" calcext:value-type="float">
            <text:p>0.000755681884442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7991976447" calcext:value-type="float">
            <text:p>0.0617991976447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17938493116" calcext:value-type="float">
            <text:p>0.00117938493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49503948522" calcext:value-type="float">
            <text:p>0.00149503948522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177741776165" calcext:value-type="float">
            <text:p>0.00017774177616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793222387712" calcext:value-type="float">
            <text:p>0.0079322238771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483101993115" calcext:value-type="float">
            <text:p>0.00048310199311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5073917693" calcext:value-type="float">
            <text:p>0.035073917693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749359984336" calcext:value-type="float">
            <text:p>0.000749359984336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4465010338" calcext:value-type="float">
            <text:p>0.0614465010338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093565214" calcext:value-type="float">
            <text:p>0.0010935652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49358233172" calcext:value-type="float">
            <text:p>0.00149358233172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173371076751" calcext:value-type="float">
            <text:p>0.000173371076751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788259016989" calcext:value-type="float">
            <text:p>0.00788259016989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476126510541" calcext:value-type="float">
            <text:p>0.000476126510541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8659340174" calcext:value-type="float">
            <text:p>0.034865934017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733340412225" calcext:value-type="float">
            <text:p>0.000733340412225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0889714463" calcext:value-type="float">
            <text:p>0.0610889714463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02057973045" calcext:value-type="float">
            <text:p>0.00102057973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9285375498" calcext:value-type="float">
            <text:p>0.00149285375498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171185727044" calcext:value-type="float">
            <text:p>0.000171185727044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82916915167" calcext:value-type="float">
            <text:p>0.00782916915167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46755663195" calcext:value-type="float">
            <text:p>0.0004675566319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6565384101" calcext:value-type="float">
            <text:p>0.0346565384101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719407680924" calcext:value-type="float">
            <text:p>0.000719407680924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7330282557" calcext:value-type="float">
            <text:p>0.0607330282557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953937603718" calcext:value-type="float">
            <text:p>0.000953937603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9212517823" calcext:value-type="float">
            <text:p>0.00149212517823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168271927435" calcext:value-type="float">
            <text:p>0.000168271927435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78172809818" calcext:value-type="float">
            <text:p>0.0077817280981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459783951368" calcext:value-type="float">
            <text:p>0.000459783951368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4488002878" calcext:value-type="float">
            <text:p>0.0344488002878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705597704966" calcext:value-type="float">
            <text:p>0.000705597704966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3805161095" calcext:value-type="float">
            <text:p>0.0603805161095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895482832903" calcext:value-type="float">
            <text:p>0.000895482832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8921087124" calcext:value-type="float">
            <text:p>0.00148921087124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166086577728" calcext:value-type="float">
            <text:p>0.000166086577728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73946968078" calcext:value-type="float">
            <text:p>0.00773946968078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453804966304" calcext:value-type="float">
            <text:p>0.000453804966304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2453593489" calcext:value-type="float">
            <text:p>0.034245359348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691726351337" calcext:value-type="float">
            <text:p>0.000691726351337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0309922924" calcext:value-type="float">
            <text:p>0.0600309922924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842928859142" calcext:value-type="float">
            <text:p>0.0008429288591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8775371775" calcext:value-type="float">
            <text:p>0.00148775371775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163901228021" calcext:value-type="float">
            <text:p>0.000163901228021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69581593828" calcext:value-type="float">
            <text:p>0.00769581593828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448025280743" calcext:value-type="float">
            <text:p>0.000448025280743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40396470416" calcext:value-type="float">
            <text:p>0.0340396470416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6787142851" calcext:value-type="float">
            <text:p>0.0006787142851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6826859426" calcext:value-type="float">
            <text:p>0.0596826859426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798267201441" calcext:value-type="float">
            <text:p>0.000798267201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855679875" calcext:value-type="float">
            <text:p>0.0014855679875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160987428412" calcext:value-type="float">
            <text:p>0.000160987428412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65355752088" calcext:value-type="float">
            <text:p>0.00765355752088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440053300659" calcext:value-type="float">
            <text:p>0.000440053300659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8460282362" calcext:value-type="float">
            <text:p>0.0338460282362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667359415979" calcext:value-type="float">
            <text:p>0.000667359415979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3315019427" calcext:value-type="float">
            <text:p>0.0593315019427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757736101678" calcext:value-type="float">
            <text:p>0.000757736101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8411083401" calcext:value-type="float">
            <text:p>0.00148411083401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1573451789" calcext:value-type="float">
            <text:p>0.0001573451789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60890711759" calcext:value-type="float">
            <text:p>0.00760890711759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422315644971" calcext:value-type="float">
            <text:p>0.000422315644971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650076674" calcext:value-type="float">
            <text:p>0.033650076674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656004546858" calcext:value-type="float">
            <text:p>0.000656004546858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89884712849" calcext:value-type="float">
            <text:p>0.0589884712849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722183799428" calcext:value-type="float">
            <text:p>0.000722183799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8119652702" calcext:value-type="float">
            <text:p>0.0014811965270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156616728998" calcext:value-type="float">
            <text:p>0.000156616728998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56505404293" calcext:value-type="float">
            <text:p>0.00756505404293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407567481815" calcext:value-type="float">
            <text:p>0.000407567481815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4512398602" calcext:value-type="float">
            <text:p>0.0334512398602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64618411951" calcext:value-type="float">
            <text:p>0.00064618411951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6491299222" calcext:value-type="float">
            <text:p>0.0586491299222</text:p>
          </table:table-cell>
          <table:table-cell office:value-type="float" office:value="57.6" calcext:value-type="float">
            <text:p>57.6</text:p>
          </table:table-cell>
          <table:table-cell office:value-type="float" office:value="0.000688881176055" calcext:value-type="float">
            <text:p>0.000688881176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7755364328" calcext:value-type="float">
            <text:p>0.00147755364328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152974479486" calcext:value-type="float">
            <text:p>0.00015297447948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52817759379" calcext:value-type="float">
            <text:p>0.00752817759379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39102562314" calcext:value-type="float">
            <text:p>0.00039102562314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2586646564" calcext:value-type="float">
            <text:p>0.0332586646564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633172053273" calcext:value-type="float">
            <text:p>0.000633172053273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3151380374" calcext:value-type="float">
            <text:p>0.0583151380374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659340310805" calcext:value-type="float">
            <text:p>0.00065934031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7682506654" calcext:value-type="float">
            <text:p>0.00147682506654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149332229975" calcext:value-type="float">
            <text:p>0.00014933222997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48512184776" calcext:value-type="float">
            <text:p>0.00748512184776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375679561477" calcext:value-type="float">
            <text:p>0.000375679561477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30619150459" calcext:value-type="float">
            <text:p>0.0330619150459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62101927443" calcext:value-type="float">
            <text:p>0.00062101927443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79816995468" calcext:value-type="float">
            <text:p>0.0579816995468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633303043804" calcext:value-type="float">
            <text:p>0.000633303043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7391075955" calcext:value-type="float">
            <text:p>0.00147391075955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37677031538" calcext:value-type="float">
            <text:p>0.000137677031538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44704940567" calcext:value-type="float">
            <text:p>0.0074470494056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361130697823" calcext:value-type="float">
            <text:p>0.000361130697823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8777500439" calcext:value-type="float">
            <text:p>0.0328777500439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60972578298" calcext:value-type="float">
            <text:p>0.00060972578298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6531678188" calcext:value-type="float">
            <text:p>0.0576531678188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608740976068" calcext:value-type="float">
            <text:p>0.000608740976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7245360605" calcext:value-type="float">
            <text:p>0.0014724536060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23836483394" calcext:value-type="float">
            <text:p>0.000123836483394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40499032043" calcext:value-type="float">
            <text:p>0.00740499032043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348176230186" calcext:value-type="float">
            <text:p>0.000348176230186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6875689851" calcext:value-type="float">
            <text:p>0.0326875689851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597634381807" calcext:value-type="float">
            <text:p>0.000597634381807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3233817304" calcext:value-type="float">
            <text:p>0.0573233817304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585580347631" calcext:value-type="float">
            <text:p>0.0005855803476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6881072232" calcext:value-type="float">
            <text:p>0.00146881072232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07810585543" calcext:value-type="float">
            <text:p>0.000107810585543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36891119992" calcext:value-type="float">
            <text:p>0.00736891119992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335221762549" calcext:value-type="float">
            <text:p>0.000335221762549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5025445464" calcext:value-type="float">
            <text:p>0.0325025445464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586402268028" calcext:value-type="float">
            <text:p>0.000586402268028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0008266604" calcext:value-type="float">
            <text:p>0.0570008266604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565812677501" calcext:value-type="float">
            <text:p>0.000565812677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6589641533" calcext:value-type="float">
            <text:p>0.00146589641533</text:p>
          </table:table-cell>
          <table:table-cell office:value-type="float" office:value="84.48" calcext:value-type="float">
            <text:p>84.48</text:p>
          </table:table-cell>
          <table:table-cell office:value-type="float" office:value="9.46984873009e-05" calcext:value-type="float">
            <text:p>9.46984873009e-0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32984209704" calcext:value-type="float">
            <text:p>0.00732984209704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321868695908" calcext:value-type="float">
            <text:p>0.000321868695908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3210192428" calcext:value-type="float">
            <text:p>0.0323210192428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574249489184" calcext:value-type="float">
            <text:p>0.000574249489184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6721842534" calcext:value-type="float">
            <text:p>0.0566721842534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5471882868" calcext:value-type="float">
            <text:p>0.0005471882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46152495485" calcext:value-type="float">
            <text:p>0.00146152495485</text:p>
          </table:table-cell>
          <table:table-cell office:value-type="float" office:value="85.504" calcext:value-type="float">
            <text:p>85.504</text:p>
          </table:table-cell>
          <table:table-cell office:value-type="float" office:value="8.30432888639e-05" calcext:value-type="float">
            <text:p>8.30432888639e-05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29137099063" calcext:value-type="float">
            <text:p>0.00729137099063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309910725781" calcext:value-type="float">
            <text:p>0.000309910725781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21397394925" calcext:value-type="float">
            <text:p>0.0321397394925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561298800619" calcext:value-type="float">
            <text:p>0.000561298800619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351473831" calcext:value-type="float">
            <text:p>0.056351473831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530739815012" calcext:value-type="float">
            <text:p>0.000530739815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593392246" calcext:value-type="float">
            <text:p>0.0014593392246</text:p>
          </table:table-cell>
          <table:table-cell office:value-type="float" office:value="86.528" calcext:value-type="float">
            <text:p>86.528</text:p>
          </table:table-cell>
          <table:table-cell office:value-type="float" office:value="6.84742908176e-05" calcext:value-type="float">
            <text:p>6.84742908176e-05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24871390892" calcext:value-type="float">
            <text:p>0.00724871390892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301141547688" calcext:value-type="float">
            <text:p>0.000301141547688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19506020354" calcext:value-type="float">
            <text:p>0.0319506020354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546322648913" calcext:value-type="float">
            <text:p>0.000546322648913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0285498314" calcext:value-type="float">
            <text:p>0.0560285498314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515950942396" calcext:value-type="float">
            <text:p>0.000515950942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45715349436" calcext:value-type="float">
            <text:p>0.00145715349436</text:p>
          </table:table-cell>
          <table:table-cell office:value-type="float" office:value="87.552" calcext:value-type="float">
            <text:p>87.552</text:p>
          </table:table-cell>
          <table:table-cell office:value-type="float" office:value="6.26466915991e-05" calcext:value-type="float">
            <text:p>6.26466915991e-0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21323278488" calcext:value-type="float">
            <text:p>0.00721323278488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292970268102" calcext:value-type="float">
            <text:p>0.000292970268102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7633676167" calcext:value-type="float">
            <text:p>0.0317633676167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532942316651" calcext:value-type="float">
            <text:p>0.000532942316651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7079500878" calcext:value-type="float">
            <text:p>0.0557079500878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500719510001" calcext:value-type="float">
            <text:p>0.000500719510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5423918737" calcext:value-type="float">
            <text:p>0.00145423918737</text:p>
          </table:table-cell>
          <table:table-cell office:value-type="float" office:value="88.576" calcext:value-type="float">
            <text:p>88.576</text:p>
          </table:table-cell>
          <table:table-cell office:value-type="float" office:value="5.82759921852e-05" calcext:value-type="float">
            <text:p>5.82759921852e-05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174163682" calcext:value-type="float">
            <text:p>0.007174163682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283603191503" calcext:value-type="float">
            <text:p>0.000283603191503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5822720314" calcext:value-type="float">
            <text:p>0.0315822720314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518764074667" calcext:value-type="float">
            <text:p>0.000518764074667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3892687777" calcext:value-type="float">
            <text:p>0.0553892687777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488290956206" calcext:value-type="float">
            <text:p>0.000488290956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5278203388" calcext:value-type="float">
            <text:p>0.00145278203388</text:p>
          </table:table-cell>
          <table:table-cell office:value-type="float" office:value="89.6" calcext:value-type="float">
            <text:p>89.6</text:p>
          </table:table-cell>
          <table:table-cell office:value-type="float" office:value="5.3176842869e-05" calcext:value-type="float">
            <text:p>5.3176842869e-05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12831728577" calcext:value-type="float">
            <text:p>0.00712831728577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275431911916" calcext:value-type="float">
            <text:p>0.000275431911916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3954059426" calcext:value-type="float">
            <text:p>0.0313954059426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505445120076" calcext:value-type="float">
            <text:p>0.000505445120076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0767116973" calcext:value-type="float">
            <text:p>0.0550767116973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47560424254" calcext:value-type="float">
            <text:p>0.00047560424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5132488039" calcext:value-type="float">
            <text:p>0.00145132488039</text:p>
          </table:table-cell>
          <table:table-cell office:value-type="float" office:value="90.624" calcext:value-type="float">
            <text:p>90.624</text:p>
          </table:table-cell>
          <table:table-cell office:value-type="float" office:value="4.88061434551e-05" calcext:value-type="float">
            <text:p>4.88061434551e-05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083068886" calcext:value-type="float">
            <text:p>0.007083068886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267459931832" calcext:value-type="float">
            <text:p>0.000267459931832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2098290089" calcext:value-type="float">
            <text:p>0.031209829008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490407590699" calcext:value-type="float">
            <text:p>0.000490407590699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7569604916" calcext:value-type="float">
            <text:p>0.0547569604916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464650888009" calcext:value-type="float">
            <text:p>0.0004646508880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4768199665" calcext:value-type="float">
            <text:p>0.00144768199665</text:p>
          </table:table-cell>
          <table:table-cell office:value-type="float" office:value="91.648" calcext:value-type="float">
            <text:p>91.648</text:p>
          </table:table-cell>
          <table:table-cell office:value-type="float" office:value="4.37069941389e-05" calcext:value-type="float">
            <text:p>4.37069941389e-05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704798642628" calcext:value-type="float">
            <text:p>0.00704798642628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260085850253" calcext:value-type="float">
            <text:p>0.000260085850253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10284264819" calcext:value-type="float">
            <text:p>0.0310284264819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476229348715" calcext:value-type="float">
            <text:p>0.00047622934871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4416733329" calcext:value-type="float">
            <text:p>0.0544416733329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455541532557" calcext:value-type="float">
            <text:p>0.000455541532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44476768966" calcext:value-type="float">
            <text:p>0.00144476768966</text:p>
          </table:table-cell>
          <table:table-cell office:value-type="float" office:value="92.672" calcext:value-type="float">
            <text:p>92.672</text:p>
          </table:table-cell>
          <table:table-cell office:value-type="float" office:value="3.86078448227e-05" calcext:value-type="float">
            <text:p>3.86078448227e-05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70089173234" calcext:value-type="float">
            <text:p>0.0070089173234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251515971663" calcext:value-type="float">
            <text:p>0.000251515971663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8467784016" calcext:value-type="float">
            <text:p>0.0308467784016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460516664958" calcext:value-type="float">
            <text:p>0.000460516664958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1271978192" calcext:value-type="float">
            <text:p>0.0541271978192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446137137253" calcext:value-type="float">
            <text:p>0.000446137137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4331053617" calcext:value-type="float">
            <text:p>0.00144331053617</text:p>
          </table:table-cell>
          <table:table-cell office:value-type="float" office:value="93.696" calcext:value-type="float">
            <text:p>93.696</text:p>
          </table:table-cell>
          <table:table-cell office:value-type="float" office:value="3.13233457996e-05" calcext:value-type="float">
            <text:p>3.13233457996e-05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696865222758" calcext:value-type="float">
            <text:p>0.00696865222758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24274679357" calcext:value-type="float">
            <text:p>0.00024274679357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6616925746" calcext:value-type="float">
            <text:p>0.0306616925746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444374337505" calcext:value-type="float">
            <text:p>0.000444374337505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8145669529" calcext:value-type="float">
            <text:p>0.0538145669529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43794978134" calcext:value-type="float">
            <text:p>0.00043794978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43893907568" calcext:value-type="float">
            <text:p>0.00143893907568</text:p>
          </table:table-cell>
          <table:table-cell office:value-type="float" office:value="94.72" calcext:value-type="float">
            <text:p>94.72</text:p>
          </table:table-cell>
          <table:table-cell office:value-type="float" office:value="2.40388467764e-05" calcext:value-type="float">
            <text:p>2.40388467764e-05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692878579607" calcext:value-type="float">
            <text:p>0.00692878579607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230390224439" calcext:value-type="float">
            <text:p>0.000230390224439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4807197659" calcext:value-type="float">
            <text:p>0.0304807197659</text:p>
          </table:table-cell>
          <table:table-cell office:value-type="float" office:value="89.6" calcext:value-type="float">
            <text:p>89.6</text:p>
          </table:table-cell>
          <table:table-cell office:value-type="float" office:value="0.000428538898406" calcext:value-type="float">
            <text:p>0.000428538898406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5004603687" calcext:value-type="float">
            <text:p>0.0535004603687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422017629295" calcext:value-type="float">
            <text:p>0.000422017629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3748192219" calcext:value-type="float">
            <text:p>0.00143748192219</text:p>
          </table:table-cell>
          <table:table-cell office:value-type="float" office:value="95.744" calcext:value-type="float">
            <text:p>95.744</text:p>
          </table:table-cell>
          <table:table-cell office:value-type="float" office:value="2.03965972648e-05" calcext:value-type="float">
            <text:p>2.03965972648e-05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88573005004" calcext:value-type="float">
            <text:p>0.0068857300500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216239959789" calcext:value-type="float">
            <text:p>0.000216239959789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3015886073" calcext:value-type="float">
            <text:p>0.0303015886073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413746879713" calcext:value-type="float">
            <text:p>0.000413746879713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1882353249" calcext:value-type="float">
            <text:p>0.0531882353249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407597556495" calcext:value-type="float">
            <text:p>0.000407597556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43383903845" calcext:value-type="float">
            <text:p>0.00143383903845</text:p>
          </table:table-cell>
          <table:table-cell office:value-type="float" office:value="96.768" calcext:value-type="float">
            <text:p>96.768</text:p>
          </table:table-cell>
          <table:table-cell office:value-type="float" office:value="1.45689980463e-05" calcext:value-type="float">
            <text:p>1.45689980463e-05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84865426874" calcext:value-type="float">
            <text:p>0.00684865426874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203285492152" calcext:value-type="float">
            <text:p>0.000203285492152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301211069053" calcext:value-type="float">
            <text:p>0.0301211069053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397052153221" calcext:value-type="float">
            <text:p>0.000397052153221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8752724222" calcext:value-type="float">
            <text:p>0.0528752724222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393878203344" calcext:value-type="float">
            <text:p>0.000393878203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3165330821" calcext:value-type="float">
            <text:p>0.00143165330821</text:p>
          </table:table-cell>
          <table:table-cell office:value-type="float" office:value="97.792" calcext:value-type="float">
            <text:p>97.792</text:p>
          </table:table-cell>
          <table:table-cell office:value-type="float" office:value="1.1655198437e-05" calcext:value-type="float">
            <text:p>1.1655198437e-05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80739251213" calcext:value-type="float">
            <text:p>0.00680739251213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194914913064" calcext:value-type="float">
            <text:p>0.000194914913064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2993706468" calcext:value-type="float">
            <text:p>0.02993706468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380787070425" calcext:value-type="float">
            <text:p>0.000380787070425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5597270128" calcext:value-type="float">
            <text:p>0.0525597270128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383330528611" calcext:value-type="float">
            <text:p>0.0003833305286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2946757797" calcext:value-type="float">
            <text:p>0.00142946757797</text:p>
          </table:table-cell>
          <table:table-cell office:value-type="float" office:value="98.816" calcext:value-type="float">
            <text:p>98.816</text:p>
          </table:table-cell>
          <table:table-cell office:value-type="float" office:value="8.74139882778e-06" calcext:value-type="float">
            <text:p>8.74139882778e-0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76413743394" calcext:value-type="float">
            <text:p>0.00676413743394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185348536962" calcext:value-type="float">
            <text:p>0.000185348536962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7541274446" calcext:value-type="float">
            <text:p>0.0297541274446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366240562416" calcext:value-type="float">
            <text:p>0.00036624056241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2448087837" calcext:value-type="float">
            <text:p>0.052244808783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372709093914" calcext:value-type="float">
            <text:p>0.000372709093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42728184773" calcext:value-type="float">
            <text:p>0.00142728184773</text:p>
          </table:table-cell>
          <table:table-cell office:value-type="float" office:value="99.84" calcext:value-type="float">
            <text:p>99.84</text:p>
          </table:table-cell>
          <table:table-cell office:value-type="float" office:value="7.2844990231e-06" calcext:value-type="float">
            <text:p>7.2844990231e-0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72526766322" calcext:value-type="float">
            <text:p>0.00672526766322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179568851401" calcext:value-type="float">
            <text:p>0.000179568851401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572417976" calcext:value-type="float">
            <text:p>0.029572417976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352062320432" calcext:value-type="float">
            <text:p>0.000352062320432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19335060637" calcext:value-type="float">
            <text:p>0.0519335060637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363489098517" calcext:value-type="float">
            <text:p>0.000363489098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42655327098" calcext:value-type="float">
            <text:p>0.00142655327098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6.55604912081e-06" calcext:value-type="float">
            <text:p>6.55604912081e-0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68280991367" calcext:value-type="float">
            <text:p>0.00668280991367</text:p>
          </table:table-cell>
          <table:table-cell office:value-type="float" office:value="89.6" calcext:value-type="float">
            <text:p>89.6</text:p>
          </table:table-cell>
          <table:table-cell office:value-type="float" office:value="0.000171796170819" calcext:value-type="float">
            <text:p>0.000171796170819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3870865956" calcext:value-type="float">
            <text:p>0.0293870865956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337577190093" calcext:value-type="float">
            <text:p>0.000337577190093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6238266335" calcext:value-type="float">
            <text:p>0.0516238266335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35449038301" calcext:value-type="float">
            <text:p>0.00035449038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2436754074" calcext:value-type="float">
            <text:p>0.00142436754074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5.82759921852e-06" calcext:value-type="float">
            <text:p>5.82759921852e-0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64374081079" calcext:value-type="float">
            <text:p>0.00664374081079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165418586751" calcext:value-type="float">
            <text:p>0.000165418586751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2072801653" calcext:value-type="float">
            <text:p>0.0292072801653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323644458793" calcext:value-type="float">
            <text:p>0.000323644458793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3212675429" calcext:value-type="float">
            <text:p>0.0513212675429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34611862719" calcext:value-type="float">
            <text:p>0.000346118627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2145323375" calcext:value-type="float">
            <text:p>0.00142145323375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5.09914931623e-06" calcext:value-type="float">
            <text:p>5.09914931623e-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60088439692" calcext:value-type="float">
            <text:p>0.00660088439692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155453611646" calcext:value-type="float">
            <text:p>0.00015545361164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9023422105" calcext:value-type="float">
            <text:p>0.029023422105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310079993519" calcext:value-type="float">
            <text:p>0.000310079993519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1003877486" calcext:value-type="float">
            <text:p>0.051003877486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338336951075" calcext:value-type="float">
            <text:p>0.000338336951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41926750351" calcext:value-type="float">
            <text:p>0.00141926750351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4.37069941384e-06" calcext:value-type="float">
            <text:p>4.37069941384e-0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55882531168" calcext:value-type="float">
            <text:p>0.00655882531168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149873225587" calcext:value-type="float">
            <text:p>0.000149873225587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8426334613" calcext:value-type="float">
            <text:p>0.0288426334613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297436193308" calcext:value-type="float">
            <text:p>0.000297436193308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6960058105" calcext:value-type="float">
            <text:p>0.0506960058105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331403514537" calcext:value-type="float">
            <text:p>0.000331403514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41635319652" calcext:value-type="float">
            <text:p>0.00141635319652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3.64224951155e-06" calcext:value-type="float">
            <text:p>3.64224951155e-0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52015487311" calcext:value-type="float">
            <text:p>0.00652015487311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141303346996" calcext:value-type="float">
            <text:p>0.00014130334699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6643617394" calcext:value-type="float">
            <text:p>0.0286643617394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286510967883" calcext:value-type="float">
            <text:p>0.000286510967883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3818623333" calcext:value-type="float">
            <text:p>0.050381862333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323400558533" calcext:value-type="float">
            <text:p>0.000323400558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41416746628" calcext:value-type="float">
            <text:p>0.00141416746628</text:p>
          </table:table-cell>
          <table:table-cell office:value-type="float" office:value="130.56" calcext:value-type="float">
            <text:p>130.56</text:p>
          </table:table-cell>
          <table:table-cell office:value-type="float" office:value="2.91379960926e-06" calcext:value-type="float">
            <text:p>2.91379960926e-06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44261466383" calcext:value-type="float">
            <text:p>0.00644261466383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134527163924" calcext:value-type="float">
            <text:p>0.000134527163924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482897824" calcext:value-type="float">
            <text:p>0.028482897824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27503334342" calcext:value-type="float">
            <text:p>0.00027503334342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0671654618" calcext:value-type="float">
            <text:p>0.0500671654618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316725281865" calcext:value-type="float">
            <text:p>0.0003167252818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41198173604" calcext:value-type="float">
            <text:p>0.00141198173604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2.18534970697e-06" calcext:value-type="float">
            <text:p>2.18534970697e-0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37484173027" calcext:value-type="float">
            <text:p>0.00637484173027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129743975874" calcext:value-type="float">
            <text:p>0.000129743975874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297811997" calcext:value-type="float">
            <text:p>0.028297811997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262205410196" calcext:value-type="float">
            <text:p>0.00026220541019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7518414102" calcext:value-type="float">
            <text:p>0.049751841410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310234405106" calcext:value-type="float">
            <text:p>0.000310234405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40906742905" calcext:value-type="float">
            <text:p>0.00140906742905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45689980457e-06" calcext:value-type="float">
            <text:p>1.45689980457e-06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34035726701" calcext:value-type="float">
            <text:p>0.00634035726701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123964290312" calcext:value-type="float">
            <text:p>0.000123964290312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79306483713" calcext:value-type="float">
            <text:p>0.0279306483713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251402940113" calcext:value-type="float">
            <text:p>0.000251402940113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4360377502" calcext:value-type="float">
            <text:p>0.0494360377502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304075448181" calcext:value-type="float">
            <text:p>0.000304075448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40688169881" calcext:value-type="float">
            <text:p>0.00140688169881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7.28449902287e-07" calcext:value-type="float">
            <text:p>7.28449902287e-07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31583941164" calcext:value-type="float">
            <text:p>0.00631583941164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118583203755" calcext:value-type="float">
            <text:p>0.000118583203755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6199006246" calcext:value-type="float">
            <text:p>0.027619900624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241030113727" calcext:value-type="float">
            <text:p>0.000241030113727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125657354" calcext:value-type="float">
            <text:p>0.049125657354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297510811459" calcext:value-type="float">
            <text:p>0.000297510811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40542454531" calcext:value-type="float">
            <text:p>0.00140542454531</text:p>
          </table:table-cell>
          <table:table-cell office:value-type="float" office:value="179.2" calcext:value-type="float">
            <text:p>179.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29650419235" calcext:value-type="float">
            <text:p>0.00629650419235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12604218692" calcext:value-type="float">
            <text:p>0.000112604218692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4138813756" calcext:value-type="float">
            <text:p>0.0274138813756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230964175695" calcext:value-type="float">
            <text:p>0.000230964175695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8190769317" calcext:value-type="float">
            <text:p>0.0488190769317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290503614957" calcext:value-type="float">
            <text:p>0.0002905036149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40469596857" calcext:value-type="float">
            <text:p>0.00140469596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27995962328" calcext:value-type="float">
            <text:p>0.00627995962328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06027335123" calcext:value-type="float">
            <text:p>0.000106027335123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2642780057" calcext:value-type="float">
            <text:p>0.0272642780057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219732061915" calcext:value-type="float">
            <text:p>0.000219732061915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4986247599" calcext:value-type="float">
            <text:p>0.0484986247599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283938978235" calcext:value-type="float">
            <text:p>0.000283938978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40105308483" calcext:value-type="float">
            <text:p>0.00140105308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26002640752" calcext:value-type="float">
            <text:p>0.00626002640752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0104484757" calcext:value-type="float">
            <text:p>0.00010104484757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7139536911" calcext:value-type="float">
            <text:p>0.027139536911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209911634567" calcext:value-type="float">
            <text:p>0.000209911634567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183522066" calcext:value-type="float">
            <text:p>0.048183522066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277853781273" calcext:value-type="float">
            <text:p>0.000277853781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39741020109" calcext:value-type="float">
            <text:p>0.00139741020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24188718119" calcext:value-type="float">
            <text:p>0.00624188718119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9.76567560339e-05" calcext:value-type="float">
            <text:p>9.76567560339e-05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70231446297" calcext:value-type="float">
            <text:p>0.0270231446297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99047786813" calcext:value-type="float">
            <text:p>0.000199047786813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5513613517" calcext:value-type="float">
            <text:p>0.0475513613517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271215384588" calcext:value-type="float">
            <text:p>0.000271215384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39522447085" calcext:value-type="float">
            <text:p>0.00139522447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22255196191" calcext:value-type="float">
            <text:p>0.0062225519619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9.16777709706e-05" calcext:value-type="float">
            <text:p>9.16777709706e-05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69152853268" calcext:value-type="float">
            <text:p>0.0269152853268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88306694401" calcext:value-type="float">
            <text:p>0.000188306694401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69931341112" calcext:value-type="float">
            <text:p>0.0469931341112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265794027294" calcext:value-type="float">
            <text:p>0.000265794027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39303874061" calcext:value-type="float">
            <text:p>0.00139303874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20042609242" calcext:value-type="float">
            <text:p>0.00620042609242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8.72931819241e-05" calcext:value-type="float">
            <text:p>8.72931819241e-05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8071190823" calcext:value-type="float">
            <text:p>0.0268071190823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79161421433" calcext:value-type="float">
            <text:p>0.000179161421433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5639584129" calcext:value-type="float">
            <text:p>0.0465639584129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260298910038" calcext:value-type="float">
            <text:p>0.000260298910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9085301037" calcext:value-type="float">
            <text:p>0.00139085301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1840808555" calcext:value-type="float">
            <text:p>0.0061840808555</text:p>
          </table:table-cell>
          <table:table-cell office:value-type="float" office:value="104.96" calcext:value-type="float">
            <text:p>104.96</text:p>
          </table:table-cell>
          <table:table-cell office:value-type="float" office:value="8.05169988525e-05" calcext:value-type="float">
            <text:p>8.05169988525e-05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6982161778" calcext:value-type="float">
            <text:p>0.0266982161778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69218238743" calcext:value-type="float">
            <text:p>0.000169218238743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2361645439" calcext:value-type="float">
            <text:p>0.0462361645439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255135712616" calcext:value-type="float">
            <text:p>0.000255135712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8502439639" calcext:value-type="float">
            <text:p>0.001385024396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16514430054" calcext:value-type="float">
            <text:p>0.00616514430054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7.53352117976e-05" calcext:value-type="float">
            <text:p>7.53352117976e-05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5899271566" calcext:value-type="float">
            <text:p>0.0265899271566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59827455091" calcext:value-type="float">
            <text:p>0.000159827455091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59784672816" calcext:value-type="float">
            <text:p>0.0459784672816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249529955415" calcext:value-type="float">
            <text:p>0.000249529955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8138151266" calcext:value-type="float">
            <text:p>0.00138138151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14919772793" calcext:value-type="float">
            <text:p>0.00614919772793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7.27443182701e-05" calcext:value-type="float">
            <text:p>7.27443182701e-05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4865492021" calcext:value-type="float">
            <text:p>0.0264865492021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49516006376" calcext:value-type="float">
            <text:p>0.000149516006376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7551911426" calcext:value-type="float">
            <text:p>0.0457551911426</text:p>
          </table:table-cell>
          <table:table-cell office:value-type="float" office:value="89.6" calcext:value-type="float">
            <text:p>89.6</text:p>
          </table:table-cell>
          <table:table-cell office:value-type="float" office:value="0.000243776678287" calcext:value-type="float">
            <text:p>0.0002437766782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7701005217" calcext:value-type="float">
            <text:p>0.00137701005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13265315886" calcext:value-type="float">
            <text:p>0.00613265315886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6.93562267343e-05" calcext:value-type="float">
            <text:p>6.93562267343e-05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379181006" calcext:value-type="float">
            <text:p>0.026379181006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139695579028" calcext:value-type="float">
            <text:p>0.000139695579028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5460818967" calcext:value-type="float">
            <text:p>0.0455460818967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238355320994" calcext:value-type="float">
            <text:p>0.000238355320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7191001494" calcext:value-type="float">
            <text:p>0.00137191001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11232127879" calcext:value-type="float">
            <text:p>0.00611232127879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6.55695361942e-05" calcext:value-type="float">
            <text:p>6.55695361942e-05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2748822265" calcext:value-type="float">
            <text:p>0.0262748822265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131532348795" calcext:value-type="float">
            <text:p>0.000131532348795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3428755229" calcext:value-type="float">
            <text:p>0.0453428755229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233192123572" calcext:value-type="float">
            <text:p>0.000233192123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6899570795" calcext:value-type="float">
            <text:p>0.00136899570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09497938108" calcext:value-type="float">
            <text:p>0.00609497938108</text:p>
          </table:table-cell>
          <table:table-cell office:value-type="float" office:value="110.08" calcext:value-type="float">
            <text:p>110.08</text:p>
          </table:table-cell>
          <table:table-cell office:value-type="float" office:value="6.31779421688e-05" calcext:value-type="float">
            <text:p>6.31779421688e-0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1718112137" calcext:value-type="float">
            <text:p>0.0261718112137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123982895271" calcext:value-type="float">
            <text:p>0.000123982895271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1459040579" calcext:value-type="float">
            <text:p>0.0451459040579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227623246352" calcext:value-type="float">
            <text:p>0.000227623246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6535282422" calcext:value-type="float">
            <text:p>0.00136535282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607185685081" calcext:value-type="float">
            <text:p>0.00607185685081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5.89926526245e-05" calcext:value-type="float">
            <text:p>5.89926526245e-05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60684946476" calcext:value-type="float">
            <text:p>0.0260684946476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16310686405" calcext:value-type="float">
            <text:p>0.000116310686405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9481578409" calcext:value-type="float">
            <text:p>0.0449481578409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222275649022" calcext:value-type="float">
            <text:p>0.000222275649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6462424747" calcext:value-type="float">
            <text:p>0.001364624247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605670760683" calcext:value-type="float">
            <text:p>0.00605670760683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5.6202459595e-05" calcext:value-type="float">
            <text:p>5.6202459595e-05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59675108381" calcext:value-type="float">
            <text:p>0.0259675108381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09497764932" calcext:value-type="float">
            <text:p>0.000109497764932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7530679163" calcext:value-type="float">
            <text:p>0.0447530679163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216485491913" calcext:value-type="float">
            <text:p>0.000216485491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35660990325" calcext:value-type="float">
            <text:p>0.00135660990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603657505892" calcext:value-type="float">
            <text:p>0.00603657505892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5.42094645739e-05" calcext:value-type="float">
            <text:p>5.42094645739e-0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866035922" calcext:value-type="float">
            <text:p>0.025866035922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02807598801" calcext:value-type="float">
            <text:p>0.000102807598801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5596381746" calcext:value-type="float">
            <text:p>0.0445596381746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210658454822" calcext:value-type="float">
            <text:p>0.000210658454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5005271253" calcext:value-type="float">
            <text:p>0.00135005271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601405052512" calcext:value-type="float">
            <text:p>0.00601405052512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5.0821373038e-05" calcext:value-type="float">
            <text:p>5.0821373038e-05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7670165392" calcext:value-type="float">
            <text:p>0.0257670165392</text:p>
          </table:table-cell>
          <table:table-cell office:value-type="float" office:value="120.32" calcext:value-type="float">
            <text:p>120.32</text:p>
          </table:table-cell>
          <table:table-cell office:value-type="float" office:value="9.69153423923e-05" calcext:value-type="float">
            <text:p>9.69153423923e-05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3678686156" calcext:value-type="float">
            <text:p>0.0443678686156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205237097529" calcext:value-type="float">
            <text:p>0.0002052370975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434955218" calcext:value-type="float">
            <text:p>0.0013434955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599431664152" calcext:value-type="float">
            <text:p>0.00599431664152</text:p>
          </table:table-cell>
          <table:table-cell office:value-type="float" office:value="115.2" calcext:value-type="float">
            <text:p>115.2</text:p>
          </table:table-cell>
          <table:table-cell office:value-type="float" office:value="4.88283780169e-05" calcext:value-type="float">
            <text:p>4.88283780169e-05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6705754665" calcext:value-type="float">
            <text:p>0.0256705754665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9.10230859834e-05" calcext:value-type="float">
            <text:p>9.10230859834e-0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1784233126" calcext:value-type="float">
            <text:p>0.0441784233126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200737739776" calcext:value-type="float">
            <text:p>0.000200737739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33985263807" calcext:value-type="float">
            <text:p>0.00133985263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597179210772" calcext:value-type="float">
            <text:p>0.00597179210772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4.7233982e-05" calcext:value-type="float">
            <text:p>4.7233982e-0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5773879755" calcext:value-type="float">
            <text:p>0.0255773879755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8.67266490185e-05" calcext:value-type="float">
            <text:p>8.67266490185e-05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39913391584" calcext:value-type="float">
            <text:p>0.0439913391584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95131982574" calcext:value-type="float">
            <text:p>0.000195131982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33475260084" calcext:value-type="float">
            <text:p>0.00133475260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595106156334" calcext:value-type="float">
            <text:p>0.00595106156334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4.48423879748e-05" calcext:value-type="float">
            <text:p>4.48423879748e-05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4807013494" calcext:value-type="float">
            <text:p>0.0254807013494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8.18778130154e-05" calcext:value-type="float">
            <text:p>8.18778130154e-05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8135151349" calcext:value-type="float">
            <text:p>0.0438135151349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89931905171" calcext:value-type="float">
            <text:p>0.000189931905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32673825662" calcext:value-type="float">
            <text:p>0.00132673825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593132767974" calcext:value-type="float">
            <text:p>0.00593132767974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4.08563979325e-05" calcext:value-type="float">
            <text:p>4.08563979325e-0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3754203566" calcext:value-type="float">
            <text:p>0.0253754203566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7.73972430378e-05" calcext:value-type="float">
            <text:p>7.73972430378e-0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6355066467" calcext:value-type="float">
            <text:p>0.0436355066467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85100627583" calcext:value-type="float">
            <text:p>0.000185100627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31945248915" calcext:value-type="float">
            <text:p>0.00131945248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590960047457" calcext:value-type="float">
            <text:p>0.00590960047457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3.82655044051e-05" calcext:value-type="float">
            <text:p>3.82655044051e-0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2799001089" calcext:value-type="float">
            <text:p>0.0252799001089</text:p>
          </table:table-cell>
          <table:table-cell office:value-type="float" office:value="125.44" calcext:value-type="float">
            <text:p>125.44</text:p>
          </table:table-cell>
          <table:table-cell office:value-type="float" office:value="7.28552953893e-05" calcext:value-type="float">
            <text:p>7.28552953893e-05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4610398817" calcext:value-type="float">
            <text:p>0.0434610398817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180343109958" calcext:value-type="float">
            <text:p>0.000180343109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31653818216" calcext:value-type="float">
            <text:p>0.00131653818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88747460508" calcext:value-type="float">
            <text:p>0.00588747460508</text:p>
          </table:table-cell>
          <table:table-cell office:value-type="float" office:value="120.32" calcext:value-type="float">
            <text:p>120.32</text:p>
          </table:table-cell>
          <table:table-cell office:value-type="float" office:value="3.60732098819e-05" calcext:value-type="float">
            <text:p>3.60732098819e-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1807579495" calcext:value-type="float">
            <text:p>0.0251807579495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6.92953904755e-05" calcext:value-type="float">
            <text:p>6.92953904755e-05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2913692003" calcext:value-type="float">
            <text:p>0.0432913692003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175069272591" calcext:value-type="float">
            <text:p>0.0001750692725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31070956818" calcext:value-type="float">
            <text:p>0.00131070956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86714272501" calcext:value-type="float">
            <text:p>0.00586714272501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3.4279514363e-05" calcext:value-type="float">
            <text:p>3.4279514363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50829049451" calcext:value-type="float">
            <text:p>0.0250829049451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6.51217088525e-05" calcext:value-type="float">
            <text:p>6.51217088525e-0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120222801" calcext:value-type="float">
            <text:p>0.043120222801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169647915298" calcext:value-type="float">
            <text:p>0.000169647915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29905234022" calcext:value-type="float">
            <text:p>0.00129905234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84262486964" calcext:value-type="float">
            <text:p>0.00584262486964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3.18879203376e-05" calcext:value-type="float">
            <text:p>3.18879203376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49782378356" calcext:value-type="float">
            <text:p>0.0249782378356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6.23597136609e-05" calcext:value-type="float">
            <text:p>6.23597136609e-05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9491132945" calcext:value-type="float">
            <text:p>0.0429491132945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164042158097" calcext:value-type="float">
            <text:p>0.0001640421580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28958084251" calcext:value-type="float">
            <text:p>0.00128958084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81970167152" calcext:value-type="float">
            <text:p>0.00581970167152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2.92970268102e-05" calcext:value-type="float">
            <text:p>2.92970268102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8751668228" calcext:value-type="float">
            <text:p>0.0248751668228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5.898394176e-05" calcext:value-type="float">
            <text:p>5.898394176e-0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7801066863" calcext:value-type="float">
            <text:p>0.0427801066863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159063360583" calcext:value-type="float">
            <text:p>0.000159063360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8448080528" calcext:value-type="float">
            <text:p>0.00128448080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79717713772" calcext:value-type="float">
            <text:p>0.00579717713772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2.79019302954e-05" calcext:value-type="float">
            <text:p>2.79019302954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77209581" calcext:value-type="float">
            <text:p>0.02477209581</text:p>
          </table:table-cell>
          <table:table-cell office:value-type="float" office:value="130.56" calcext:value-type="float">
            <text:p>130.56</text:p>
          </table:table-cell>
          <table:table-cell office:value-type="float" office:value="5.56081698591e-05" calcext:value-type="float">
            <text:p>5.56081698591e-0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6108787204" calcext:value-type="float">
            <text:p>0.0426108787204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155117202553" calcext:value-type="float">
            <text:p>0.000155117202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7792361456" calcext:value-type="float">
            <text:p>0.00127792361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77465260392" calcext:value-type="float">
            <text:p>0.00577465260392</text:p>
          </table:table-cell>
          <table:table-cell office:value-type="float" office:value="125.44" calcext:value-type="float">
            <text:p>125.44</text:p>
          </table:table-cell>
          <table:table-cell office:value-type="float" office:value="2.69054327848e-05" calcext:value-type="float">
            <text:p>2.69054327848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6734447573" calcext:value-type="float">
            <text:p>0.0246734447573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4.99614241338e-05" calcext:value-type="float">
            <text:p>4.99614241338e-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4401750364" calcext:value-type="float">
            <text:p>0.0424401750364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50359684928" calcext:value-type="float">
            <text:p>0.000150359684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6918069359" calcext:value-type="float">
            <text:p>0.00126918069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74993541638" calcext:value-type="float">
            <text:p>0.00574993541638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2.55103362701e-05" calcext:value-type="float">
            <text:p>2.55103362701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5696370844" calcext:value-type="float">
            <text:p>0.0245696370844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4.44988114214e-05" calcext:value-type="float">
            <text:p>4.44988114214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2729023969" calcext:value-type="float">
            <text:p>0.0422729023969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45270247469" calcext:value-type="float">
            <text:p>0.000145270247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6408065636" calcext:value-type="float">
            <text:p>0.00126408065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72661355395" calcext:value-type="float">
            <text:p>0.00572661355395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2.43145392574e-05" calcext:value-type="float">
            <text:p>2.43145392574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4695127117" calcext:value-type="float">
            <text:p>0.0244695127117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3.95272200764e-05" calcext:value-type="float">
            <text:p>3.95272200764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0993579557" calcext:value-type="float">
            <text:p>0.0420993579557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41065929569" calcext:value-type="float">
            <text:p>0.000141065929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5898061913" calcext:value-type="float">
            <text:p>0.00125898061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70189636641" calcext:value-type="float">
            <text:p>0.00570189636641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2.41152397553e-05" calcext:value-type="float">
            <text:p>2.41152397553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3679150189" calcext:value-type="float">
            <text:p>0.0243679150189</text:p>
          </table:table-cell>
          <table:table-cell office:value-type="float" office:value="138.24" calcext:value-type="float">
            <text:p>138.24</text:p>
          </table:table-cell>
          <table:table-cell office:value-type="float" office:value="3.57831821499e-05" calcext:value-type="float">
            <text:p>3.57831821499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9263669087" calcext:value-type="float">
            <text:p>0.0419263669087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36419051889" calcext:value-type="float">
            <text:p>0.000136419051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5679488889" calcext:value-type="float">
            <text:p>0.00125679488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67279387141" calcext:value-type="float">
            <text:p>0.00567279387141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2.23215442363e-05" calcext:value-type="float">
            <text:p>2.23215442363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2669312095" calcext:value-type="float">
            <text:p>0.0242669312095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3.28370539454e-05" calcext:value-type="float">
            <text:p>3.28370539454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7571389428" calcext:value-type="float">
            <text:p>0.0417571389428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3203033408" calcext:value-type="float">
            <text:p>0.00013203033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25242342841" calcext:value-type="float">
            <text:p>0.00125242342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65086733408" calcext:value-type="float">
            <text:p>0.00565086733408</text:p>
          </table:table-cell>
          <table:table-cell office:value-type="float" office:value="130.56" calcext:value-type="float">
            <text:p>130.56</text:p>
          </table:table-cell>
          <table:table-cell office:value-type="float" office:value="2.15243462279e-05" calcext:value-type="float">
            <text:p>2.15243462279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1649037983" calcext:value-type="float">
            <text:p>0.0241649037983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3.00136810828e-05" calcext:value-type="float">
            <text:p>3.00136810828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5821925695" calcext:value-type="float">
            <text:p>0.0415821925695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28526735829" calcext:value-type="float">
            <text:p>0.000128526735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24440908419" calcext:value-type="float">
            <text:p>0.00124440908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63113345049" calcext:value-type="float">
            <text:p>0.00563113345049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1.85348536962e-05" calcext:value-type="float">
            <text:p>1.85348536962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40600525239" calcext:value-type="float">
            <text:p>0.0240600525239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2.65151538401e-05" calcext:value-type="float">
            <text:p>2.65151538401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4094228802" calcext:value-type="float">
            <text:p>0.0414094228802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124027378076" calcext:value-type="float">
            <text:p>0.000124027378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3493758647" calcext:value-type="float">
            <text:p>0.00123493758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61219689552" calcext:value-type="float">
            <text:p>0.00561219689552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1.6342559173e-05" calcext:value-type="float">
            <text:p>1.6342559173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3955324026" calcext:value-type="float">
            <text:p>0.023955324026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2.46738237123e-05" calcext:value-type="float">
            <text:p>2.46738237123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2400104496" calcext:value-type="float">
            <text:p>0.0412400104496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119749300212" calcext:value-type="float">
            <text:p>0.000119749300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22838039575" calcext:value-type="float">
            <text:p>0.00122838039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5878783723" calcext:value-type="float">
            <text:p>0.0055878783723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1.51467621604e-05" calcext:value-type="float">
            <text:p>1.51467621604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8502271982" calcext:value-type="float">
            <text:p>0.0238502271982</text:p>
          </table:table-cell>
          <table:table-cell office:value-type="float" office:value="148.48" calcext:value-type="float">
            <text:p>148.48</text:p>
          </table:table-cell>
          <table:table-cell office:value-type="float" office:value="2.25256052299e-05" calcext:value-type="float">
            <text:p>2.25256052299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0680892982" calcext:value-type="float">
            <text:p>0.0410680892982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116171941998" calcext:value-type="float">
            <text:p>0.000116171941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22473751201" calcext:value-type="float">
            <text:p>0.00122473751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56515450634" calcext:value-type="float">
            <text:p>0.00556515450634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41502646498e-05" calcext:value-type="float">
            <text:p>1.41502646498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7462353604" calcext:value-type="float">
            <text:p>0.0237462353604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2.06228974312e-05" calcext:value-type="float">
            <text:p>2.06228974312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8911138126" calcext:value-type="float">
            <text:p>0.0408911138126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12115144023" calcext:value-type="float">
            <text:p>0.000112115144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21890889803" calcext:value-type="float">
            <text:p>0.00121890889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54183264391" calcext:value-type="float">
            <text:p>0.00554183264391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19579701267e-05" calcext:value-type="float">
            <text:p>1.19579701267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6434712893" calcext:value-type="float">
            <text:p>0.0236434712893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86588119615e-05" calcext:value-type="float">
            <text:p>1.86588119615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7189344106" calcext:value-type="float">
            <text:p>0.0407189344106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07984586085" calcext:value-type="float">
            <text:p>0.000107984586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21599459105" calcext:value-type="float">
            <text:p>0.00121599459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51871011364" calcext:value-type="float">
            <text:p>0.00551871011364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05628736118e-05" calcext:value-type="float">
            <text:p>1.05628736118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5416894315" calcext:value-type="float">
            <text:p>0.0235416894315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73698808721e-05" calcext:value-type="float">
            <text:p>1.73698808721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5483782984" calcext:value-type="float">
            <text:p>0.0405483782984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04185947982" calcext:value-type="float">
            <text:p>0.000104185947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20943740032" calcext:value-type="float">
            <text:p>0.00120943740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49518891905" calcext:value-type="float">
            <text:p>0.00549518891905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8.96847759491e-06" calcext:value-type="float">
            <text:p>8.96847759491e-06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4391095254" calcext:value-type="float">
            <text:p>0.0234391095254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56513060862e-05" calcext:value-type="float">
            <text:p>1.56513060862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3776377215" calcext:value-type="float">
            <text:p>0.0403776377215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00903629621" calcext:value-type="float">
            <text:p>0.000100903629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20215163285" calcext:value-type="float">
            <text:p>0.001202151632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47067106367" calcext:value-type="float">
            <text:p>0.00547067106367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8.37057908865e-06" calcext:value-type="float">
            <text:p>8.37057908865e-06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3372048909" calcext:value-type="float">
            <text:p>0.0233372048909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4055486642e-05" calcext:value-type="float">
            <text:p>1.4055486642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2077825754" calcext:value-type="float">
            <text:p>0.0402077825754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9.68468316463e-05" calcext:value-type="float">
            <text:p>9.6846831646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19195155839" calcext:value-type="float">
            <text:p>0.001191951558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44974118713" calcext:value-type="float">
            <text:p>0.00544974118713</text:p>
          </table:table-cell>
          <table:table-cell office:value-type="float" office:value="148.48" calcext:value-type="float">
            <text:p>148.48</text:p>
          </table:table-cell>
          <table:table-cell office:value-type="float" office:value="7.57338108015e-06" calcext:value-type="float">
            <text:p>7.57338108015e-06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2371419065" calcext:value-type="float">
            <text:p>0.0232371419065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27051778817e-05" calcext:value-type="float">
            <text:p>1.27051778817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0406575076" calcext:value-type="float">
            <text:p>0.0400406575076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9.35645132851e-05" calcext:value-type="float">
            <text:p>9.3564513285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18685152116" calcext:value-type="float">
            <text:p>0.00118685152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42621999254" calcext:value-type="float">
            <text:p>0.00542621999254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6.97548257389e-06" calcext:value-type="float">
            <text:p>6.97548257389e-06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1417444355" calcext:value-type="float">
            <text:p>0.0231417444355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19686458305e-05" calcext:value-type="float">
            <text:p>1.19686458305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8724625443" calcext:value-type="float">
            <text:p>0.0398724625443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9.07985146661e-05" calcext:value-type="float">
            <text:p>9.0798514666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8175148393" calcext:value-type="float">
            <text:p>0.00118175148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40489145168" calcext:value-type="float">
            <text:p>0.00540489145168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6.77618307177e-06" calcext:value-type="float">
            <text:p>6.77618307177e-06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3040944791" calcext:value-type="float">
            <text:p>0.023040944791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09866030957e-05" calcext:value-type="float">
            <text:p>1.09866030957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7068131946" calcext:value-type="float">
            <text:p>0.0397068131946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8.77005962129e-05" calcext:value-type="float">
            <text:p>8.7700596212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7738002345" calcext:value-type="float">
            <text:p>0.00117738002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38336357867" calcext:value-type="float">
            <text:p>0.00538336357867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6.57688356964e-06" calcext:value-type="float">
            <text:p>6.57688356964e-06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29435828933" calcext:value-type="float">
            <text:p>0.0229435828933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03114487155e-05" calcext:value-type="float">
            <text:p>1.03114487155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5406842366" calcext:value-type="float">
            <text:p>0.0395406842366</text:p>
          </table:table-cell>
          <table:table-cell office:value-type="float" office:value="125.44" calcext:value-type="float">
            <text:p>125.44</text:p>
          </table:table-cell>
          <table:table-cell office:value-type="float" office:value="8.41969979621e-05" calcext:value-type="float">
            <text:p>8.4196997962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7373713971" calcext:value-type="float">
            <text:p>0.00117373713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36044038055" calcext:value-type="float">
            <text:p>0.00536044038055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6.37758406752e-06" calcext:value-type="float">
            <text:p>6.37758406752e-06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8476329272" calcext:value-type="float">
            <text:p>0.0228476329272</text:p>
          </table:table-cell>
          <table:table-cell office:value-type="float" office:value="168.96" calcext:value-type="float">
            <text:p>168.96</text:p>
          </table:table-cell>
          <table:table-cell office:value-type="float" office:value="9.57491666442e-06" calcext:value-type="float">
            <text:p>9.57491666442e-06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3796465058" calcext:value-type="float">
            <text:p>0.0393796465058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8.06933997114e-05" calcext:value-type="float">
            <text:p>8.0693399711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7155140947" calcext:value-type="float">
            <text:p>0.00117155140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33970983616" calcext:value-type="float">
            <text:p>0.00533970983616</text:p>
          </table:table-cell>
          <table:table-cell office:value-type="float" office:value="158.72" calcext:value-type="float">
            <text:p>158.72</text:p>
          </table:table-cell>
          <table:table-cell office:value-type="float" office:value="6.17828456539e-06" calcext:value-type="float">
            <text:p>6.17828456539e-06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7545682129" calcext:value-type="float">
            <text:p>0.0227545682129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9.08389529708e-06" calcext:value-type="float">
            <text:p>9.08389529708e-06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225360185" calcext:value-type="float">
            <text:p>0.039225360185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7.78905211108e-05" calcext:value-type="float">
            <text:p>7.7890521110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6645137224" calcext:value-type="float">
            <text:p>0.00116645137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31977662041" calcext:value-type="float">
            <text:p>0.00531977662041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5.77968556115e-06" calcext:value-type="float">
            <text:p>5.77968556115e-06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6564082668" calcext:value-type="float">
            <text:p>0.0226564082668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8.22460790406e-06" calcext:value-type="float">
            <text:p>8.22460790406e-06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070446684" calcext:value-type="float">
            <text:p>0.039070446684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7.51614024734e-05" calcext:value-type="float">
            <text:p>7.5161402473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628084885" calcext:value-type="float">
            <text:p>0.0011628084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2982487474" calcext:value-type="float">
            <text:p>0.0052982487474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5.58038605913e-06" calcext:value-type="float">
            <text:p>5.58038605913e-06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5627910574" calcext:value-type="float">
            <text:p>0.0225627910574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7.67220886577e-06" calcext:value-type="float">
            <text:p>7.67220886577e-06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9141312509" calcext:value-type="float">
            <text:p>0.0389141312509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7.22110039465e-05" calcext:value-type="float">
            <text:p>7.2211003946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5843702802" calcext:value-type="float">
            <text:p>0.00115843702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28010952106" calcext:value-type="float">
            <text:p>0.00528010952106</text:p>
          </table:table-cell>
          <table:table-cell office:value-type="float" office:value="168.96" calcext:value-type="float">
            <text:p>168.96</text:p>
          </table:table-cell>
          <table:table-cell office:value-type="float" office:value="5.38108655701e-06" calcext:value-type="float">
            <text:p>5.38108655701e-06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4707699448" calcext:value-type="float">
            <text:p>0.0224707699448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7.24256516926e-06" calcext:value-type="float">
            <text:p>7.24256516926e-06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7630546168" calcext:value-type="float">
            <text:p>0.0387630546168</text:p>
          </table:table-cell>
          <table:table-cell office:value-type="float" office:value="130.56" calcext:value-type="float">
            <text:p>130.56</text:p>
          </table:table-cell>
          <table:table-cell office:value-type="float" office:value="6.94818853091e-05" calcext:value-type="float">
            <text:p>6.9481885309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5260841404" calcext:value-type="float">
            <text:p>0.00115260841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26017630531" calcext:value-type="float">
            <text:p>0.00526017630531</text:p>
          </table:table-cell>
          <table:table-cell office:value-type="float" office:value="179.2" calcext:value-type="float">
            <text:p>179.2</text:p>
          </table:table-cell>
          <table:table-cell office:value-type="float" office:value="5.18178705489e-06" calcext:value-type="float">
            <text:p>5.18178705489e-06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3811429771" calcext:value-type="float">
            <text:p>0.0223811429771</text:p>
          </table:table-cell>
          <table:table-cell office:value-type="float" office:value="179.2" calcext:value-type="float">
            <text:p>179.2</text:p>
          </table:table-cell>
          <table:table-cell office:value-type="float" office:value="6.81292147275e-06" calcext:value-type="float">
            <text:p>6.81292147275e-06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6135274867" calcext:value-type="float">
            <text:p>0.0386135274867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6.43555678685e-05" calcext:value-type="float">
            <text:p>6.4355567868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504226838" calcext:value-type="float">
            <text:p>0.00115042268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23924642877" calcext:value-type="float">
            <text:p>0.00523924642877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4.98248755276e-06" calcext:value-type="float">
            <text:p>4.98248755276e-06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2894901944" calcext:value-type="float">
            <text:p>0.0222894901944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6.44465544719e-06" calcext:value-type="float">
            <text:p>6.44465544719e-06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4634838552" calcext:value-type="float">
            <text:p>0.0384634838552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5.91923704464e-05" calcext:value-type="float">
            <text:p>5.9192370446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4459406982" calcext:value-type="float">
            <text:p>0.00114459406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22150586674" calcext:value-type="float">
            <text:p>0.00522150586674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4.78318805064e-06" calcext:value-type="float">
            <text:p>4.78318805064e-06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1994335085" calcext:value-type="float">
            <text:p>0.0221994335085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5.95363407985e-06" calcext:value-type="float">
            <text:p>5.95363407985e-06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3211877435" calcext:value-type="float">
            <text:p>0.0383211877435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5.46192527296e-05" calcext:value-type="float">
            <text:p>5.4619252729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4167976283" calcext:value-type="float">
            <text:p>0.00114167976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20217064746" calcext:value-type="float">
            <text:p>0.00520217064746</text:p>
          </table:table-cell>
          <table:table-cell office:value-type="float" office:value="189.44" calcext:value-type="float">
            <text:p>189.44</text:p>
          </table:table-cell>
          <table:table-cell office:value-type="float" office:value="4.58388854851e-06" calcext:value-type="float">
            <text:p>4.58388854851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1089471041" calcext:value-type="float">
            <text:p>0.0221089471041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5.83087873796e-06" calcext:value-type="float">
            <text:p>5.83087873796e-06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1702586812" calcext:value-type="float">
            <text:p>0.0381702586812</text:p>
          </table:table-cell>
          <table:table-cell office:value-type="float" office:value="138.24" calcext:value-type="float">
            <text:p>138.24</text:p>
          </table:table-cell>
          <table:table-cell office:value-type="float" office:value="5.01936549393e-05" calcext:value-type="float">
            <text:p>5.0193654939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3949403259" calcext:value-type="float">
            <text:p>0.00113949403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18702140349" calcext:value-type="float">
            <text:p>0.00518702140349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38458904639e-06" calcext:value-type="float">
            <text:p>4.38458904639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20220212232" calcext:value-type="float">
            <text:p>0.0220220212232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5.58536805428e-06" calcext:value-type="float">
            <text:p>5.58536805428e-06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80252324911" calcext:value-type="float">
            <text:p>0.0380252324911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4.55467772594e-05" calcext:value-type="float">
            <text:p>4.5546777259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13512257211" calcext:value-type="float">
            <text:p>0.00113512257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17107483089" calcext:value-type="float">
            <text:p>0.00517107483089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3.98599004225e-06" calcext:value-type="float">
            <text:p>3.98599004225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9312892655" calcext:value-type="float">
            <text:p>0.0219312892655</text:p>
          </table:table-cell>
          <table:table-cell office:value-type="float" office:value="189.44" calcext:value-type="float">
            <text:p>189.44</text:p>
          </table:table-cell>
          <table:table-cell office:value-type="float" office:value="5.21710202872e-06" calcext:value-type="float">
            <text:p>5.21710202872e-06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8806859093" calcext:value-type="float">
            <text:p>0.0378806859093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4.17112591744e-05" calcext:value-type="float">
            <text:p>4.1711259174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12637965114" calcext:value-type="float">
            <text:p>0.001126379651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15233760808" calcext:value-type="float">
            <text:p>0.00515233760808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3.58739103801e-06" calcext:value-type="float">
            <text:p>3.58739103801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8426445112" calcext:value-type="float">
            <text:p>0.0218426445112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5.09434668683e-06" calcext:value-type="float">
            <text:p>5.09434668683e-06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739570372" calcext:value-type="float">
            <text:p>0.037739570372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3.78388611079e-05" calcext:value-type="float">
            <text:p>3.7838861107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12273676741" calcext:value-type="float">
            <text:p>0.00112273676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13100906722" calcext:value-type="float">
            <text:p>0.00513100906722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3.38809153588e-06" calcext:value-type="float">
            <text:p>3.38809153588e-06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7542453102" calcext:value-type="float">
            <text:p>0.0217542453102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4.97159134505e-06" calcext:value-type="float">
            <text:p>4.97159134505e-06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5987130853" calcext:value-type="float">
            <text:p>0.0375987130853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3.47778226362e-05" calcext:value-type="float">
            <text:p>3.4777822636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11982246042" calcext:value-type="float">
            <text:p>0.00111982246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11227184441" calcext:value-type="float">
            <text:p>0.00511227184441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3.18879203376e-06" calcext:value-type="float">
            <text:p>3.18879203376e-06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6657233326" calcext:value-type="float">
            <text:p>0.0216657233326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4.78745833221e-06" calcext:value-type="float">
            <text:p>4.78745833221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4518422477" calcext:value-type="float">
            <text:p>0.0374518422477</text:p>
          </table:table-cell>
          <table:table-cell office:value-type="float" office:value="148.48" calcext:value-type="float">
            <text:p>148.48</text:p>
          </table:table-cell>
          <table:table-cell office:value-type="float" office:value="3.20487039988e-05" calcext:value-type="float">
            <text:p>3.2048703998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11253669295" calcext:value-type="float">
            <text:p>0.00111253669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09532861102" calcext:value-type="float">
            <text:p>0.00509532861102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98949253164e-06" calcext:value-type="float">
            <text:p>2.98949253164e-06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578306345" calcext:value-type="float">
            <text:p>0.021578306345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48056997759e-06" calcext:value-type="float">
            <text:p>4.48056997759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312460679" calcext:value-type="float">
            <text:p>0.037312460679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2.87663856375e-05" calcext:value-type="float">
            <text:p>2.8766385637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10889380921" calcext:value-type="float">
            <text:p>0.00110889380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07838537763" calcext:value-type="float">
            <text:p>0.00507838537763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2.79019302951e-06" calcext:value-type="float">
            <text:p>2.79019302951e-06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4885566007" calcext:value-type="float">
            <text:p>0.0214885566007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29643696487e-06" calcext:value-type="float">
            <text:p>4.29643696487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1702752461" calcext:value-type="float">
            <text:p>0.0371702752461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2.6406066816e-05" calcext:value-type="float">
            <text:p>2.640606681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10233661849" calcext:value-type="float">
            <text:p>0.00110233661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504170826064" calcext:value-type="float">
            <text:p>0.00504170826064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2.59089352739e-06" calcext:value-type="float">
            <text:p>2.59089352739e-06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401692108" calcext:value-type="float">
            <text:p>0.021401692108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4.17368162298e-06" calcext:value-type="float">
            <text:p>4.17368162298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70303033903" calcext:value-type="float">
            <text:p>0.0370303033903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2.4082627976e-05" calcext:value-type="float">
            <text:p>2.408262797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9359369752" calcext:value-type="float">
            <text:p>0.00109359369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500283848992" calcext:value-type="float">
            <text:p>0.00500283848992</text:p>
          </table:table-cell>
          <table:table-cell office:value-type="float" office:value="276.48" calcext:value-type="float">
            <text:p>276.48</text:p>
          </table:table-cell>
          <table:table-cell office:value-type="float" office:value="2.39159402537e-06" calcext:value-type="float">
            <text:p>2.39159402537e-06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3150731688" calcext:value-type="float">
            <text:p>0.0213150731688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05092628109e-06" calcext:value-type="float">
            <text:p>4.05092628109e-06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89140143" calcext:value-type="float">
            <text:p>0.03689140143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2.20173490072e-05" calcext:value-type="float">
            <text:p>2.2017349007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8485077655" calcext:value-type="float">
            <text:p>0.00108485077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496994868393" calcext:value-type="float">
            <text:p>0.00496994868393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2.19229452325e-06" calcext:value-type="float">
            <text:p>2.19229452325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1390728152" calcext:value-type="float">
            <text:p>0.0211390728152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3.98954861014e-06" calcext:value-type="float">
            <text:p>3.98954861014e-06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7460800963" calcext:value-type="float">
            <text:p>0.0367460800963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96939101672e-05" calcext:value-type="float">
            <text:p>1.9693910167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7537927884" calcext:value-type="float">
            <text:p>0.00107537927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92808893085" calcext:value-type="float">
            <text:p>0.00492808893085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99299502113e-06" calcext:value-type="float">
            <text:p>1.99299502113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09704390616" calcext:value-type="float">
            <text:p>0.0209704390616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3.86679326836e-06" calcext:value-type="float">
            <text:p>3.86679326836e-06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609465499" calcext:value-type="float">
            <text:p>0.036609465499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82555908853e-05" calcext:value-type="float">
            <text:p>1.8255590885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593505904" calcext:value-type="float">
            <text:p>0.0010593505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89141181386" calcext:value-type="float">
            <text:p>0.00489141181386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1.793695519e-06" calcext:value-type="float">
            <text:p>1.793695519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7926584464" calcext:value-type="float">
            <text:p>0.0207926584464</text:p>
          </table:table-cell>
          <table:table-cell office:value-type="float" office:value="209.92" calcext:value-type="float">
            <text:p>209.92</text:p>
          </table:table-cell>
          <table:table-cell office:value-type="float" office:value="3.74403792647e-06" calcext:value-type="float">
            <text:p>3.74403792647e-06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697518938" calcext:value-type="float">
            <text:p>0.0364697518938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63009518612e-05" calcext:value-type="float">
            <text:p>1.6300951861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469647857" calcext:value-type="float">
            <text:p>0.0010469647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85134605019" calcext:value-type="float">
            <text:p>0.00485134605019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1.59439601688e-06" calcext:value-type="float">
            <text:p>1.59439601688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6174561411" calcext:value-type="float">
            <text:p>0.0206174561411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3.68266025552e-06" calcext:value-type="float">
            <text:p>3.68266025552e-06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3288946071" calcext:value-type="float">
            <text:p>0.0363288946071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48626325794e-05" calcext:value-type="float">
            <text:p>1.4862632579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1034578981" calcext:value-type="float">
            <text:p>0.001034578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81506759752" calcext:value-type="float">
            <text:p>0.00481506759752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1.19579701263e-06" calcext:value-type="float">
            <text:p>1.19579701263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4410260692" calcext:value-type="float">
            <text:p>0.0204410260692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3.55990491374e-06" calcext:value-type="float">
            <text:p>3.55990491374e-06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1839790959" calcext:value-type="float">
            <text:p>0.0361839790959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34980732607e-05" calcext:value-type="float">
            <text:p>1.349807326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101563598557" calcext:value-type="float">
            <text:p>0.00101563598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78118113074" calcext:value-type="float">
            <text:p>0.00478118113074</text:p>
          </table:table-cell>
          <table:table-cell office:value-type="float" office:value="358.4" calcext:value-type="float">
            <text:p>358.4</text:p>
          </table:table-cell>
          <table:table-cell office:value-type="float" office:value="9.96497510508e-07" calcext:value-type="float">
            <text:p>9.96497510508e-07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2593779888" calcext:value-type="float">
            <text:p>0.0202593779888</text:p>
          </table:table-cell>
          <table:table-cell office:value-type="float" office:value="220.16" calcext:value-type="float">
            <text:p>220.16</text:p>
          </table:table-cell>
          <table:table-cell office:value-type="float" office:value="3.3757719009e-06" calcext:value-type="float">
            <text:p>3.3757719009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8949228253" calcext:value-type="float">
            <text:p>0.0358949228253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20597539788e-05" calcext:value-type="float">
            <text:p>1.2059753978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96692990144" calcext:value-type="float">
            <text:p>0.000996692990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73812538471" calcext:value-type="float">
            <text:p>0.00473812538471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5.97898506371e-07" calcext:value-type="float">
            <text:p>5.97898506371e-07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200787735102" calcext:value-type="float">
            <text:p>0.0200787735102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3.25301655912e-06" calcext:value-type="float">
            <text:p>3.25301655912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608633526" calcext:value-type="float">
            <text:p>0.035608633526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10271144944e-05" calcext:value-type="float">
            <text:p>1.1027114494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73378534235" calcext:value-type="float">
            <text:p>0.000973378534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69467097437" calcext:value-type="float">
            <text:p>0.00469467097437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3.98599004248e-07" calcext:value-type="float">
            <text:p>3.98599004248e-07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9009315066" calcext:value-type="float">
            <text:p>0.0199009315066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3.19163888818e-06" calcext:value-type="float">
            <text:p>3.19163888818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3240044096" calcext:value-type="float">
            <text:p>0.0353240044096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00313549916e-05" calcext:value-type="float">
            <text:p>1.0031354991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54435538808" calcext:value-type="float">
            <text:p>0.000954435538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64862524598" calcext:value-type="float">
            <text:p>0.00464862524598</text:p>
          </table:table-cell>
          <table:table-cell office:value-type="float" office:value="444.416" calcext:value-type="float">
            <text:p>444.416</text:p>
          </table:table-cell>
          <table:table-cell office:value-type="float" office:value="1.99299502124e-07" calcext:value-type="float">
            <text:p>1.99299502124e-07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7175031646" calcext:value-type="float">
            <text:p>0.0197175031646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3.06888354629e-06" calcext:value-type="float">
            <text:p>3.06888354629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039449079" calcext:value-type="float">
            <text:p>0.035039449079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9.10935545184e-06" calcext:value-type="float">
            <text:p>9.109355451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93840685037" calcext:value-type="float">
            <text:p>0.00093840685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60098486032" calcext:value-type="float">
            <text:p>0.00460098486032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5276904358" calcext:value-type="float">
            <text:p>0.0195276904358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2.94612820451e-06" calcext:value-type="float">
            <text:p>2.94612820451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7524957067" calcext:value-type="float">
            <text:p>0.0347524957067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8.15047593061e-06" calcext:value-type="float">
            <text:p>8.1504759306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918735278196" calcext:value-type="float">
            <text:p>0.000918735278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55753044998" calcext:value-type="float">
            <text:p>0.00455753044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3345013487" calcext:value-type="float">
            <text:p>0.0193345013487</text:p>
          </table:table-cell>
          <table:table-cell office:value-type="float" office:value="230.4" calcext:value-type="float">
            <text:p>230.4</text:p>
          </table:table-cell>
          <table:table-cell office:value-type="float" office:value="2.82337286261e-06" calcext:value-type="float">
            <text:p>2.82337286261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4631811855" calcext:value-type="float">
            <text:p>0.0344631811855</text:p>
          </table:table-cell>
          <table:table-cell office:value-type="float" office:value="179.2" calcext:value-type="float">
            <text:p>179.2</text:p>
          </table:table-cell>
          <table:table-cell office:value-type="float" office:value="7.52351624367e-06" calcext:value-type="float">
            <text:p>7.523516243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90320785056" calcext:value-type="float">
            <text:p>0.000890320785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50231544234" calcext:value-type="float">
            <text:p>0.00450231544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1414964266" calcext:value-type="float">
            <text:p>0.0191414964266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2.70061752072e-06" calcext:value-type="float">
            <text:p>2.70061752072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1750841316" calcext:value-type="float">
            <text:p>0.0341750841316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6.71215664871e-06" calcext:value-type="float">
            <text:p>6.712156648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68463482641" calcext:value-type="float">
            <text:p>0.000868463482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44630310607" calcext:value-type="float">
            <text:p>0.00444630310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89525431345" calcext:value-type="float">
            <text:p>0.0189525431345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2.63923984978e-06" calcext:value-type="float">
            <text:p>2.63923984978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8756240489" calcext:value-type="float">
            <text:p>0.0338756240489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6.12207694339e-06" calcext:value-type="float">
            <text:p>6.122076943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47334756972" calcext:value-type="float">
            <text:p>0.000847334756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39128743059" calcext:value-type="float">
            <text:p>0.004391287430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7489180306" calcext:value-type="float">
            <text:p>0.0187489180306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2.45510683705e-06" calcext:value-type="float">
            <text:p>2.45510683705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5795950106" calcext:value-type="float">
            <text:p>0.0335795950106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5.67951716435e-06" calcext:value-type="float">
            <text:p>5.679517164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32034645281" calcext:value-type="float">
            <text:p>0.000832034645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33487643001" calcext:value-type="float">
            <text:p>0.00433487643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5465820817" calcext:value-type="float">
            <text:p>0.0185465820817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39372916611e-06" calcext:value-type="float">
            <text:p>2.39372916611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2806145362" calcext:value-type="float">
            <text:p>0.0332806145362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5.38447731169e-06" calcext:value-type="float">
            <text:p>5.384477311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820377417327" calcext:value-type="float">
            <text:p>0.000820377417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28604005141" calcext:value-type="float">
            <text:p>0.004286040051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3462105595" calcext:value-type="float">
            <text:p>0.0183462105595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33235149516e-06" calcext:value-type="float">
            <text:p>2.33235149516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9787564117" calcext:value-type="float">
            <text:p>0.0329787564117</text:p>
          </table:table-cell>
          <table:table-cell office:value-type="float" office:value="189.44" calcext:value-type="float">
            <text:p>189.44</text:p>
          </table:table-cell>
          <table:table-cell office:value-type="float" office:value="5.0525574774e-06" calcext:value-type="float">
            <text:p>5.05255747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803620152141" calcext:value-type="float">
            <text:p>0.0008036201521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2288317222" calcext:value-type="float">
            <text:p>0.0042288317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1411121356" calcext:value-type="float">
            <text:p>0.0181411121356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27097382421e-06" calcext:value-type="float">
            <text:p>2.27097382421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6659041878" calcext:value-type="float">
            <text:p>0.0326659041878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4.86815756939e-06" calcext:value-type="float">
            <text:p>4.868157569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79633438467" calcext:value-type="float">
            <text:p>0.00079633438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1706267322" calcext:value-type="float">
            <text:p>0.0041706267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932944295" calcext:value-type="float">
            <text:p>0.017932944295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14821848243e-06" calcext:value-type="float">
            <text:p>2.14821848243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3522403189" calcext:value-type="float">
            <text:p>0.0323522403189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4.72063764312e-06" calcext:value-type="float">
            <text:p>4.720637643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84677156715" calcext:value-type="float">
            <text:p>0.000784677156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1100297563" calcext:value-type="float">
            <text:p>0.0041100297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723794241" calcext:value-type="float">
            <text:p>0.017723794241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2.08684081149e-06" calcext:value-type="float">
            <text:p>2.08684081149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20359939435" calcext:value-type="float">
            <text:p>0.0320359939435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4.38871780883e-06" calcext:value-type="float">
            <text:p>4.388717808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81762849726" calcext:value-type="float">
            <text:p>0.000781762849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40556120773" calcext:value-type="float">
            <text:p>0.0040556120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5150739054" calcext:value-type="float">
            <text:p>0.0175150739054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2.02546314054e-06" calcext:value-type="float">
            <text:p>2.02546314054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7161320589" calcext:value-type="float">
            <text:p>0.0317161320589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13055793769e-06" calcext:value-type="float">
            <text:p>4.130557937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78848542737" calcext:value-type="float">
            <text:p>0.000778848542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399999840534" calcext:value-type="float">
            <text:p>0.00399999840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3121240732" calcext:value-type="float">
            <text:p>0.0173121240732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90270779876e-06" calcext:value-type="float">
            <text:p>1.90270779876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3877847956" calcext:value-type="float">
            <text:p>0.0313877847956</text:p>
          </table:table-cell>
          <table:table-cell office:value-type="float" office:value="199.68" calcext:value-type="float">
            <text:p>199.68</text:p>
          </table:table-cell>
          <table:table-cell office:value-type="float" office:value="3.94615802979e-06" calcext:value-type="float">
            <text:p>3.946158029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74477082254" calcext:value-type="float">
            <text:p>0.000774477082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94139475103" calcext:value-type="float">
            <text:p>0.00394139475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0987996125" calcext:value-type="float">
            <text:p>0.0170987996125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84133012782e-06" calcext:value-type="float">
            <text:p>1.84133012782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0592161746" calcext:value-type="float">
            <text:p>0.0310592161746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3.87239806654e-06" calcext:value-type="float">
            <text:p>3.8723980665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69377045024" calcext:value-type="float">
            <text:p>0.000769377045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88996705438" calcext:value-type="float">
            <text:p>0.003889967054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8892198402" calcext:value-type="float">
            <text:p>0.0168892198402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77995245687e-06" calcext:value-type="float">
            <text:p>1.77995245687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7240806083" calcext:value-type="float">
            <text:p>0.0307240806083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3.7986381034e-06" calcext:value-type="float">
            <text:p>3.798638103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62091277552" calcext:value-type="float">
            <text:p>0.000762091277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85029995503" calcext:value-type="float">
            <text:p>0.003850299955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6921018997" calcext:value-type="float">
            <text:p>0.0166921018997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59581944403e-06" calcext:value-type="float">
            <text:p>1.59581944403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4013041806" calcext:value-type="float">
            <text:p>0.0304013041806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3.76175812178e-06" calcext:value-type="float">
            <text:p>3.761758121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57719817069" calcext:value-type="float">
            <text:p>0.000757719817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79986891917" calcext:value-type="float">
            <text:p>0.003799868919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4979305993" calcext:value-type="float">
            <text:p>0.0164979305993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47306410225e-06" calcext:value-type="float">
            <text:p>1.47306410225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0705219825" calcext:value-type="float">
            <text:p>0.0300705219825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3.65111817702e-06" calcext:value-type="float">
            <text:p>3.651118177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53348356586" calcext:value-type="float">
            <text:p>0.000753348356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75840783041" calcext:value-type="float">
            <text:p>0.00375840783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295901592" calcext:value-type="float">
            <text:p>0.016295901592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41168643131e-06" calcext:value-type="float">
            <text:p>1.41168643131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737083492" calcext:value-type="float">
            <text:p>0.029737083492</text:p>
          </table:table-cell>
          <table:table-cell office:value-type="float" office:value="209.92" calcext:value-type="float">
            <text:p>209.92</text:p>
          </table:table-cell>
          <table:table-cell office:value-type="float" office:value="3.57735821388e-06" calcext:value-type="float">
            <text:p>3.5773582138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51891203091" calcext:value-type="float">
            <text:p>0.000751891203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71555141653" calcext:value-type="float">
            <text:p>0.00371555141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1046155433" calcext:value-type="float">
            <text:p>0.0161046155433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1.35030876036e-06" calcext:value-type="float">
            <text:p>1.35030876036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4020954975" calcext:value-type="float">
            <text:p>0.0294020954975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3.46671826912e-06" calcext:value-type="float">
            <text:p>3.466718269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50434049597" calcext:value-type="float">
            <text:p>0.000750434049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67548565287" calcext:value-type="float">
            <text:p>0.003675485652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9182405612" calcext:value-type="float">
            <text:p>0.0159182405612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1.28893108942e-06" calcext:value-type="float">
            <text:p>1.28893108942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0695055448" calcext:value-type="float">
            <text:p>0.0290695055448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3.42983828761e-06" calcext:value-type="float">
            <text:p>3.4298382876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45334012367" calcext:value-type="float">
            <text:p>0.0007453340123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63462256057" calcext:value-type="float">
            <text:p>0.00363462256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7330933459" calcext:value-type="float">
            <text:p>0.0157330933459</text:p>
          </table:table-cell>
          <table:table-cell office:value-type="float" office:value="296.96" calcext:value-type="float">
            <text:p>296.96</text:p>
          </table:table-cell>
          <table:table-cell office:value-type="float" office:value="1.16617574764e-06" calcext:value-type="float">
            <text:p>1.16617574764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7449213625" calcext:value-type="float">
            <text:p>0.0287449213625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3.28231836122e-06" calcext:value-type="float">
            <text:p>3.2823183612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41691128631" calcext:value-type="float">
            <text:p>0.0007416911286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59475612907" calcext:value-type="float">
            <text:p>0.00359475612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5502788872" calcext:value-type="float">
            <text:p>0.0155502788872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1.10479807669e-06" calcext:value-type="float">
            <text:p>1.10479807669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4184556397" calcext:value-type="float">
            <text:p>0.0284184556397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3.13479843483e-06" calcext:value-type="float">
            <text:p>3.134798434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36591091401" calcext:value-type="float">
            <text:p>0.000736591091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55688301913" calcext:value-type="float">
            <text:p>0.00355688301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3659911085" calcext:value-type="float">
            <text:p>0.0153659911085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9.82042734798e-07" calcext:value-type="float">
            <text:p>9.82042734798e-07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0973762877" calcext:value-type="float">
            <text:p>0.0280973762877</text:p>
          </table:table-cell>
          <table:table-cell office:value-type="float" office:value="220.16" calcext:value-type="float">
            <text:p>220.16</text:p>
          </table:table-cell>
          <table:table-cell office:value-type="float" office:value="3.09791845332e-06" calcext:value-type="float">
            <text:p>3.0979184533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32948207665" calcext:value-type="float">
            <text:p>0.000732948207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52160122725" calcext:value-type="float">
            <text:p>0.00352160122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1867371732" calcext:value-type="float">
            <text:p>0.0151867371732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9.20665063853e-07" calcext:value-type="float">
            <text:p>9.20665063853e-07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7863318184" calcext:value-type="float">
            <text:p>0.0277863318184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3.0610384717e-06" calcext:value-type="float">
            <text:p>3.061038471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28576747182" calcext:value-type="float">
            <text:p>0.000728576747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48313012084" calcext:value-type="float">
            <text:p>0.00348313012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5012455693" calcext:value-type="float">
            <text:p>0.015012455693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7.97909722072e-07" calcext:value-type="float">
            <text:p>7.97909722072e-07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4808950776" calcext:value-type="float">
            <text:p>0.0274808950776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2.83975858217e-06" calcext:value-type="float">
            <text:p>2.8397585821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23476709951" calcext:value-type="float">
            <text:p>0.000723476709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44426035012" calcext:value-type="float">
            <text:p>0.00344426035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8325878743" calcext:value-type="float">
            <text:p>0.0148325878743</text:p>
          </table:table-cell>
          <table:table-cell office:value-type="float" office:value="337.92" calcext:value-type="float">
            <text:p>337.92</text:p>
          </table:table-cell>
          <table:table-cell office:value-type="float" office:value="7.36532051127e-07" calcext:value-type="float">
            <text:p>7.36532051127e-07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1774505562" calcext:value-type="float">
            <text:p>0.0271774505562</text:p>
          </table:table-cell>
          <table:table-cell office:value-type="float" office:value="230.4" calcext:value-type="float">
            <text:p>230.4</text:p>
          </table:table-cell>
          <table:table-cell office:value-type="float" office:value="2.76599861904e-06" calcext:value-type="float">
            <text:p>2.765998619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16919519227" calcext:value-type="float">
            <text:p>0.000716919519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40479258293" calcext:value-type="float">
            <text:p>0.00340479258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6556053074" calcext:value-type="float">
            <text:p>0.0146556053074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6.75154380181e-07" calcext:value-type="float">
            <text:p>6.75154380181e-07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8722351731" calcext:value-type="float">
            <text:p>0.0268722351731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2.65535867428e-06" calcext:value-type="float">
            <text:p>2.655358674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14733788985" calcext:value-type="float">
            <text:p>0.000714733788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36373015848" calcext:value-type="float">
            <text:p>0.00336373015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4759830421" calcext:value-type="float">
            <text:p>0.0144759830421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5.52399038289e-07" calcext:value-type="float">
            <text:p>5.52399038289e-07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5693440459" calcext:value-type="float">
            <text:p>0.0265693440459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2.61847869265e-06" calcext:value-type="float">
            <text:p>2.618478692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11819481997" calcext:value-type="float">
            <text:p>0.000711819481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32864769875" calcext:value-type="float">
            <text:p>0.003328647698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3036659885" calcext:value-type="float">
            <text:p>0.0143036659885</text:p>
          </table:table-cell>
          <table:table-cell office:value-type="float" office:value="358.4" calcext:value-type="float">
            <text:p>358.4</text:p>
          </table:table-cell>
          <table:table-cell office:value-type="float" office:value="4.91021367455e-07" calcext:value-type="float">
            <text:p>4.91021367455e-07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2692198901" calcext:value-type="float">
            <text:p>0.0262692198901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50783874789e-06" calcext:value-type="float">
            <text:p>2.5078387478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706719444766" calcext:value-type="float">
            <text:p>0.000706719444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29137258529" calcext:value-type="float">
            <text:p>0.003291372585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1285250716" calcext:value-type="float">
            <text:p>0.0141285250716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4.29643696509e-07" calcext:value-type="float">
            <text:p>4.29643696509e-07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9716413478" calcext:value-type="float">
            <text:p>0.0259716413478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47095876627e-06" calcext:value-type="float">
            <text:p>2.470958766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704533714525" calcext:value-type="float">
            <text:p>0.000704533714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25728678635" calcext:value-type="float">
            <text:p>0.00325728678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9539366497" calcext:value-type="float">
            <text:p>0.0139539366497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3.68266025563e-07" calcext:value-type="float">
            <text:p>3.68266025563e-07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678305495" calcext:value-type="float">
            <text:p>0.025678305495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39719880313e-06" calcext:value-type="float">
            <text:p>2.397198803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700890830789" calcext:value-type="float">
            <text:p>0.000700890830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21921434426" calcext:value-type="float">
            <text:p>0.00321921434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7795937811" calcext:value-type="float">
            <text:p>0.0137795937811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3.06888354618e-07" calcext:value-type="float">
            <text:p>3.06888354618e-07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3809852034" calcext:value-type="float">
            <text:p>0.0253809852034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3603188215e-06" calcext:value-type="float">
            <text:p>2.36031882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699433677294" calcext:value-type="float">
            <text:p>0.000699433677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18173989864" calcext:value-type="float">
            <text:p>0.00318173989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6039617575" calcext:value-type="float">
            <text:p>0.0136039617575</text:p>
          </table:table-cell>
          <table:table-cell office:value-type="float" office:value="378.88" calcext:value-type="float">
            <text:p>378.88</text:p>
          </table:table-cell>
          <table:table-cell office:value-type="float" office:value="2.45510683672e-07" calcext:value-type="float">
            <text:p>2.45510683672e-07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5078241648" calcext:value-type="float">
            <text:p>0.025078241648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28655885837e-06" calcext:value-type="float">
            <text:p>2.286558858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696519370306" calcext:value-type="float">
            <text:p>0.000696519370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15403272875" calcext:value-type="float">
            <text:p>0.003154032728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4312149856" calcext:value-type="float">
            <text:p>0.0134312149856</text:p>
          </table:table-cell>
          <table:table-cell office:value-type="float" office:value="456.704" calcext:value-type="float">
            <text:p>456.704</text:p>
          </table:table-cell>
          <table:table-cell office:value-type="float" office:value="1.84133012726e-07" calcext:value-type="float">
            <text:p>1.84133012726e-07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7876358735" calcext:value-type="float">
            <text:p>0.0247876358735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2.24967887674e-06" calcext:value-type="float">
            <text:p>2.249678876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69287648657" calcext:value-type="float">
            <text:p>0.000692876486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12213958354" calcext:value-type="float">
            <text:p>0.00312213958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2721578122" calcext:value-type="float">
            <text:p>0.0132721578122</text:p>
          </table:table-cell>
          <table:table-cell office:value-type="float" office:value="493.568" calcext:value-type="float">
            <text:p>493.568</text:p>
          </table:table-cell>
          <table:table-cell office:value-type="float" office:value="1.22755341891e-07" calcext:value-type="float">
            <text:p>1.22755341891e-07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4923815872" calcext:value-type="float">
            <text:p>0.0244923815872</text:p>
          </table:table-cell>
          <table:table-cell office:value-type="float" office:value="261.12" calcext:value-type="float">
            <text:p>261.12</text:p>
          </table:table-cell>
          <table:table-cell office:value-type="float" office:value="2.13903893198e-06" calcext:value-type="float">
            <text:p>2.139038931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689233602834" calcext:value-type="float">
            <text:p>0.000689233602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0960270709" calcext:value-type="float">
            <text:p>0.0030960270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1154333955" calcext:value-type="float">
            <text:p>0.0131154333955</text:p>
          </table:table-cell>
          <table:table-cell office:value-type="float" office:value="569.344" calcext:value-type="float">
            <text:p>569.344</text:p>
          </table:table-cell>
          <table:table-cell office:value-type="float" office:value="6.13776709457e-08" calcext:value-type="float">
            <text:p>6.13776709457e-08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1958360476" calcext:value-type="float">
            <text:p>0.0241958360476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91775904246e-06" calcext:value-type="float">
            <text:p>1.9177590424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681947835362" calcext:value-type="float">
            <text:p>0.000681947835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0669245759" calcext:value-type="float">
            <text:p>0.0030669245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9716005289" calcext:value-type="float">
            <text:p>0.0129716005289</text:p>
          </table:table-cell>
          <table:table-cell office:value-type="float" office:value="823.296" calcext:value-type="float">
            <text:p>823.2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9064846334" calcext:value-type="float">
            <text:p>0.0239064846334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8071190977e-06" calcext:value-type="float">
            <text:p>1.80711909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679033528373" calcext:value-type="float">
            <text:p>0.0006790335283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04121072758" calcext:value-type="float">
            <text:p>0.00304121072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8393086691" calcext:value-type="float">
            <text:p>0.0128393086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6218924099" calcext:value-type="float">
            <text:p>0.0236218924099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73335913456e-06" calcext:value-type="float">
            <text:p>1.7333591345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76847798132" calcext:value-type="float">
            <text:p>0.000676847798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301788886515" calcext:value-type="float">
            <text:p>0.00301788886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7013690826" calcext:value-type="float">
            <text:p>0.0127013690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340620552" calcext:value-type="float">
            <text:p>0.023340620552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6227191898e-06" calcext:value-type="float">
            <text:p>1.62271918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75390644637" calcext:value-type="float">
            <text:p>0.0006753906446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299775631723" calcext:value-type="float">
            <text:p>0.00299775631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5754616096" calcext:value-type="float">
            <text:p>0.0125754616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0637758482" calcext:value-type="float">
            <text:p>0.0230637758482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1.51207924504e-06" calcext:value-type="float">
            <text:p>1.512079245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67376300418" calcext:value-type="float">
            <text:p>0.000667376300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298280640542" calcext:value-type="float">
            <text:p>0.00298280640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4652081617" calcext:value-type="float">
            <text:p>0.0124652081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8115018497" calcext:value-type="float">
            <text:p>0.0228115018497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1.40143930027e-06" calcext:value-type="float">
            <text:p>1.401439300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6446199343" calcext:value-type="float">
            <text:p>0.00066446199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296566383987" calcext:value-type="float">
            <text:p>0.00296566383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3650224006" calcext:value-type="float">
            <text:p>0.01236502240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5756821073" calcext:value-type="float">
            <text:p>0.0225756821073</text:p>
          </table:table-cell>
          <table:table-cell office:value-type="float" office:value="296.96" calcext:value-type="float">
            <text:p>296.96</text:p>
          </table:table-cell>
          <table:table-cell office:value-type="float" office:value="1.32767933714e-06" calcext:value-type="float">
            <text:p>1.3276793371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63733416682" calcext:value-type="float">
            <text:p>0.000663733416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94872060648" calcext:value-type="float">
            <text:p>0.002948720606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2723874046" calcext:value-type="float">
            <text:p>0.0122723874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3433303023" calcext:value-type="float">
            <text:p>0.0223433303023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1.25391937389e-06" calcext:value-type="float">
            <text:p>1.2539193738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60090532947" calcext:value-type="float">
            <text:p>0.000660090532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9293853872" calcext:value-type="float">
            <text:p>0.0029293853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1815940586" calcext:value-type="float">
            <text:p>0.0121815940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1148522572" calcext:value-type="float">
            <text:p>0.0221148522572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1.21703939238e-06" calcext:value-type="float">
            <text:p>1.217039392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57176225958" calcext:value-type="float">
            <text:p>0.000657176225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91104682871" calcext:value-type="float">
            <text:p>0.002911046828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0904937709" calcext:value-type="float">
            <text:p>0.0120904937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8975896691" calcext:value-type="float">
            <text:p>0.0218975896691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1.06951946599e-06" calcext:value-type="float">
            <text:p>1.069519465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53533342222" calcext:value-type="float">
            <text:p>0.000653533342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89350559884" calcext:value-type="float">
            <text:p>0.00289350559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19995162599" calcext:value-type="float">
            <text:p>0.0119995162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7036434261" calcext:value-type="float">
            <text:p>0.0217036434261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9.58879521229e-07" calcext:value-type="float">
            <text:p>9.5887952122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49890458486" calcext:value-type="float">
            <text:p>0.000649890458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8725757223" calcext:value-type="float">
            <text:p>0.0028725757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9109942823" calcext:value-type="float">
            <text:p>0.0119109942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5296931624" calcext:value-type="float">
            <text:p>0.0215296931624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9.21999539716e-07" calcext:value-type="float">
            <text:p>9.2199953971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43333267761" calcext:value-type="float">
            <text:p>0.0006433332677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85722714617" calcext:value-type="float">
            <text:p>0.00285722714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822165363" calcext:value-type="float">
            <text:p>0.011822165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3693563977" calcext:value-type="float">
            <text:p>0.0213693563977</text:p>
          </table:table-cell>
          <table:table-cell office:value-type="float" office:value="337.92" calcext:value-type="float">
            <text:p>337.92</text:p>
          </table:table-cell>
          <table:table-cell office:value-type="float" office:value="7.7447961333e-07" calcext:value-type="float">
            <text:p>7.744796133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33861770048" calcext:value-type="float">
            <text:p>0.000633861770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83908791983" calcext:value-type="float">
            <text:p>0.002839087919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735607812" calcext:value-type="float">
            <text:p>0.011735607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2144428967" calcext:value-type="float">
            <text:p>0.0212144428967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7.00719650193e-07" calcext:value-type="float">
            <text:p>7.0071965019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29490309565" calcext:value-type="float">
            <text:p>0.000629490309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82334067939" calcext:value-type="float">
            <text:p>0.00282334067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6472086111" calcext:value-type="float">
            <text:p>0.0116472086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0568731033" calcext:value-type="float">
            <text:p>0.0210568731033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6.26959686945e-07" calcext:value-type="float">
            <text:p>6.2695968694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14918774621" calcext:value-type="float">
            <text:p>0.000614918774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80739410678" calcext:value-type="float">
            <text:p>0.00280739410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5590549634" calcext:value-type="float">
            <text:p>0.0115590549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9005945631" calcext:value-type="float">
            <text:p>0.0209005945631</text:p>
          </table:table-cell>
          <table:table-cell office:value-type="float" office:value="358.4" calcext:value-type="float">
            <text:p>358.4</text:p>
          </table:table-cell>
          <table:table-cell office:value-type="float" office:value="5.90079705431e-07" calcext:value-type="float">
            <text:p>5.9007970543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606904430402" calcext:value-type="float">
            <text:p>0.000606904430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78825821966" calcext:value-type="float">
            <text:p>0.00278825821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4721290825" calcext:value-type="float">
            <text:p>0.0114721290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7468247436" calcext:value-type="float">
            <text:p>0.0207468247436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4.7943976067e-07" calcext:value-type="float">
            <text:p>4.794397606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601075816425" calcext:value-type="float">
            <text:p>0.000601075816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76673034665" calcext:value-type="float">
            <text:p>0.00276673034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3819496198" calcext:value-type="float">
            <text:p>0.0113819496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6002490496" calcext:value-type="float">
            <text:p>0.0206002490496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4.42559779046e-07" calcext:value-type="float">
            <text:p>4.4255977904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595247202447" calcext:value-type="float">
            <text:p>0.000595247202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74639846658" calcext:value-type="float">
            <text:p>0.00274639846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2936731955" calcext:value-type="float">
            <text:p>0.0112936731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4512384207" calcext:value-type="float">
            <text:p>0.0204512384207</text:p>
          </table:table-cell>
          <table:table-cell office:value-type="float" office:value="428.032" calcext:value-type="float">
            <text:p>428.032</text:p>
          </table:table-cell>
          <table:table-cell office:value-type="float" office:value="4.05679797422e-07" calcext:value-type="float">
            <text:p>4.0567979742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88690011723" calcext:value-type="float">
            <text:p>0.000588690011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7087246888" calcext:value-type="float">
            <text:p>0.0027087246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2026342962" calcext:value-type="float">
            <text:p>0.0112026342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3038141888" calcext:value-type="float">
            <text:p>0.0203038141888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3.68799815909e-07" calcext:value-type="float">
            <text:p>3.6879981590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82132820998" calcext:value-type="float">
            <text:p>0.000582132820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6730442326" calcext:value-type="float">
            <text:p>0.0026730442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1160153569" calcext:value-type="float">
            <text:p>0.0111160153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1531433772" calcext:value-type="float">
            <text:p>0.0201531433772</text:p>
          </table:table-cell>
          <table:table-cell office:value-type="float" office:value="436.224" calcext:value-type="float">
            <text:p>436.224</text:p>
          </table:table-cell>
          <table:table-cell office:value-type="float" office:value="2.9503985266e-07" calcext:value-type="float">
            <text:p>2.950398526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74847053526" calcext:value-type="float">
            <text:p>0.0005748470535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63397512973" calcext:value-type="float">
            <text:p>0.002633975129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9363317033" calcext:value-type="float">
            <text:p>0.0109363317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99991890929" calcext:value-type="float">
            <text:p>0.0199991890929</text:p>
          </table:table-cell>
          <table:table-cell office:value-type="float" office:value="440.32" calcext:value-type="float">
            <text:p>440.32</text:p>
          </table:table-cell>
          <table:table-cell office:value-type="float" office:value="2.58159871147e-07" calcext:value-type="float">
            <text:p>2.5815987114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66832709307" calcext:value-type="float">
            <text:p>0.000566832709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60228131668" calcext:value-type="float">
            <text:p>0.00260228131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7570163796" calcext:value-type="float">
            <text:p>0.0107570163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8490347826" calcext:value-type="float">
            <text:p>0.0198490347826</text:p>
          </table:table-cell>
          <table:table-cell office:value-type="float" office:value="448.512" calcext:value-type="float">
            <text:p>448.512</text:p>
          </table:table-cell>
          <table:table-cell office:value-type="float" office:value="2.21279889523e-07" calcext:value-type="float">
            <text:p>2.2127988952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58818365088" calcext:value-type="float">
            <text:p>0.000558818365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56759752126" calcext:value-type="float">
            <text:p>0.00256759752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5781307743" calcext:value-type="float">
            <text:p>0.0105781307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6954863209" calcext:value-type="float">
            <text:p>0.0196954863209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1.84399907899e-07" calcext:value-type="float">
            <text:p>1.843999078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51532597617" calcext:value-type="float">
            <text:p>0.000551532597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53331239017" calcext:value-type="float">
            <text:p>0.002533312390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3984471207" calcext:value-type="float">
            <text:p>0.0103984471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5384330287" calcext:value-type="float">
            <text:p>0.0195384330287</text:p>
          </table:table-cell>
          <table:table-cell office:value-type="float" office:value="536.576" calcext:value-type="float">
            <text:p>536.576</text:p>
          </table:table-cell>
          <table:table-cell office:value-type="float" office:value="1.47519926386e-07" calcext:value-type="float">
            <text:p>1.4751992638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43518253397" calcext:value-type="float">
            <text:p>0.000543518253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50161857712" calcext:value-type="float">
            <text:p>0.00250161857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2274192222" calcext:value-type="float">
            <text:p>0.0102274192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3868030004" calcext:value-type="float">
            <text:p>0.0193868030004</text:p>
          </table:table-cell>
          <table:table-cell office:value-type="float" office:value="585.728" calcext:value-type="float">
            <text:p>585.728</text:p>
          </table:table-cell>
          <table:table-cell office:value-type="float" office:value="1.10639944761e-07" calcext:value-type="float">
            <text:p>1.1063994476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38418216167" calcext:value-type="float">
            <text:p>0.0005384182161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46753277818" calcext:value-type="float">
            <text:p>0.00246753277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0537516253" calcext:value-type="float">
            <text:p>0.0100537516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0791895755" calcext:value-type="float">
            <text:p>0.0190791895755</text:p>
          </table:table-cell>
          <table:table-cell office:value-type="float" office:value="626.688" calcext:value-type="float">
            <text:p>626.688</text:p>
          </table:table-cell>
          <table:table-cell office:value-type="float" office:value="7.37599631373e-08" calcext:value-type="float">
            <text:p>7.37599631373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30403871948" calcext:value-type="float">
            <text:p>0.000530403871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43464297219" calcext:value-type="float">
            <text:p>0.00243464297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89033588013" calcext:value-type="float">
            <text:p>0.00989033588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7683664639" calcext:value-type="float">
            <text:p>0.0187683664639</text:p>
          </table:table-cell>
          <table:table-cell office:value-type="float" office:value="675.84" calcext:value-type="float">
            <text:p>675.84</text:p>
          </table:table-cell>
          <table:table-cell office:value-type="float" office:value="3.68799816242e-08" calcext:value-type="float">
            <text:p>3.6879981624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20932374235" calcext:value-type="float">
            <text:p>0.000520932374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40434448424" calcext:value-type="float">
            <text:p>0.00240434448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72305266996" calcext:value-type="float">
            <text:p>0.00972305266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4594986787" calcext:value-type="float">
            <text:p>0.0184594986787</text:p>
          </table:table-cell>
          <table:table-cell office:value-type="float" office:value="888.832" calcext:value-type="float">
            <text:p>888.83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506360839291" calcext:value-type="float">
            <text:p>0.000506360839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37245133903" calcext:value-type="float">
            <text:p>0.00237245133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56792434993" calcext:value-type="float">
            <text:p>0.00956792434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1696307632" calcext:value-type="float">
            <text:p>0.0181696307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497617918325" calcext:value-type="float">
            <text:p>0.000497617918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33956153304" calcext:value-type="float">
            <text:p>0.00233956153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40751663317" calcext:value-type="float">
            <text:p>0.00940751663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8683260329" calcext:value-type="float">
            <text:p>0.0178683260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83774960129" calcext:value-type="float">
            <text:p>0.000483774960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30527640194" calcext:value-type="float">
            <text:p>0.00230527640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24238201469" calcext:value-type="float">
            <text:p>0.00924238201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5773144359" calcext:value-type="float">
            <text:p>0.0175773144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72846308921" calcext:value-type="float">
            <text:p>0.000472846308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27657257126" calcext:value-type="float">
            <text:p>0.00227657257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08940228635" calcext:value-type="float">
            <text:p>0.00908940228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2948988965" calcext:value-type="float">
            <text:p>0.01729489889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64831964702" calcext:value-type="float">
            <text:p>0.000464831964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4467942605" calcext:value-type="float">
            <text:p>0.00224467942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92660042456" calcext:value-type="float">
            <text:p>0.00892660042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70168367253" calcext:value-type="float">
            <text:p>0.0170168367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55360466989" calcext:value-type="float">
            <text:p>0.000455360466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21139095574" calcext:value-type="float">
            <text:p>0.00221139095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76527188279" calcext:value-type="float">
            <text:p>0.00876527188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7334250763" calcext:value-type="float">
            <text:p>0.0167334250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43703239034" calcext:value-type="float">
            <text:p>0.000443703239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1759098317" calcext:value-type="float">
            <text:p>0.0021759098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60959106775" calcext:value-type="float">
            <text:p>0.00860959106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4627414953" calcext:value-type="float">
            <text:p>0.0164627414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35688894815" calcext:value-type="float">
            <text:p>0.000435688894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13464807509" calcext:value-type="float">
            <text:p>0.002134648075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44881502099" calcext:value-type="float">
            <text:p>0.00844881502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1825395329" calcext:value-type="float">
            <text:p>0.0161825395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28403127343" calcext:value-type="float">
            <text:p>0.000428403127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09318698632" calcext:value-type="float">
            <text:p>0.00209318698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28011987914" calcext:value-type="float">
            <text:p>0.00828011987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9032230014" calcext:value-type="float">
            <text:p>0.0159032230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2403166686" calcext:value-type="float">
            <text:p>0.00042403166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05491521207" calcext:value-type="float">
            <text:p>0.00205491521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11087224228" calcext:value-type="float">
            <text:p>0.008110872242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6190734933" calcext:value-type="float">
            <text:p>0.0156190734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16017322641" calcext:value-type="float">
            <text:p>0.000416017322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201744076646" calcext:value-type="float">
            <text:p>0.002017440766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94033545041" calcext:value-type="float">
            <text:p>0.00794033545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328283254" calcext:value-type="float">
            <text:p>0.015328283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415288745894" calcext:value-type="float">
            <text:p>0.000415288745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7996632084" calcext:value-type="float">
            <text:p>0.00197996632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76820256186" calcext:value-type="float">
            <text:p>0.00776820256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50321066439" calcext:value-type="float">
            <text:p>0.0150321066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407274401675" calcext:value-type="float">
            <text:p>0.000407274401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4269120738" calcext:value-type="float">
            <text:p>0.00194269120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60073518669" calcext:value-type="float">
            <text:p>0.00760073518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7389552558" calcext:value-type="float">
            <text:p>0.0147389552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92702866731" calcext:value-type="float">
            <text:p>0.000392702866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90282477587" calcext:value-type="float">
            <text:p>0.001902824775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43609167488" calcext:value-type="float">
            <text:p>0.007436091674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4377243114" calcext:value-type="float">
            <text:p>0.01443772431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81045638776" calcext:value-type="float">
            <text:p>0.000381045638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87093163066" calcext:value-type="float">
            <text:p>0.00187093163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27746421981" calcext:value-type="float">
            <text:p>0.00727746421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131254568" calcext:value-type="float">
            <text:p>0.014131254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65016950338" calcext:value-type="float">
            <text:p>0.0003650169503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3863982114" calcext:value-type="float">
            <text:p>0.001838639821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11797732806" calcext:value-type="float">
            <text:p>0.00711797732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8330119527" calcext:value-type="float">
            <text:p>0.01383301195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45345378164" calcext:value-type="float">
            <text:p>0.000345345378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80295936494" calcext:value-type="float">
            <text:p>0.00180295936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96033208633" calcext:value-type="float">
            <text:p>0.00696033208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5397867787" calcext:value-type="float">
            <text:p>0.0135397867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37331033945" calcext:value-type="float">
            <text:p>0.000337331033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6827556953" calcext:value-type="float">
            <text:p>0.00176827556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8050196013" calcext:value-type="float">
            <text:p>0.0068050196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2487382887" calcext:value-type="float">
            <text:p>0.0132487382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21302345507" calcext:value-type="float">
            <text:p>0.000321302345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3438910275" calcext:value-type="float">
            <text:p>0.00173438910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6472515829" calcext:value-type="float">
            <text:p>0.0066472515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9656586762" calcext:value-type="float">
            <text:p>0.0129656586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304545080322" calcext:value-type="float">
            <text:p>0.000304545080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9631666066" calcext:value-type="float">
            <text:p>0.00169631666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49316686454" calcext:value-type="float">
            <text:p>0.00649316686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6849402126" calcext:value-type="float">
            <text:p>0.0126849402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293616429114" calcext:value-type="float">
            <text:p>0.0002936164291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5864288289" calcext:value-type="float">
            <text:p>0.00165864288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34080101954" calcext:value-type="float">
            <text:p>0.00634080101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4087226889" calcext:value-type="float">
            <text:p>0.0124087226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83416354654" calcext:value-type="float">
            <text:p>0.000283416354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62236443021" calcext:value-type="float">
            <text:p>0.00162236443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18505881616" calcext:value-type="float">
            <text:p>0.00618505881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1322100217" calcext:value-type="float">
            <text:p>0.0121322100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68116242963" calcext:value-type="float">
            <text:p>0.0002681162429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7930868418" calcext:value-type="float">
            <text:p>0.00157930868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602692246776" calcext:value-type="float">
            <text:p>0.00602692246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8604565451" calcext:value-type="float">
            <text:p>0.0118604565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59373321997" calcext:value-type="float">
            <text:p>0.000259373321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53665160247" calcext:value-type="float">
            <text:p>0.001536651602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86154229595" calcext:value-type="float">
            <text:p>0.00586154229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5858623113" calcext:value-type="float">
            <text:p>0.0115858623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48444670789" calcext:value-type="float">
            <text:p>0.000248444670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8522390583" calcext:value-type="float">
            <text:p>0.00148522390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69198771742" calcext:value-type="float">
            <text:p>0.00569198771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3136661193" calcext:value-type="float">
            <text:p>0.0113136661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39701749823" calcext:value-type="float">
            <text:p>0.000239701749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3997550606" calcext:value-type="float">
            <text:p>0.00143997550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51770623718" calcext:value-type="float">
            <text:p>0.00551770623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10342389089" calcext:value-type="float">
            <text:p>0.0110342389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30230252109" calcext:value-type="float">
            <text:p>0.000230230252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9891308161" calcext:value-type="float">
            <text:p>0.00139891308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34121477691" calcext:value-type="float">
            <text:p>0.00534121477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7501262938" calcext:value-type="float">
            <text:p>0.0107501262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21487331143" calcext:value-type="float">
            <text:p>0.000221487331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5645533206" calcext:value-type="float">
            <text:p>0.00135645533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1704324317" calcext:value-type="float">
            <text:p>0.0051704324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4547244357" calcext:value-type="float">
            <text:p>0.0104547244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1201583343" calcext:value-type="float">
            <text:p>0.00021201583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31339958603" calcext:value-type="float">
            <text:p>0.00131339958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499903620316" calcext:value-type="float">
            <text:p>0.00499903620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1460042223" calcext:value-type="float">
            <text:p>0.0101460042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201815758969" calcext:value-type="float">
            <text:p>0.000201815758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7612447257" calcext:value-type="float">
            <text:p>0.00127612447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82868357629" calcext:value-type="float">
            <text:p>0.00482868357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83064327767" calcext:value-type="float">
            <text:p>0.00983064327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79229879807" calcext:value-type="float">
            <text:p>0.000179229879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23227139791" calcext:value-type="float">
            <text:p>0.00123227139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66379451115" calcext:value-type="float">
            <text:p>0.00466379451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52070559687" calcext:value-type="float">
            <text:p>0.009520705596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6028688438" calcext:value-type="float">
            <text:p>0.000160286884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8821899109" calcext:value-type="float">
            <text:p>0.00118821899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50436900773" calcext:value-type="float">
            <text:p>0.00450436900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20324175408" calcext:value-type="float">
            <text:p>0.00920324175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42801042448" calcext:value-type="float">
            <text:p>0.000142801042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4516324506" calcext:value-type="float">
            <text:p>0.001145163245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34715348434" calcext:value-type="float">
            <text:p>0.00434715348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89518561379" calcext:value-type="float">
            <text:p>0.00889518561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26043777262" calcext:value-type="float">
            <text:p>0.000126043777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10410082061" calcext:value-type="float">
            <text:p>0.00110410082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19466486267" calcext:value-type="float">
            <text:p>0.00419466486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59104012629" calcext:value-type="float">
            <text:p>0.00859104012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0.000104186474847" calcext:value-type="float">
            <text:p>0.000104186474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6383572479" calcext:value-type="float">
            <text:p>0.00106383572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403757211595" calcext:value-type="float">
            <text:p>0.00403757211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29855281128" calcext:value-type="float">
            <text:p>0.00829855281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8.67006329146e-05" calcext:value-type="float">
            <text:p>8.6700632914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102137797523" calcext:value-type="float">
            <text:p>0.00102137797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8931928932" calcext:value-type="float">
            <text:p>0.00388931928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801270622745" calcext:value-type="float">
            <text:p>0.00801270622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7.35862514654e-05" calcext:value-type="float">
            <text:p>7.3586251465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80514882936" calcext:value-type="float">
            <text:p>0.000980514882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74168034603" calcext:value-type="float">
            <text:p>0.00374168034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72608489164" calcext:value-type="float">
            <text:p>0.00772608489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5.82861397745e-05" calcext:value-type="float">
            <text:p>5.8286139774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31080507866" calcext:value-type="float">
            <text:p>0.000931080507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8735007434" calcext:value-type="float">
            <text:p>0.00358735007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44466546192" calcext:value-type="float">
            <text:p>0.00744466546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4.73574885668e-05" calcext:value-type="float">
            <text:p>4.7357488566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78656150434" calcext:value-type="float">
            <text:p>0.000878656150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43381785099" calcext:value-type="float">
            <text:p>0.00343381785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7195276861" calcext:value-type="float">
            <text:p>0.007171952768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3.57002606119e-05" calcext:value-type="float">
            <text:p>3.5700260611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824836467898" calcext:value-type="float">
            <text:p>0.0008248364678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7598844426" calcext:value-type="float">
            <text:p>0.00327598844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90960699452" calcext:value-type="float">
            <text:p>0.00690960699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47716094042e-05" calcext:value-type="float">
            <text:p>2.4771609404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59455520225" calcext:value-type="float">
            <text:p>0.000759455520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10919634076" calcext:value-type="float">
            <text:p>0.00310919634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64829422305" calcext:value-type="float">
            <text:p>0.00664829422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53001116908e-05" calcext:value-type="float">
            <text:p>1.5300111690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701051198066" calcext:value-type="float">
            <text:p>0.000701051198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94031703391" calcext:value-type="float">
            <text:p>0.00294031703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8989599471" calcext:value-type="float">
            <text:p>0.006389895994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1.23858047021e-05" calcext:value-type="float">
            <text:p>1.2385804702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43842868852" calcext:value-type="float">
            <text:p>0.000643842868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6241364196" calcext:value-type="float">
            <text:p>0.00276241364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13467056015" calcext:value-type="float">
            <text:p>0.006134670560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7.28576747178e-06" calcext:value-type="float">
            <text:p>7.285767471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91219179262" calcext:value-type="float">
            <text:p>0.000591219179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808883383" calcext:value-type="float">
            <text:p>0.00258088833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6693841522" calcext:value-type="float">
            <text:p>0.005866938415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3.64288373589e-06" calcext:value-type="float">
            <text:p>3.6428837358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36203503781" calcext:value-type="float">
            <text:p>0.000536203503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40304633469" calcext:value-type="float">
            <text:p>0.00240304633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9086846339" calcext:value-type="float">
            <text:p>0.00559086846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1.45715349431e-06" calcext:value-type="float">
            <text:p>1.457153494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84377142821" calcext:value-type="float">
            <text:p>0.000484377142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22170519603" calcext:value-type="float">
            <text:p>0.00222170519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31564704942" calcext:value-type="float">
            <text:p>0.005315647049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6.304" calcext:value-type="float">
            <text:p>2146.304</text:p>
          </table:table-cell>
          <table:table-cell office:value-type="float" office:value="7.28576747155e-07" calcext:value-type="float">
            <text:p>7.2857674715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33547442648" calcext:value-type="float">
            <text:p>0.0004335474426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204067099905" calcext:value-type="float">
            <text:p>0.00204067099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50323460792" calcext:value-type="float">
            <text:p>0.0050323460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11.84" calcext:value-type="float">
            <text:p>2211.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84511731893" calcext:value-type="float">
            <text:p>0.000384511731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6104873374" calcext:value-type="float">
            <text:p>0.00186104873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74067040911" calcext:value-type="float">
            <text:p>0.00474067040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34878024666" calcext:value-type="float">
            <text:p>0.000334878024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8087397343" calcext:value-type="float">
            <text:p>0.00168087397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44065693212" calcext:value-type="float">
            <text:p>0.00444065693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85044985281" calcext:value-type="float">
            <text:p>0.000285044985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50198836814" calcext:value-type="float">
            <text:p>0.00150198836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13806094856" calcext:value-type="float">
            <text:p>0.00413806094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43384564356" calcext:value-type="float">
            <text:p>0.000243384564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32660189788" calcext:value-type="float">
            <text:p>0.00132660189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84324937764" calcext:value-type="float">
            <text:p>0.00384324937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202122807745" calcext:value-type="float">
            <text:p>0.000202122807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16159005607" calcext:value-type="float">
            <text:p>0.00116159005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54032135752" calcext:value-type="float">
            <text:p>0.00354032135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66243019388" calcext:value-type="float">
            <text:p>0.000166243019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95657389252" calcext:value-type="float">
            <text:p>0.000995657389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24082438184" calcext:value-type="float">
            <text:p>0.00324082438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35346534969" calcext:value-type="float">
            <text:p>0.000135346534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836845769177" calcext:value-type="float">
            <text:p>0.000836845769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93660510844" calcext:value-type="float">
            <text:p>0.002936605108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8.41181704816e-05" calcext:value-type="float">
            <text:p>8.4118170481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91232640914" calcext:value-type="float">
            <text:p>0.000691232640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64005956883" calcext:value-type="float">
            <text:p>0.00264005956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4.64443927066e-05" calcext:value-type="float">
            <text:p>4.6444392706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58572451126" calcext:value-type="float">
            <text:p>0.000558572451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35266348106" calcext:value-type="float">
            <text:p>0.00235266348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2.21258694869e-05" calcext:value-type="float">
            <text:p>2.2125869486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44081612107" calcext:value-type="float">
            <text:p>0.000344081612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206331206688" calcext:value-type="float">
            <text:p>0.00206331206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9.36861140433e-06" calcext:value-type="float">
            <text:p>9.3686114043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95644620479" calcext:value-type="float">
            <text:p>0.000195644620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78067516978" calcext:value-type="float">
            <text:p>0.00178067516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98664315082e-06" calcext:value-type="float">
            <text:p>3.9866431508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9.3126102688e-05" calcext:value-type="float">
            <text:p>9.312610268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50777801172" calcext:value-type="float">
            <text:p>0.00150777801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2.19265373291e-06" calcext:value-type="float">
            <text:p>2.1926537329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3.83677087541e-05" calcext:value-type="float">
            <text:p>3.8367708754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25373315159" calcext:value-type="float">
            <text:p>0.00125373315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3.98664315115e-07" calcext:value-type="float">
            <text:p>3.9866431511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68204035178e-05" calcext:value-type="float">
            <text:p>1.6820403517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102414831793" calcext:value-type="float">
            <text:p>0.00102414831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99332157558e-07" calcext:value-type="float">
            <text:p>1.993321575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7.05965841075e-06" calcext:value-type="float">
            <text:p>7.0596584107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649980009555" calcext:value-type="float">
            <text:p>0.000649980009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2.57831002826e-06" calcext:value-type="float">
            <text:p>2.5783100282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831701884" calcext:value-type="float">
            <text:p>0.0003831701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6.1388334005e-07" calcext:value-type="float">
            <text:p>6.138833400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92581203875" calcext:value-type="float">
            <text:p>0.0001925812038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4.29718338024e-07" calcext:value-type="float">
            <text:p>4.2971833802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8.28984607486e-05" calcext:value-type="float">
            <text:p>8.2898460748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3.68330004052e-07" calcext:value-type="float">
            <text:p>3.6833000405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63395566699e-05" calcext:value-type="float">
            <text:p>3.6339556669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2.45553335998e-07" calcext:value-type="float">
            <text:p>2.4555333599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60853266072e-05" calcext:value-type="float">
            <text:p>1.6085326607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1.84165002026e-07" calcext:value-type="float">
            <text:p>1.8416500202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6.6776241191e-06" calcext:value-type="float">
            <text:p>6.677624119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6.13883339717e-08" calcext:value-type="float">
            <text:p>6.13883339717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2.80386427098e-06" calcext:value-type="float">
            <text:p>2.803864270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8.096" calcext:value-type="float">
            <text:p>3588.0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99221935049e-06" calcext:value-type="float">
            <text:p>1.992219350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51261098824e-06" calcext:value-type="float">
            <text:p>1.512610988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36503918458e-06" calcext:value-type="float">
            <text:p>1.365039184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25436033171e-06" calcext:value-type="float">
            <text:p>1.254360331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1.14368147897e-06" calcext:value-type="float">
            <text:p>1.1436814789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1.10678852805e-06" calcext:value-type="float">
            <text:p>1.1067885280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9.96109675189e-07" calcext:value-type="float">
            <text:p>9.9610967518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9.59216724272e-07" calcext:value-type="float">
            <text:p>9.5921672427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70.592" calcext:value-type="float">
            <text:p>2670.592</text:p>
          </table:table-cell>
          <table:table-cell office:value-type="float" office:value="9.22323773356e-07" calcext:value-type="float">
            <text:p>9.2232377335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8.85430822439e-07" calcext:value-type="float">
            <text:p>8.8543082243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8.48537871523e-07" calcext:value-type="float">
            <text:p>8.4853787152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7.74751969579e-07" calcext:value-type="float">
            <text:p>7.7475196957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7.00966067746e-07" calcext:value-type="float">
            <text:p>7.0096606774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6.64073116829e-07" calcext:value-type="float">
            <text:p>6.6407311682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6.27180165913e-07" calcext:value-type="float">
            <text:p>6.2718016591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5.53394263969e-07" calcext:value-type="float">
            <text:p>5.5339426396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5.16501313053e-07" calcext:value-type="float">
            <text:p>5.1650131305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4.79608362136e-07" calcext:value-type="float">
            <text:p>4.7960836213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4.4271541122e-07" calcext:value-type="float">
            <text:p>4.427154112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4.05822460303e-07" calcext:value-type="float">
            <text:p>4.0582246030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3.32036558359e-07" calcext:value-type="float">
            <text:p>3.3203655835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2.2135770561e-07" calcext:value-type="float">
            <text:p>2.213577056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1.10678852749e-07" calcext:value-type="float">
            <text:p>1.106788527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7.37859018329e-08" calcext:value-type="float">
            <text:p>7.37859018329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3.68929509165e-08" calcext:value-type="float">
            <text:p>3.68929509165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